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0.00632 <text:s/>18.00 <text:s text:c="2"/>2.310 <text:s/>0 <text:s/>0.5380 <text:s/>6.5750 <text:s/>65.20 <text:s/>4.0900 <text:s text:c="2"/>1 <text:s/>296.0 <text:s/>15.30 396.90 <text:s text:c="2"/>4.98 <text:s/>24.00</text:p>
      <text:p text:style-name="Preformatted_20_Text"><text:s/>0.02731 <text:s text:c="2"/>0.00 <text:s text:c="2"/>7.070 <text:s/>0 <text:s/>0.4690 <text:s/>6.4210 <text:s/>78.90 <text:s/>4.9671 <text:s text:c="2"/>2 <text:s/>242.0 <text:s/>17.80 396.90 <text:s text:c="2"/>9.14 <text:s/>21.60</text:p>
      <text:p text:style-name="Preformatted_20_Text"><text:s/>0.02729 <text:s text:c="2"/>0.00 <text:s text:c="2"/>7.070 <text:s/>0 <text:s/>0.4690 <text:s/>7.1850 <text:s/>61.10 <text:s/>4.9671 <text:s text:c="2"/>2 <text:s/>242.0 <text:s/>17.80 392.83 <text:s text:c="2"/>4.03 <text:s/>34.70</text:p>
      <text:p text:style-name="Preformatted_20_Text"><text:s/>0.03237 <text:s text:c="2"/>0.00 <text:s text:c="2"/>2.180 <text:s/>0 <text:s/>0.4580 <text:s/>6.9980 <text:s/>45.80 <text:s/>6.0622 <text:s text:c="2"/>3 <text:s/>222.0 <text:s/>18.70 394.63 <text:s text:c="2"/>2.94 <text:s/>33.40</text:p>
      <text:p text:style-name="Preformatted_20_Text"><text:s/>0.06905 <text:s text:c="2"/>0.00 <text:s text:c="2"/>2.180 <text:s/>0 <text:s/>0.4580 <text:s/>7.1470 <text:s/>54.20 <text:s/>6.0622 <text:s text:c="2"/>3 <text:s/>222.0 <text:s/>18.70 396.90 <text:s text:c="2"/>5.33 <text:s/>36.20</text:p>
      <text:p text:style-name="Preformatted_20_Text"><text:s/>0.02985 <text:s text:c="2"/>0.00 <text:s text:c="2"/>2.180 <text:s/>0 <text:s/>0.4580 <text:s/>6.4300 <text:s/>58.70 <text:s/>6.0622 <text:s text:c="2"/>3 <text:s/>222.0 <text:s/>18.70 394.12 <text:s text:c="2"/>5.21 <text:s/>28.70</text:p>
      <text:p text:style-name="Preformatted_20_Text"><text:s/>0.08829 <text:s/>12.50 <text:s text:c="2"/>7.870 <text:s/>0 <text:s/>0.5240 <text:s/>6.0120 <text:s/>66.60 <text:s/>5.5605 <text:s text:c="2"/>5 <text:s/>311.0 <text:s/>15.20 395.60 <text:s/>12.43 <text:s/>22.90</text:p>
      <text:p text:style-name="Preformatted_20_Text"><text:s/>0.14455 <text:s/>12.50 <text:s text:c="2"/>7.870 <text:s/>0 <text:s/>0.5240 <text:s/>6.1720 <text:s/>96.10 <text:s/>5.9505 <text:s text:c="2"/>5 <text:s/>311.0 <text:s/>15.20 396.90 <text:s/>19.15 <text:s/>27.10</text:p>
      <text:p text:style-name="Preformatted_20_Text"><text:s/>0.21124 <text:s/>12.50 <text:s text:c="2"/>7.870 <text:s/>0 <text:s/>0.5240 <text:s/>5.6310 100.00 <text:s/>6.0821 <text:s text:c="2"/>5 <text:s/>311.0 <text:s/>15.20 386.63 <text:s/>29.93 <text:s/>16.50</text:p>
      <text:p text:style-name="Preformatted_20_Text"><text:s/>0.17004 <text:s/>12.50 <text:s text:c="2"/>7.870 <text:s/>0 <text:s/>0.5240 <text:s/>6.0040 <text:s/>85.90 <text:s/>6.5921 <text:s text:c="2"/>5 <text:s/>311.0 <text:s/>15.20 386.71 <text:s/>17.10 <text:s/>18.90</text:p>
      <text:p text:style-name="Preformatted_20_Text"><text:s/>0.22489 <text:s/>12.50 <text:s text:c="2"/>7.870 <text:s/>0 <text:s/>0.5240 <text:s/>6.3770 <text:s/>94.30 <text:s/>6.3467 <text:s text:c="2"/>5 <text:s/>311.0 <text:s/>15.20 392.52 <text:s/>20.45 <text:s/>15.00</text:p>
      <text:p text:style-name="Preformatted_20_Text"><text:s/>0.11747 <text:s/>12.50 <text:s text:c="2"/>7.870 <text:s/>0 <text:s/>0.5240 <text:s/>6.0090 <text:s/>82.90 <text:s/>6.2267 <text:s text:c="2"/>5 <text:s/>311.0 <text:s/>15.20 396.90 <text:s/>13.27 <text:s/>18.90</text:p>
      <text:p text:style-name="Preformatted_20_Text"><text:s/>0.09378 <text:s/>12.50 <text:s text:c="2"/>7.870 <text:s/>0 <text:s/>0.5240 <text:s/>5.8890 <text:s/>39.00 <text:s/>5.4509 <text:s text:c="2"/>5 <text:s/>311.0 <text:s/>15.20 390.50 <text:s/>15.71 <text:s/>21.70</text:p>
      <text:p text:style-name="Preformatted_20_Text"><text:s/>0.62976 <text:s text:c="2"/>0.00 <text:s text:c="2"/>8.140 <text:s/>0 <text:s/>0.5380 <text:s/>5.9490 <text:s/>61.80 <text:s/>4.7075 <text:s text:c="2"/>4 <text:s/>307.0 <text:s/>21.00 396.90 <text:s text:c="2"/>8.26 <text:s/>20.40</text:p>
      <text:p text:style-name="Preformatted_20_Text"><text:s/>0.63796 <text:s text:c="2"/>0.00 <text:s text:c="2"/>8.140 <text:s/>0 <text:s/>0.5380 <text:s/>6.0960 <text:s/>84.50 <text:s/>4.4619 <text:s text:c="2"/>4 <text:s/>307.0 <text:s/>21.00 380.02 <text:s/>10.26 <text:s/>18.20</text:p>
      <text:p text:style-name="Preformatted_20_Text"><text:s/>0.62739 <text:s text:c="2"/>0.00 <text:s text:c="2"/>8.140 <text:s/>0 <text:s/>0.5380 <text:s/>5.8340 <text:s/>56.50 <text:s/>4.4986 <text:s text:c="2"/>4 <text:s/>307.0 <text:s/>21.00 395.62 <text:s text:c="2"/>8.47 <text:s/>19.90</text:p>
      <text:p text:style-name="Preformatted_20_Text"><text:s/>1.05393 <text:s text:c="2"/>0.00 <text:s text:c="2"/>8.140 <text:s/>0 <text:s/>0.5380 <text:s/>5.9350 <text:s/>29.30 <text:s/>4.4986 <text:s text:c="2"/>4 <text:s/>307.0 <text:s/>21.00 386.85 <text:s text:c="2"/>6.58 <text:s/>23.10</text:p>
      <text:p text:style-name="Preformatted_20_Text"><text:s/>0.78420 <text:s text:c="2"/>0.00 <text:s text:c="2"/>8.140 <text:s/>0 <text:s/>0.5380 <text:s/>5.9900 <text:s/>81.70 <text:s/>4.2579 <text:s text:c="2"/>4 <text:s/>307.0 <text:s/>21.00 386.75 <text:s/>14.67 <text:s/>17.50</text:p>
      <text:p text:style-name="Preformatted_20_Text"><text:s/>0.80271 <text:s text:c="2"/>0.00 <text:s text:c="2"/>8.140 <text:s/>0 <text:s/>0.5380 <text:s/>5.4560 <text:s/>36.60 <text:s/>3.7965 <text:s text:c="2"/>4 <text:s/>307.0 <text:s/>21.00 288.99 <text:s/>11.69 <text:s/>20.20</text:p>
      <text:p text:style-name="Preformatted_20_Text"><text:s/>0.72580 <text:s text:c="2"/>0.00 <text:s text:c="2"/>8.140 <text:s/>0 <text:s/>0.5380 <text:s/>5.7270 <text:s/>69.50 <text:s/>3.7965 <text:s text:c="2"/>4 <text:s/>307.0 <text:s/>21.00 390.95 <text:s/>11.28 <text:s/>18.20</text:p>
      <text:p text:style-name="Preformatted_20_Text"><text:s/>1.25179 <text:s text:c="2"/>0.00 <text:s text:c="2"/>8.140 <text:s/>0 <text:s/>0.5380 <text:s/>5.5700 <text:s/>98.10 <text:s/>3.7979 <text:s text:c="2"/>4 <text:s/>307.0 <text:s/>21.00 376.57 <text:s/>21.02 <text:s/>13.60</text:p>
      <text:p text:style-name="Preformatted_20_Text"><text:s/>0.85204 <text:s text:c="2"/>0.00 <text:s text:c="2"/>8.140 <text:s/>0 <text:s/>0.5380 <text:s/>5.9650 <text:s/>89.20 <text:s/>4.0123 <text:s text:c="2"/>4 <text:s/>307.0 <text:s/>21.00 392.53 <text:s/>13.83 <text:s/>19.60</text:p>
      <text:p text:style-name="Preformatted_20_Text"><text:s/>1.23247 <text:s text:c="2"/>0.00 <text:s text:c="2"/>8.140 <text:s/>0 <text:s/>0.5380 <text:s/>6.1420 <text:s/>91.70 <text:s/>3.9769 <text:s text:c="2"/>4 <text:s/>307.0 <text:s/>21.00 396.90 <text:s/>18.72 <text:s/>15.20</text:p>
      <text:p text:style-name="Preformatted_20_Text"><text:s/>0.98843 <text:s text:c="2"/>0.00 <text:s text:c="2"/>8.140 <text:s/>0 <text:s/>0.5380 <text:s/>5.8130 100.00 <text:s/>4.0952 <text:s text:c="2"/>4 <text:s/>307.0 <text:s/>21.00 394.54 <text:s/>19.88 <text:s/>14.50</text:p>
      <text:p text:style-name="Preformatted_20_Text"><text:s/>0.75026 <text:s text:c="2"/>0.00 <text:s text:c="2"/>8.140 <text:s/>0 <text:s/>0.5380 <text:s/>5.9240 <text:s/>94.10 <text:s/>4.3996 <text:s text:c="2"/>4 <text:s/>307.0 <text:s/>21.00 394.33 <text:s/>16.30 <text:s/>15.60</text:p>
      <text:p text:style-name="Preformatted_20_Text"><text:s/>0.84054 <text:s text:c="2"/>0.00 <text:s text:c="2"/>8.140 <text:s/>0 <text:s/>0.5380 <text:s/>5.5990 <text:s/>85.70 <text:s/>4.4546 <text:s text:c="2"/>4 <text:s/>307.0 <text:s/>21.00 303.42 <text:s/>16.51 <text:s/>13.90</text:p>
      <text:p text:style-name="Preformatted_20_Text"><text:s/>0.67191 <text:s text:c="2"/>0.00 <text:s text:c="2"/>8.140 <text:s/>0 <text:s/>0.5380 <text:s/>5.8130 <text:s/>90.30 <text:s/>4.6820 <text:s text:c="2"/>4 <text:s/>307.0 <text:s/>21.00 376.88 <text:s/>14.81 <text:s/>16.60</text:p>
      <text:p text:style-name="Preformatted_20_Text"><text:s/>0.95577 <text:s text:c="2"/>0.00 <text:s text:c="2"/>8.140 <text:s/>0 <text:s/>0.5380 <text:s/>6.0470 <text:s/>88.80 <text:s/>4.4534 <text:s text:c="2"/>4 <text:s/>307.0 <text:s/>21.00 306.38 <text:s/>17.28 <text:s/>14.80</text:p>
      <text:p text:style-name="Preformatted_20_Text"><text:s/>0.77299 <text:s text:c="2"/>0.00 <text:s text:c="2"/>8.140 <text:s/>0 <text:s/>0.5380 <text:s/>6.4950 <text:s/>94.40 <text:s/>4.4547 <text:s text:c="2"/>4 <text:s/>307.0 <text:s/>21.00 387.94 <text:s/>12.80 <text:s/>18.40</text:p>
      <text:p text:style-name="Preformatted_20_Text"><text:s/>1.00245 <text:s text:c="2"/>0.00 <text:s text:c="2"/>8.140 <text:s/>0 <text:s/>0.5380 <text:s/>6.6740 <text:s/>87.30 <text:s/>4.2390 <text:s text:c="2"/>4 <text:s/>307.0 <text:s/>21.00 380.23 <text:s/>11.98 <text:s/>21.00</text:p>
      <text:p text:style-name="Preformatted_20_Text"><text:s/>1.13081 <text:s text:c="2"/>0.00 <text:s text:c="2"/>8.140 <text:s/>0 <text:s/>0.5380 <text:s/>5.7130 <text:s/>94.10 <text:s/>4.2330 <text:s text:c="2"/>4 <text:s/>307.0 <text:s/>21.00 360.17 <text:s/>22.60 <text:s/>12.70</text:p>
      <text:p text:style-name="Preformatted_20_Text"><text:s/>1.35472 <text:s text:c="2"/>0.00 <text:s text:c="2"/>8.140 <text:s/>0 <text:s/>0.5380 <text:s/>6.0720 100.00 <text:s/>4.1750 <text:s text:c="2"/>4 <text:s/>307.0 <text:s/>21.00 376.73 <text:s/>13.04 <text:s/>14.50</text:p>
      <text:p text:style-name="Preformatted_20_Text"><text:soft-page-break/><text:s/>1.38799 <text:s text:c="2"/>0.00 <text:s text:c="2"/>8.140 <text:s/>0 <text:s/>0.5380 <text:s/>5.9500 <text:s/>82.00 <text:s/>3.9900 <text:s text:c="2"/>4 <text:s/>307.0 <text:s/>21.00 232.60 <text:s/>27.71 <text:s/>13.20</text:p>
      <text:p text:style-name="Preformatted_20_Text"><text:s/>1.15172 <text:s text:c="2"/>0.00 <text:s text:c="2"/>8.140 <text:s/>0 <text:s/>0.5380 <text:s/>5.7010 <text:s/>95.00 <text:s/>3.7872 <text:s text:c="2"/>4 <text:s/>307.0 <text:s/>21.00 358.77 <text:s/>18.35 <text:s/>13.10</text:p>
      <text:p text:style-name="Preformatted_20_Text"><text:s/>1.61282 <text:s text:c="2"/>0.00 <text:s text:c="2"/>8.140 <text:s/>0 <text:s/>0.5380 <text:s/>6.0960 <text:s/>96.90 <text:s/>3.7598 <text:s text:c="2"/>4 <text:s/>307.0 <text:s/>21.00 248.31 <text:s/>20.34 <text:s/>13.50</text:p>
      <text:p text:style-name="Preformatted_20_Text"><text:s/>0.06417 <text:s text:c="2"/>0.00 <text:s text:c="2"/>5.960 <text:s/>0 <text:s/>0.4990 <text:s/>5.9330 <text:s/>68.20 <text:s/>3.3603 <text:s text:c="2"/>5 <text:s/>279.0 <text:s/>19.20 396.90 <text:s text:c="2"/>9.68 <text:s/>18.90</text:p>
      <text:p text:style-name="Preformatted_20_Text"><text:s/>0.09744 <text:s text:c="2"/>0.00 <text:s text:c="2"/>5.960 <text:s/>0 <text:s/>0.4990 <text:s/>5.8410 <text:s/>61.40 <text:s/>3.3779 <text:s text:c="2"/>5 <text:s/>279.0 <text:s/>19.20 377.56 <text:s/>11.41 <text:s/>20.00</text:p>
      <text:p text:style-name="Preformatted_20_Text"><text:s/>0.08014 <text:s text:c="2"/>0.00 <text:s text:c="2"/>5.960 <text:s/>0 <text:s/>0.4990 <text:s/>5.8500 <text:s/>41.50 <text:s/>3.9342 <text:s text:c="2"/>5 <text:s/>279.0 <text:s/>19.20 396.90 <text:s text:c="2"/>8.77 <text:s/>21.00</text:p>
      <text:p text:style-name="Preformatted_20_Text"><text:s/>0.17505 <text:s text:c="2"/>0.00 <text:s text:c="2"/>5.960 <text:s/>0 <text:s/>0.4990 <text:s/>5.9660 <text:s/>30.20 <text:s/>3.8473 <text:s text:c="2"/>5 <text:s/>279.0 <text:s/>19.20 393.43 <text:s/>10.13 <text:s/>24.70</text:p>
      <text:p text:style-name="Preformatted_20_Text"><text:s/>0.02763 <text:s/>75.00 <text:s text:c="2"/>2.950 <text:s/>0 <text:s/>0.4280 <text:s/>6.5950 <text:s/>21.80 <text:s/>5.4011 <text:s text:c="2"/>3 <text:s/>252.0 <text:s/>18.30 395.63 <text:s text:c="2"/>4.32 <text:s/>30.80</text:p>
      <text:p text:style-name="Preformatted_20_Text"><text:s/>0.03359 <text:s/>75.00 <text:s text:c="2"/>2.950 <text:s/>0 <text:s/>0.4280 <text:s/>7.0240 <text:s/>15.80 <text:s/>5.4011 <text:s text:c="2"/>3 <text:s/>252.0 <text:s/>18.30 395.62 <text:s text:c="2"/>1.98 <text:s/>34.90</text:p>
      <text:p text:style-name="Preformatted_20_Text"><text:s/>0.12744 <text:s text:c="2"/>0.00 <text:s text:c="2"/>6.910 <text:s/>0 <text:s/>0.4480 <text:s/>6.7700 <text:s text:c="2"/>2.90 <text:s/>5.7209 <text:s text:c="2"/>3 <text:s/>233.0 <text:s/>17.90 385.41 <text:s text:c="2"/>4.84 <text:s/>26.60</text:p>
      <text:p text:style-name="Preformatted_20_Text"><text:s/>0.14150 <text:s text:c="2"/>0.00 <text:s text:c="2"/>6.910 <text:s/>0 <text:s/>0.4480 <text:s/>6.1690 <text:s text:c="2"/>6.60 <text:s/>5.7209 <text:s text:c="2"/>3 <text:s/>233.0 <text:s/>17.90 383.37 <text:s text:c="2"/>5.81 <text:s/>25.30</text:p>
      <text:p text:style-name="Preformatted_20_Text"><text:s/>0.15936 <text:s text:c="2"/>0.00 <text:s text:c="2"/>6.910 <text:s/>0 <text:s/>0.4480 <text:s/>6.2110 <text:s text:c="2"/>6.50 <text:s/>5.7209 <text:s text:c="2"/>3 <text:s/>233.0 <text:s/>17.90 394.46 <text:s text:c="2"/>7.44 <text:s/>24.70</text:p>
      <text:p text:style-name="Preformatted_20_Text"><text:s/>0.12269 <text:s text:c="2"/>0.00 <text:s text:c="2"/>6.910 <text:s/>0 <text:s/>0.4480 <text:s/>6.0690 <text:s/>40.00 <text:s/>5.7209 <text:s text:c="2"/>3 <text:s/>233.0 <text:s/>17.90 389.39 <text:s text:c="2"/>9.55 <text:s/>21.20</text:p>
      <text:p text:style-name="Preformatted_20_Text"><text:s/>0.17142 <text:s text:c="2"/>0.00 <text:s text:c="2"/>6.910 <text:s/>0 <text:s/>0.4480 <text:s/>5.6820 <text:s/>33.80 <text:s/>5.1004 <text:s text:c="2"/>3 <text:s/>233.0 <text:s/>17.90 396.90 <text:s/>10.21 <text:s/>19.30</text:p>
      <text:p text:style-name="Preformatted_20_Text"><text:s/>0.18836 <text:s text:c="2"/>0.00 <text:s text:c="2"/>6.910 <text:s/>0 <text:s/>0.4480 <text:s/>5.7860 <text:s/>33.30 <text:s/>5.1004 <text:s text:c="2"/>3 <text:s/>233.0 <text:s/>17.90 396.90 <text:s/>14.15 <text:s/>20.00</text:p>
      <text:p text:style-name="Preformatted_20_Text"><text:s/>0.22927 <text:s text:c="2"/>0.00 <text:s text:c="2"/>6.910 <text:s/>0 <text:s/>0.4480 <text:s/>6.0300 <text:s/>85.50 <text:s/>5.6894 <text:s text:c="2"/>3 <text:s/>233.0 <text:s/>17.90 392.74 <text:s/>18.80 <text:s/>16.60</text:p>
      <text:p text:style-name="Preformatted_20_Text"><text:s/>0.25387 <text:s text:c="2"/>0.00 <text:s text:c="2"/>6.910 <text:s/>0 <text:s/>0.4480 <text:s/>5.3990 <text:s/>95.30 <text:s/>5.8700 <text:s text:c="2"/>3 <text:s/>233.0 <text:s/>17.90 396.90 <text:s/>30.81 <text:s/>14.40</text:p>
      <text:p text:style-name="Preformatted_20_Text"><text:s/>0.21977 <text:s text:c="2"/>0.00 <text:s text:c="2"/>6.910 <text:s/>0 <text:s/>0.4480 <text:s/>5.6020 <text:s/>62.00 <text:s/>6.0877 <text:s text:c="2"/>3 <text:s/>233.0 <text:s/>17.90 396.90 <text:s/>16.20 <text:s/>19.40</text:p>
      <text:p text:style-name="Preformatted_20_Text"><text:s/>0.08873 <text:s/>21.00 <text:s text:c="2"/>5.640 <text:s/>0 <text:s/>0.4390 <text:s/>5.9630 <text:s/>45.70 <text:s/>6.8147 <text:s text:c="2"/>4 <text:s/>243.0 <text:s/>16.80 395.56 <text:s/>13.45 <text:s/>19.70</text:p>
      <text:p text:style-name="Preformatted_20_Text"><text:s/>0.04337 <text:s/>21.00 <text:s text:c="2"/>5.640 <text:s/>0 <text:s/>0.4390 <text:s/>6.1150 <text:s/>63.00 <text:s/>6.8147 <text:s text:c="2"/>4 <text:s/>243.0 <text:s/>16.80 393.97 <text:s text:c="2"/>9.43 <text:s/>20.50</text:p>
      <text:p text:style-name="Preformatted_20_Text"><text:s/>0.05360 <text:s/>21.00 <text:s text:c="2"/>5.640 <text:s/>0 <text:s/>0.4390 <text:s/>6.5110 <text:s/>21.10 <text:s/>6.8147 <text:s text:c="2"/>4 <text:s/>243.0 <text:s/>16.80 396.90 <text:s text:c="2"/>5.28 <text:s/>25.00</text:p>
      <text:p text:style-name="Preformatted_20_Text"><text:s/>0.04981 <text:s/>21.00 <text:s text:c="2"/>5.640 <text:s/>0 <text:s/>0.4390 <text:s/>5.9980 <text:s/>21.40 <text:s/>6.8147 <text:s text:c="2"/>4 <text:s/>243.0 <text:s/>16.80 396.90 <text:s text:c="2"/>8.43 <text:s/>23.40</text:p>
      <text:p text:style-name="Preformatted_20_Text"><text:s/>0.01360 <text:s/>75.00 <text:s text:c="2"/>4.000 <text:s/>0 <text:s/>0.4100 <text:s/>5.8880 <text:s/>47.60 <text:s/>7.3197 <text:s text:c="2"/>3 <text:s/>469.0 <text:s/>21.10 396.90 <text:s/>14.80 <text:s/>18.90</text:p>
      <text:p text:style-name="Preformatted_20_Text"><text:s/>0.01311 <text:s/>90.00 <text:s text:c="2"/>1.220 <text:s/>0 <text:s/>0.4030 <text:s/>7.2490 <text:s/>21.90 <text:s/>8.6966 <text:s text:c="2"/>5 <text:s/>226.0 <text:s/>17.90 395.93 <text:s text:c="2"/>4.81 <text:s/>35.40</text:p>
      <text:p text:style-name="Preformatted_20_Text"><text:s/>0.02055 <text:s/>85.00 <text:s text:c="2"/>0.740 <text:s/>0 <text:s/>0.4100 <text:s/>6.3830 <text:s/>35.70 <text:s/>9.1876 <text:s text:c="2"/>2 <text:s/>313.0 <text:s/>17.30 396.90 <text:s text:c="2"/>5.77 <text:s/>24.70</text:p>
      <text:p text:style-name="Preformatted_20_Text"><text:s/>0.01432 100.00 <text:s text:c="2"/>1.320 <text:s/>0 <text:s/>0.4110 <text:s/>6.8160 <text:s/>40.50 <text:s/>8.3248 <text:s text:c="2"/>5 <text:s/>256.0 <text:s/>15.10 392.90 <text:s text:c="2"/>3.95 <text:s/>31.60</text:p>
      <text:p text:style-name="Preformatted_20_Text"><text:s/>0.15445 <text:s/>25.00 <text:s text:c="2"/>5.130 <text:s/>0 <text:s/>0.4530 <text:s/>6.1450 <text:s/>29.20 <text:s/>7.8148 <text:s text:c="2"/>8 <text:s/>284.0 <text:s/>19.70 390.68 <text:s text:c="2"/>6.86 <text:s/>23.30</text:p>
      <text:p text:style-name="Preformatted_20_Text"><text:s/>0.10328 <text:s/>25.00 <text:s text:c="2"/>5.130 <text:s/>0 <text:s/>0.4530 <text:s/>5.9270 <text:s/>47.20 <text:s/>6.9320 <text:s text:c="2"/>8 <text:s/>284.0 <text:s/>19.70 396.90 <text:s text:c="2"/>9.22 <text:s/>19.60</text:p>
      <text:p text:style-name="Preformatted_20_Text"><text:s/>0.14932 <text:s/>25.00 <text:s text:c="2"/>5.130 <text:s/>0 <text:s/>0.4530 <text:s/>5.7410 <text:s/>66.20 <text:s/>7.2254 <text:s text:c="2"/>8 <text:s/>284.0 <text:s/>19.70 395.11 <text:s/>13.15 <text:s/>18.70</text:p>
      <text:p text:style-name="Preformatted_20_Text"><text:s/>0.17171 <text:s/>25.00 <text:s text:c="2"/>5.130 <text:s/>0 <text:s/>0.4530 <text:s/>5.9660 <text:s/>93.40 <text:s/>6.8185 <text:s text:c="2"/>8 <text:s/>284.0 <text:s/>19.70 378.08 <text:s/>14.44 <text:s/>16.00</text:p>
      <text:p text:style-name="Preformatted_20_Text"><text:s/>0.11027 <text:s/>25.00 <text:s text:c="2"/>5.130 <text:s/>0 <text:s/>0.4530 <text:s/>6.4560 <text:s/>67.80 <text:s/>7.2255 <text:s text:c="2"/>8 <text:s/>284.0 <text:s/>19.70 396.90 <text:s text:c="2"/>6.73 <text:s/>22.20</text:p>
      <text:p text:style-name="Preformatted_20_Text"><text:s/>0.12650 <text:s/>25.00 <text:s text:c="2"/>5.130 <text:s/>0 <text:s/>0.4530 <text:s/>6.7620 <text:s/>43.40 <text:s/>7.9809 <text:s text:c="2"/>8 <text:s/>284.0 <text:s/>19.70 395.58 <text:s text:c="2"/>9.50 <text:s/>25.00</text:p>
      <text:p text:style-name="Preformatted_20_Text"><text:soft-page-break/><text:s/>0.01951 <text:s/>17.50 <text:s text:c="2"/>1.380 <text:s/>0 <text:s/>0.4161 <text:s/>7.1040 <text:s/>59.50 <text:s/>9.2229 <text:s text:c="2"/>3 <text:s/>216.0 <text:s/>18.60 393.24 <text:s text:c="2"/>8.05 <text:s/>33.00</text:p>
      <text:p text:style-name="Preformatted_20_Text"><text:s/>0.03584 <text:s/>80.00 <text:s text:c="2"/>3.370 <text:s/>0 <text:s/>0.3980 <text:s/>6.2900 <text:s/>17.80 <text:s/>6.6115 <text:s text:c="2"/>4 <text:s/>337.0 <text:s/>16.10 396.90 <text:s text:c="2"/>4.67 <text:s/>23.50</text:p>
      <text:p text:style-name="Preformatted_20_Text"><text:s/>0.04379 <text:s/>80.00 <text:s text:c="2"/>3.370 <text:s/>0 <text:s/>0.3980 <text:s/>5.7870 <text:s/>31.10 <text:s/>6.6115 <text:s text:c="2"/>4 <text:s/>337.0 <text:s/>16.10 396.90 <text:s/>10.24 <text:s/>19.40</text:p>
      <text:p text:style-name="Preformatted_20_Text"><text:s/>0.05789 <text:s/>12.50 <text:s text:c="2"/>6.070 <text:s/>0 <text:s/>0.4090 <text:s/>5.8780 <text:s/>21.40 <text:s/>6.4980 <text:s text:c="2"/>4 <text:s/>345.0 <text:s/>18.90 396.21 <text:s text:c="2"/>8.10 <text:s/>22.00</text:p>
      <text:p text:style-name="Preformatted_20_Text"><text:s/>0.13554 <text:s/>12.50 <text:s text:c="2"/>6.070 <text:s/>0 <text:s/>0.4090 <text:s/>5.5940 <text:s/>36.80 <text:s/>6.4980 <text:s text:c="2"/>4 <text:s/>345.0 <text:s/>18.90 396.90 <text:s/>13.09 <text:s/>17.40</text:p>
      <text:p text:style-name="Preformatted_20_Text"><text:s/>0.12816 <text:s/>12.50 <text:s text:c="2"/>6.070 <text:s/>0 <text:s/>0.4090 <text:s/>5.8850 <text:s/>33.00 <text:s/>6.4980 <text:s text:c="2"/>4 <text:s/>345.0 <text:s/>18.90 396.90 <text:s text:c="2"/>8.79 <text:s/>20.90</text:p>
      <text:p text:style-name="Preformatted_20_Text"><text:s/>0.08826 <text:s text:c="2"/>0.00 <text:s/>10.810 <text:s/>0 <text:s/>0.4130 <text:s/>6.4170 <text:s text:c="2"/>6.60 <text:s/>5.2873 <text:s text:c="2"/>4 <text:s/>305.0 <text:s/>19.20 383.73 <text:s text:c="2"/>6.72 <text:s/>24.20</text:p>
      <text:p text:style-name="Preformatted_20_Text"><text:s/>0.15876 <text:s text:c="2"/>0.00 <text:s/>10.810 <text:s/>0 <text:s/>0.4130 <text:s/>5.9610 <text:s/>17.50 <text:s/>5.2873 <text:s text:c="2"/>4 <text:s/>305.0 <text:s/>19.20 376.94 <text:s text:c="2"/>9.88 <text:s/>21.70</text:p>
      <text:p text:style-name="Preformatted_20_Text"><text:s/>0.09164 <text:s text:c="2"/>0.00 <text:s/>10.810 <text:s/>0 <text:s/>0.4130 <text:s/>6.0650 <text:s text:c="2"/>7.80 <text:s/>5.2873 <text:s text:c="2"/>4 <text:s/>305.0 <text:s/>19.20 390.91 <text:s text:c="2"/>5.52 <text:s/>22.80</text:p>
      <text:p text:style-name="Preformatted_20_Text"><text:s/>0.19539 <text:s text:c="2"/>0.00 <text:s/>10.810 <text:s/>0 <text:s/>0.4130 <text:s/>6.2450 <text:s text:c="2"/>6.20 <text:s/>5.2873 <text:s text:c="2"/>4 <text:s/>305.0 <text:s/>19.20 377.17 <text:s text:c="2"/>7.54 <text:s/>23.40</text:p>
      <text:p text:style-name="Preformatted_20_Text"><text:s/>0.07896 <text:s text:c="2"/>0.00 <text:s/>12.830 <text:s/>0 <text:s/>0.4370 <text:s/>6.2730 <text:s text:c="2"/>6.00 <text:s/>4.2515 <text:s text:c="2"/>5 <text:s/>398.0 <text:s/>18.70 394.92 <text:s text:c="2"/>6.78 <text:s/>24.10</text:p>
      <text:p text:style-name="Preformatted_20_Text"><text:s/>0.09512 <text:s text:c="2"/>0.00 <text:s/>12.830 <text:s/>0 <text:s/>0.4370 <text:s/>6.2860 <text:s/>45.00 <text:s/>4.5026 <text:s text:c="2"/>5 <text:s/>398.0 <text:s/>18.70 383.23 <text:s text:c="2"/>8.94 <text:s/>21.40</text:p>
      <text:p text:style-name="Preformatted_20_Text"><text:s/>0.10153 <text:s text:c="2"/>0.00 <text:s/>12.830 <text:s/>0 <text:s/>0.4370 <text:s/>6.2790 <text:s/>74.50 <text:s/>4.0522 <text:s text:c="2"/>5 <text:s/>398.0 <text:s/>18.70 373.66 <text:s/>11.97 <text:s/>20.00</text:p>
      <text:p text:style-name="Preformatted_20_Text"><text:s/>0.08707 <text:s text:c="2"/>0.00 <text:s/>12.830 <text:s/>0 <text:s/>0.4370 <text:s/>6.1400 <text:s/>45.80 <text:s/>4.0905 <text:s text:c="2"/>5 <text:s/>398.0 <text:s/>18.70 386.96 <text:s/>10.27 <text:s/>20.80</text:p>
      <text:p text:style-name="Preformatted_20_Text"><text:s/>0.05646 <text:s text:c="2"/>0.00 <text:s/>12.830 <text:s/>0 <text:s/>0.4370 <text:s/>6.2320 <text:s/>53.70 <text:s/>5.0141 <text:s text:c="2"/>5 <text:s/>398.0 <text:s/>18.70 386.40 <text:s/>12.34 <text:s/>21.20</text:p>
      <text:p text:style-name="Preformatted_20_Text"><text:s/>0.08387 <text:s text:c="2"/>0.00 <text:s/>12.830 <text:s/>0 <text:s/>0.4370 <text:s/>5.8740 <text:s/>36.60 <text:s/>4.5026 <text:s text:c="2"/>5 <text:s/>398.0 <text:s/>18.70 396.06 <text:s text:c="2"/>9.10 <text:s/>20.30</text:p>
      <text:p text:style-name="Preformatted_20_Text"><text:s/>0.04113 <text:s/>25.00 <text:s text:c="2"/>4.860 <text:s/>0 <text:s/>0.4260 <text:s/>6.7270 <text:s/>33.50 <text:s/>5.4007 <text:s text:c="2"/>4 <text:s/>281.0 <text:s/>19.00 396.90 <text:s text:c="2"/>5.29 <text:s/>28.00</text:p>
      <text:p text:style-name="Preformatted_20_Text"><text:s/>0.04462 <text:s/>25.00 <text:s text:c="2"/>4.860 <text:s/>0 <text:s/>0.4260 <text:s/>6.6190 <text:s/>70.40 <text:s/>5.4007 <text:s text:c="2"/>4 <text:s/>281.0 <text:s/>19.00 395.63 <text:s text:c="2"/>7.22 <text:s/>23.90</text:p>
      <text:p text:style-name="Preformatted_20_Text"><text:s/>0.03659 <text:s/>25.00 <text:s text:c="2"/>4.860 <text:s/>0 <text:s/>0.4260 <text:s/>6.3020 <text:s/>32.20 <text:s/>5.4007 <text:s text:c="2"/>4 <text:s/>281.0 <text:s/>19.00 396.90 <text:s text:c="2"/>6.72 <text:s/>24.80</text:p>
      <text:p text:style-name="Preformatted_20_Text"><text:s/>0.03551 <text:s/>25.00 <text:s text:c="2"/>4.860 <text:s/>0 <text:s/>0.4260 <text:s/>6.1670 <text:s/>46.70 <text:s/>5.4007 <text:s text:c="2"/>4 <text:s/>281.0 <text:s/>19.00 390.64 <text:s text:c="2"/>7.51 <text:s/>22.90</text:p>
      <text:p text:style-name="Preformatted_20_Text"><text:s/>0.05059 <text:s text:c="2"/>0.00 <text:s text:c="2"/>4.490 <text:s/>0 <text:s/>0.4490 <text:s/>6.3890 <text:s/>48.00 <text:s/>4.7794 <text:s text:c="2"/>3 <text:s/>247.0 <text:s/>18.50 396.90 <text:s text:c="2"/>9.62 <text:s/>23.90</text:p>
      <text:p text:style-name="Preformatted_20_Text"><text:s/>0.05735 <text:s text:c="2"/>0.00 <text:s text:c="2"/>4.490 <text:s/>0 <text:s/>0.4490 <text:s/>6.6300 <text:s/>56.10 <text:s/>4.4377 <text:s text:c="2"/>3 <text:s/>247.0 <text:s/>18.50 392.30 <text:s text:c="2"/>6.53 <text:s/>26.60</text:p>
      <text:p text:style-name="Preformatted_20_Text"><text:s/>0.05188 <text:s text:c="2"/>0.00 <text:s text:c="2"/>4.490 <text:s/>0 <text:s/>0.4490 <text:s/>6.0150 <text:s/>45.10 <text:s/>4.4272 <text:s text:c="2"/>3 <text:s/>247.0 <text:s/>18.50 395.99 <text:s/>12.86 <text:s/>22.50</text:p>
      <text:p text:style-name="Preformatted_20_Text"><text:s/>0.07151 <text:s text:c="2"/>0.00 <text:s text:c="2"/>4.490 <text:s/>0 <text:s/>0.4490 <text:s/>6.1210 <text:s/>56.80 <text:s/>3.7476 <text:s text:c="2"/>3 <text:s/>247.0 <text:s/>18.50 395.15 <text:s text:c="2"/>8.44 <text:s/>22.20</text:p>
      <text:p text:style-name="Preformatted_20_Text"><text:s/>0.05660 <text:s text:c="2"/>0.00 <text:s text:c="2"/>3.410 <text:s/>0 <text:s/>0.4890 <text:s/>7.0070 <text:s/>86.30 <text:s/>3.4217 <text:s text:c="2"/>2 <text:s/>270.0 <text:s/>17.80 396.90 <text:s text:c="2"/>5.50 <text:s/>23.60</text:p>
      <text:p text:style-name="Preformatted_20_Text"><text:s/>0.05302 <text:s text:c="2"/>0.00 <text:s text:c="2"/>3.410 <text:s/>0 <text:s/>0.4890 <text:s/>7.0790 <text:s/>63.10 <text:s/>3.4145 <text:s text:c="2"/>2 <text:s/>270.0 <text:s/>17.80 396.06 <text:s text:c="2"/>5.70 <text:s/>28.70</text:p>
      <text:p text:style-name="Preformatted_20_Text"><text:s/>0.04684 <text:s text:c="2"/>0.00 <text:s text:c="2"/>3.410 <text:s/>0 <text:s/>0.4890 <text:s/>6.4170 <text:s/>66.10 <text:s/>3.0923 <text:s text:c="2"/>2 <text:s/>270.0 <text:s/>17.80 392.18 <text:s text:c="2"/>8.81 <text:s/>22.60</text:p>
      <text:p text:style-name="Preformatted_20_Text"><text:s/>0.03932 <text:s text:c="2"/>0.00 <text:s text:c="2"/>3.410 <text:s/>0 <text:s/>0.4890 <text:s/>6.4050 <text:s/>73.90 <text:s/>3.0921 <text:s text:c="2"/>2 <text:s/>270.0 <text:s/>17.80 393.55 <text:s text:c="2"/>8.20 <text:s/>22.00</text:p>
      <text:p text:style-name="Preformatted_20_Text"><text:s/>0.04203 <text:s/>28.00 <text:s/>15.040 <text:s/>0 <text:s/>0.4640 <text:s/>6.4420 <text:s/>53.60 <text:s/>3.6659 <text:s text:c="2"/>4 <text:s/>270.0 <text:s/>18.20 395.01 <text:s text:c="2"/>8.16 <text:s/>22.90</text:p>
      <text:p text:style-name="Preformatted_20_Text"><text:s/>0.02875 <text:s/>28.00 <text:s/>15.040 <text:s/>0 <text:s/>0.4640 <text:s/>6.2110 <text:s/>28.90 <text:s/>3.6659 <text:s text:c="2"/>4 <text:s/>270.0 <text:s/>18.20 396.33 <text:s text:c="2"/>6.21 <text:s/>25.00</text:p>
      <text:p text:style-name="Preformatted_20_Text"><text:s/>0.04294 <text:s/>28.00 <text:s/>15.040 <text:s/>0 <text:s/>0.4640 <text:s/>6.2490 <text:s/>77.30 <text:s/>3.6150 <text:s text:c="2"/>4 <text:s/>270.0 <text:s/>18.20 396.90 <text:s/>10.59 <text:s/>20.60</text:p>
      <text:p text:style-name="Preformatted_20_Text"><text:s/>0.12204 <text:s text:c="2"/>0.00 <text:s text:c="2"/>2.890 <text:s/>0 <text:s/>0.4450 <text:s/>6.6250 <text:s/>57.80 <text:s/>3.4952 <text:s text:c="2"/>2 <text:s/>276.0 <text:s/>18.00 357.98 <text:s text:c="2"/>6.65 <text:s/>28.40</text:p>
      <text:p text:style-name="Preformatted_20_Text"><text:soft-page-break/><text:s/>0.11504 <text:s text:c="2"/>0.00 <text:s text:c="2"/>2.890 <text:s/>0 <text:s/>0.4450 <text:s/>6.1630 <text:s/>69.60 <text:s/>3.4952 <text:s text:c="2"/>2 <text:s/>276.0 <text:s/>18.00 391.83 <text:s/>11.34 <text:s/>21.40</text:p>
      <text:p text:style-name="Preformatted_20_Text"><text:s/>0.12083 <text:s text:c="2"/>0.00 <text:s text:c="2"/>2.890 <text:s/>0 <text:s/>0.4450 <text:s/>8.0690 <text:s/>76.00 <text:s/>3.4952 <text:s text:c="2"/>2 <text:s/>276.0 <text:s/>18.00 396.90 <text:s text:c="2"/>4.21 <text:s/>38.70</text:p>
      <text:p text:style-name="Preformatted_20_Text"><text:s/>0.08187 <text:s text:c="2"/>0.00 <text:s text:c="2"/>2.890 <text:s/>0 <text:s/>0.4450 <text:s/>7.8200 <text:s/>36.90 <text:s/>3.4952 <text:s text:c="2"/>2 <text:s/>276.0 <text:s/>18.00 393.53 <text:s text:c="2"/>3.57 <text:s/>43.80</text:p>
      <text:p text:style-name="Preformatted_20_Text"><text:s/>0.06860 <text:s text:c="2"/>0.00 <text:s text:c="2"/>2.890 <text:s/>0 <text:s/>0.4450 <text:s/>7.4160 <text:s/>62.50 <text:s/>3.4952 <text:s text:c="2"/>2 <text:s/>276.0 <text:s/>18.00 396.90 <text:s text:c="2"/>6.19 <text:s/>33.20</text:p>
      <text:p text:style-name="Preformatted_20_Text"><text:s/>0.14866 <text:s text:c="2"/>0.00 <text:s text:c="2"/>8.560 <text:s/>0 <text:s/>0.5200 <text:s/>6.7270 <text:s/>79.90 <text:s/>2.7778 <text:s text:c="2"/>5 <text:s/>384.0 <text:s/>20.90 394.76 <text:s text:c="2"/>9.42 <text:s/>27.50</text:p>
      <text:p text:style-name="Preformatted_20_Text"><text:s/>0.11432 <text:s text:c="2"/>0.00 <text:s text:c="2"/>8.560 <text:s/>0 <text:s/>0.5200 <text:s/>6.7810 <text:s/>71.30 <text:s/>2.8561 <text:s text:c="2"/>5 <text:s/>384.0 <text:s/>20.90 395.58 <text:s text:c="2"/>7.67 <text:s/>26.50</text:p>
      <text:p text:style-name="Preformatted_20_Text"><text:s/>0.22876 <text:s text:c="2"/>0.00 <text:s text:c="2"/>8.560 <text:s/>0 <text:s/>0.5200 <text:s/>6.4050 <text:s/>85.40 <text:s/>2.7147 <text:s text:c="2"/>5 <text:s/>384.0 <text:s/>20.90 <text:s/>70.80 <text:s/>10.63 <text:s/>18.60</text:p>
      <text:p text:style-name="Preformatted_20_Text"><text:s/>0.21161 <text:s text:c="2"/>0.00 <text:s text:c="2"/>8.560 <text:s/>0 <text:s/>0.5200 <text:s/>6.1370 <text:s/>87.40 <text:s/>2.7147 <text:s text:c="2"/>5 <text:s/>384.0 <text:s/>20.90 394.47 <text:s/>13.44 <text:s/>19.30</text:p>
      <text:p text:style-name="Preformatted_20_Text"><text:s/>0.13960 <text:s text:c="2"/>0.00 <text:s text:c="2"/>8.560 <text:s/>0 <text:s/>0.5200 <text:s/>6.1670 <text:s/>90.00 <text:s/>2.4210 <text:s text:c="2"/>5 <text:s/>384.0 <text:s/>20.90 392.69 <text:s/>12.33 <text:s/>20.10</text:p>
      <text:p text:style-name="Preformatted_20_Text"><text:s/>0.13262 <text:s text:c="2"/>0.00 <text:s text:c="2"/>8.560 <text:s/>0 <text:s/>0.5200 <text:s/>5.8510 <text:s/>96.70 <text:s/>2.1069 <text:s text:c="2"/>5 <text:s/>384.0 <text:s/>20.90 394.05 <text:s/>16.47 <text:s/>19.50</text:p>
      <text:p text:style-name="Preformatted_20_Text"><text:s/>0.17120 <text:s text:c="2"/>0.00 <text:s text:c="2"/>8.560 <text:s/>0 <text:s/>0.5200 <text:s/>5.8360 <text:s/>91.90 <text:s/>2.2110 <text:s text:c="2"/>5 <text:s/>384.0 <text:s/>20.90 395.67 <text:s/>18.66 <text:s/>19.50</text:p>
      <text:p text:style-name="Preformatted_20_Text"><text:s/>0.13117 <text:s text:c="2"/>0.00 <text:s text:c="2"/>8.560 <text:s/>0 <text:s/>0.5200 <text:s/>6.1270 <text:s/>85.20 <text:s/>2.1224 <text:s text:c="2"/>5 <text:s/>384.0 <text:s/>20.90 387.69 <text:s/>14.09 <text:s/>20.40</text:p>
      <text:p text:style-name="Preformatted_20_Text"><text:s/>0.12802 <text:s text:c="2"/>0.00 <text:s text:c="2"/>8.560 <text:s/>0 <text:s/>0.5200 <text:s/>6.4740 <text:s/>97.10 <text:s/>2.4329 <text:s text:c="2"/>5 <text:s/>384.0 <text:s/>20.90 395.24 <text:s/>12.27 <text:s/>19.80</text:p>
      <text:p text:style-name="Preformatted_20_Text"><text:s/>0.26363 <text:s text:c="2"/>0.00 <text:s text:c="2"/>8.560 <text:s/>0 <text:s/>0.5200 <text:s/>6.2290 <text:s/>91.20 <text:s/>2.5451 <text:s text:c="2"/>5 <text:s/>384.0 <text:s/>20.90 391.23 <text:s/>15.55 <text:s/>19.40</text:p>
      <text:p text:style-name="Preformatted_20_Text"><text:s/>0.10793 <text:s text:c="2"/>0.00 <text:s text:c="2"/>8.560 <text:s/>0 <text:s/>0.5200 <text:s/>6.1950 <text:s/>54.40 <text:s/>2.7778 <text:s text:c="2"/>5 <text:s/>384.0 <text:s/>20.90 393.49 <text:s/>13.00 <text:s/>21.70</text:p>
      <text:p text:style-name="Preformatted_20_Text"><text:s/>0.10084 <text:s text:c="2"/>0.00 <text:s/>10.010 <text:s/>0 <text:s/>0.5470 <text:s/>6.7150 <text:s/>81.60 <text:s/>2.6775 <text:s text:c="2"/>6 <text:s/>432.0 <text:s/>17.80 395.59 <text:s/>10.16 <text:s/>22.80</text:p>
      <text:p text:style-name="Preformatted_20_Text"><text:s/>0.12329 <text:s text:c="2"/>0.00 <text:s/>10.010 <text:s/>0 <text:s/>0.5470 <text:s/>5.9130 <text:s/>92.90 <text:s/>2.3534 <text:s text:c="2"/>6 <text:s/>432.0 <text:s/>17.80 394.95 <text:s/>16.21 <text:s/>18.80</text:p>
      <text:p text:style-name="Preformatted_20_Text"><text:s/>0.22212 <text:s text:c="2"/>0.00 <text:s/>10.010 <text:s/>0 <text:s/>0.5470 <text:s/>6.0920 <text:s/>95.40 <text:s/>2.5480 <text:s text:c="2"/>6 <text:s/>432.0 <text:s/>17.80 396.90 <text:s/>17.09 <text:s/>18.70</text:p>
      <text:p text:style-name="Preformatted_20_Text"><text:s/>0.14231 <text:s text:c="2"/>0.00 <text:s/>10.010 <text:s/>0 <text:s/>0.5470 <text:s/>6.2540 <text:s/>84.20 <text:s/>2.2565 <text:s text:c="2"/>6 <text:s/>432.0 <text:s/>17.80 388.74 <text:s/>10.45 <text:s/>18.50</text:p>
      <text:p text:style-name="Preformatted_20_Text"><text:s/>0.17134 <text:s text:c="2"/>0.00 <text:s/>10.010 <text:s/>0 <text:s/>0.5470 <text:s/>5.9280 <text:s/>88.20 <text:s/>2.4631 <text:s text:c="2"/>6 <text:s/>432.0 <text:s/>17.80 344.91 <text:s/>15.76 <text:s/>18.30</text:p>
      <text:p text:style-name="Preformatted_20_Text"><text:s/>0.13158 <text:s text:c="2"/>0.00 <text:s/>10.010 <text:s/>0 <text:s/>0.5470 <text:s/>6.1760 <text:s/>72.50 <text:s/>2.7301 <text:s text:c="2"/>6 <text:s/>432.0 <text:s/>17.80 393.30 <text:s/>12.04 <text:s/>21.20</text:p>
      <text:p text:style-name="Preformatted_20_Text"><text:s/>0.15098 <text:s text:c="2"/>0.00 <text:s/>10.010 <text:s/>0 <text:s/>0.5470 <text:s/>6.0210 <text:s/>82.60 <text:s/>2.7474 <text:s text:c="2"/>6 <text:s/>432.0 <text:s/>17.80 394.51 <text:s/>10.30 <text:s/>19.20</text:p>
      <text:p text:style-name="Preformatted_20_Text"><text:s/>0.13058 <text:s text:c="2"/>0.00 <text:s/>10.010 <text:s/>0 <text:s/>0.5470 <text:s/>5.8720 <text:s/>73.10 <text:s/>2.4775 <text:s text:c="2"/>6 <text:s/>432.0 <text:s/>17.80 338.63 <text:s/>15.37 <text:s/>20.40</text:p>
      <text:p text:style-name="Preformatted_20_Text"><text:s/>0.14476 <text:s text:c="2"/>0.00 <text:s/>10.010 <text:s/>0 <text:s/>0.5470 <text:s/>5.7310 <text:s/>65.20 <text:s/>2.7592 <text:s text:c="2"/>6 <text:s/>432.0 <text:s/>17.80 391.50 <text:s/>13.61 <text:s/>19.30</text:p>
      <text:p text:style-name="Preformatted_20_Text"><text:s/>0.06899 <text:s text:c="2"/>0.00 <text:s/>25.650 <text:s/>0 <text:s/>0.5810 <text:s/>5.8700 <text:s/>69.70 <text:s/>2.2577 <text:s text:c="2"/>2 <text:s/>188.0 <text:s/>19.10 389.15 <text:s/>14.37 <text:s/>22.00</text:p>
      <text:p text:style-name="Preformatted_20_Text"><text:s/>0.07165 <text:s text:c="2"/>0.00 <text:s/>25.650 <text:s/>0 <text:s/>0.5810 <text:s/>6.0040 <text:s/>84.10 <text:s/>2.1974 <text:s text:c="2"/>2 <text:s/>188.0 <text:s/>19.10 377.67 <text:s/>14.27 <text:s/>20.30</text:p>
      <text:p text:style-name="Preformatted_20_Text"><text:s/>0.09299 <text:s text:c="2"/>0.00 <text:s/>25.650 <text:s/>0 <text:s/>0.5810 <text:s/>5.9610 <text:s/>92.90 <text:s/>2.0869 <text:s text:c="2"/>2 <text:s/>188.0 <text:s/>19.10 378.09 <text:s/>17.93 <text:s/>20.50</text:p>
      <text:p text:style-name="Preformatted_20_Text"><text:s/>0.15038 <text:s text:c="2"/>0.00 <text:s/>25.650 <text:s/>0 <text:s/>0.5810 <text:s/>5.8560 <text:s/>97.00 <text:s/>1.9444 <text:s text:c="2"/>2 <text:s/>188.0 <text:s/>19.10 370.31 <text:s/>25.41 <text:s/>17.30</text:p>
      <text:p text:style-name="Preformatted_20_Text"><text:s/>0.09849 <text:s text:c="2"/>0.00 <text:s/>25.650 <text:s/>0 <text:s/>0.5810 <text:s/>5.8790 <text:s/>95.80 <text:s/>2.0063 <text:s text:c="2"/>2 <text:s/>188.0 <text:s/>19.10 379.38 <text:s/>17.58 <text:s/>18.80</text:p>
      <text:p text:style-name="Preformatted_20_Text"><text:s/>0.16902 <text:s text:c="2"/>0.00 <text:s/>25.650 <text:s/>0 <text:s/>0.5810 <text:s/>5.9860 <text:s/>88.40 <text:s/>1.9929 <text:s text:c="2"/>2 <text:s/>188.0 <text:s/>19.10 385.02 <text:s/>14.81 <text:s/>21.40</text:p>
      <text:p text:style-name="Preformatted_20_Text"><text:s/>0.38735 <text:s text:c="2"/>0.00 <text:s/>25.650 <text:s/>0 <text:s/>0.5810 <text:s/>5.6130 <text:s/>95.60 <text:s/>1.7572 <text:s text:c="2"/>2 <text:s/>188.0 <text:s/>19.10 359.29 <text:s/>27.26 <text:s/>15.70</text:p>
      <text:p text:style-name="Preformatted_20_Text"><text:s/>0.25915 <text:s text:c="2"/>0.00 <text:s/>21.890 <text:s/>0 <text:s/>0.6240 <text:s/>5.6930 <text:s/>96.00 <text:s/>1.7883 <text:s text:c="2"/>4 <text:s/>437.0 <text:s/>21.20 392.11 <text:s/>17.19 <text:s/>16.20</text:p>
      <text:p text:style-name="Preformatted_20_Text"><text:soft-page-break/><text:s/>0.32543 <text:s text:c="2"/>0.00 <text:s/>21.890 <text:s/>0 <text:s/>0.6240 <text:s/>6.4310 <text:s/>98.80 <text:s/>1.8125 <text:s text:c="2"/>4 <text:s/>437.0 <text:s/>21.20 396.90 <text:s/>15.39 <text:s/>18.00</text:p>
      <text:p text:style-name="Preformatted_20_Text"><text:s/>0.88125 <text:s text:c="2"/>0.00 <text:s/>21.890 <text:s/>0 <text:s/>0.6240 <text:s/>5.6370 <text:s/>94.70 <text:s/>1.9799 <text:s text:c="2"/>4 <text:s/>437.0 <text:s/>21.20 396.90 <text:s/>18.34 <text:s/>14.30</text:p>
      <text:p text:style-name="Preformatted_20_Text"><text:s/>0.34006 <text:s text:c="2"/>0.00 <text:s/>21.890 <text:s/>0 <text:s/>0.6240 <text:s/>6.4580 <text:s/>98.90 <text:s/>2.1185 <text:s text:c="2"/>4 <text:s/>437.0 <text:s/>21.20 395.04 <text:s/>12.60 <text:s/>19.20</text:p>
      <text:p text:style-name="Preformatted_20_Text"><text:s/>1.19294 <text:s text:c="2"/>0.00 <text:s/>21.890 <text:s/>0 <text:s/>0.6240 <text:s/>6.3260 <text:s/>97.70 <text:s/>2.2710 <text:s text:c="2"/>4 <text:s/>437.0 <text:s/>21.20 396.90 <text:s/>12.26 <text:s/>19.60</text:p>
      <text:p text:style-name="Preformatted_20_Text"><text:s/>0.59005 <text:s text:c="2"/>0.00 <text:s/>21.890 <text:s/>0 <text:s/>0.6240 <text:s/>6.3720 <text:s/>97.90 <text:s/>2.3274 <text:s text:c="2"/>4 <text:s/>437.0 <text:s/>21.20 385.76 <text:s/>11.12 <text:s/>23.00</text:p>
      <text:p text:style-name="Preformatted_20_Text"><text:s/>0.32982 <text:s text:c="2"/>0.00 <text:s/>21.890 <text:s/>0 <text:s/>0.6240 <text:s/>5.8220 <text:s/>95.40 <text:s/>2.4699 <text:s text:c="2"/>4 <text:s/>437.0 <text:s/>21.20 388.69 <text:s/>15.03 <text:s/>18.40</text:p>
      <text:p text:style-name="Preformatted_20_Text"><text:s/>0.97617 <text:s text:c="2"/>0.00 <text:s/>21.890 <text:s/>0 <text:s/>0.6240 <text:s/>5.7570 <text:s/>98.40 <text:s/>2.3460 <text:s text:c="2"/>4 <text:s/>437.0 <text:s/>21.20 262.76 <text:s/>17.31 <text:s/>15.60</text:p>
      <text:p text:style-name="Preformatted_20_Text"><text:s/>0.55778 <text:s text:c="2"/>0.00 <text:s/>21.890 <text:s/>0 <text:s/>0.6240 <text:s/>6.3350 <text:s/>98.20 <text:s/>2.1107 <text:s text:c="2"/>4 <text:s/>437.0 <text:s/>21.20 394.67 <text:s/>16.96 <text:s/>18.10</text:p>
      <text:p text:style-name="Preformatted_20_Text"><text:s/>0.32264 <text:s text:c="2"/>0.00 <text:s/>21.890 <text:s/>0 <text:s/>0.6240 <text:s/>5.9420 <text:s/>93.50 <text:s/>1.9669 <text:s text:c="2"/>4 <text:s/>437.0 <text:s/>21.20 378.25 <text:s/>16.90 <text:s/>17.40</text:p>
      <text:p text:style-name="Preformatted_20_Text"><text:s/>0.35233 <text:s text:c="2"/>0.00 <text:s/>21.890 <text:s/>0 <text:s/>0.6240 <text:s/>6.4540 <text:s/>98.40 <text:s/>1.8498 <text:s text:c="2"/>4 <text:s/>437.0 <text:s/>21.20 394.08 <text:s/>14.59 <text:s/>17.10</text:p>
      <text:p text:style-name="Preformatted_20_Text"><text:s/>0.24980 <text:s text:c="2"/>0.00 <text:s/>21.890 <text:s/>0 <text:s/>0.6240 <text:s/>5.8570 <text:s/>98.20 <text:s/>1.6686 <text:s text:c="2"/>4 <text:s/>437.0 <text:s/>21.20 392.04 <text:s/>21.32 <text:s/>13.30</text:p>
      <text:p text:style-name="Preformatted_20_Text"><text:s/>0.54452 <text:s text:c="2"/>0.00 <text:s/>21.890 <text:s/>0 <text:s/>0.6240 <text:s/>6.1510 <text:s/>97.90 <text:s/>1.6687 <text:s text:c="2"/>4 <text:s/>437.0 <text:s/>21.20 396.90 <text:s/>18.46 <text:s/>17.80</text:p>
      <text:p text:style-name="Preformatted_20_Text"><text:s/>0.29090 <text:s text:c="2"/>0.00 <text:s/>21.890 <text:s/>0 <text:s/>0.6240 <text:s/>6.1740 <text:s/>93.60 <text:s/>1.6119 <text:s text:c="2"/>4 <text:s/>437.0 <text:s/>21.20 388.08 <text:s/>24.16 <text:s/>14.00</text:p>
      <text:p text:style-name="Preformatted_20_Text"><text:s/>1.62864 <text:s text:c="2"/>0.00 <text:s/>21.890 <text:s/>0 <text:s/>0.6240 <text:s/>5.0190 100.00 <text:s/>1.4394 <text:s text:c="2"/>4 <text:s/>437.0 <text:s/>21.20 396.90 <text:s/>34.41 <text:s/>14.40</text:p>
      <text:p text:style-name="Preformatted_20_Text"><text:s/>3.32105 <text:s text:c="2"/>0.00 <text:s/>19.580 <text:s/>1 <text:s/>0.8710 <text:s/>5.4030 100.00 <text:s/>1.3216 <text:s text:c="2"/>5 <text:s/>403.0 <text:s/>14.70 396.90 <text:s/>26.82 <text:s/>13.40</text:p>
      <text:p text:style-name="Preformatted_20_Text"><text:s/>4.09740 <text:s text:c="2"/>0.00 <text:s/>19.580 <text:s/>0 <text:s/>0.8710 <text:s/>5.4680 100.00 <text:s/>1.4118 <text:s text:c="2"/>5 <text:s/>403.0 <text:s/>14.70 396.90 <text:s/>26.42 <text:s/>15.60</text:p>
      <text:p text:style-name="Preformatted_20_Text"><text:s/>2.77974 <text:s text:c="2"/>0.00 <text:s/>19.580 <text:s/>0 <text:s/>0.8710 <text:s/>4.9030 <text:s/>97.80 <text:s/>1.3459 <text:s text:c="2"/>5 <text:s/>403.0 <text:s/>14.70 396.90 <text:s/>29.29 <text:s/>11.80</text:p>
      <text:p text:style-name="Preformatted_20_Text"><text:s/>2.37934 <text:s text:c="2"/>0.00 <text:s/>19.580 <text:s/>0 <text:s/>0.8710 <text:s/>6.1300 100.00 <text:s/>1.4191 <text:s text:c="2"/>5 <text:s/>403.0 <text:s/>14.70 172.91 <text:s/>27.80 <text:s/>13.80</text:p>
      <text:p text:style-name="Preformatted_20_Text"><text:s/>2.15505 <text:s text:c="2"/>0.00 <text:s/>19.580 <text:s/>0 <text:s/>0.8710 <text:s/>5.6280 100.00 <text:s/>1.5166 <text:s text:c="2"/>5 <text:s/>403.0 <text:s/>14.70 169.27 <text:s/>16.65 <text:s/>15.60</text:p>
      <text:p text:style-name="Preformatted_20_Text"><text:s/>2.36862 <text:s text:c="2"/>0.00 <text:s/>19.580 <text:s/>0 <text:s/>0.8710 <text:s/>4.9260 <text:s/>95.70 <text:s/>1.4608 <text:s text:c="2"/>5 <text:s/>403.0 <text:s/>14.70 391.71 <text:s/>29.53 <text:s/>14.60</text:p>
      <text:p text:style-name="Preformatted_20_Text"><text:s/>2.33099 <text:s text:c="2"/>0.00 <text:s/>19.580 <text:s/>0 <text:s/>0.8710 <text:s/>5.1860 <text:s/>93.80 <text:s/>1.5296 <text:s text:c="2"/>5 <text:s/>403.0 <text:s/>14.70 356.99 <text:s/>28.32 <text:s/>17.80</text:p>
      <text:p text:style-name="Preformatted_20_Text"><text:s/>2.73397 <text:s text:c="2"/>0.00 <text:s/>19.580 <text:s/>0 <text:s/>0.8710 <text:s/>5.5970 <text:s/>94.90 <text:s/>1.5257 <text:s text:c="2"/>5 <text:s/>403.0 <text:s/>14.70 351.85 <text:s/>21.45 <text:s/>15.40</text:p>
      <text:p text:style-name="Preformatted_20_Text"><text:s/>1.65660 <text:s text:c="2"/>0.00 <text:s/>19.580 <text:s/>0 <text:s/>0.8710 <text:s/>6.1220 <text:s/>97.30 <text:s/>1.6180 <text:s text:c="2"/>5 <text:s/>403.0 <text:s/>14.70 372.80 <text:s/>14.10 <text:s/>21.50</text:p>
      <text:p text:style-name="Preformatted_20_Text"><text:s/>1.49632 <text:s text:c="2"/>0.00 <text:s/>19.580 <text:s/>0 <text:s/>0.8710 <text:s/>5.4040 100.00 <text:s/>1.5916 <text:s text:c="2"/>5 <text:s/>403.0 <text:s/>14.70 341.60 <text:s/>13.28 <text:s/>19.60</text:p>
      <text:p text:style-name="Preformatted_20_Text"><text:s/>1.12658 <text:s text:c="2"/>0.00 <text:s/>19.580 <text:s/>1 <text:s/>0.8710 <text:s/>5.0120 <text:s/>88.00 <text:s/>1.6102 <text:s text:c="2"/>5 <text:s/>403.0 <text:s/>14.70 343.28 <text:s/>12.12 <text:s/>15.30</text:p>
      <text:p text:style-name="Preformatted_20_Text"><text:s/>2.14918 <text:s text:c="2"/>0.00 <text:s/>19.580 <text:s/>0 <text:s/>0.8710 <text:s/>5.7090 <text:s/>98.50 <text:s/>1.6232 <text:s text:c="2"/>5 <text:s/>403.0 <text:s/>14.70 261.95 <text:s/>15.79 <text:s/>19.40</text:p>
      <text:p text:style-name="Preformatted_20_Text"><text:s/>1.41385 <text:s text:c="2"/>0.00 <text:s/>19.580 <text:s/>1 <text:s/>0.8710 <text:s/>6.1290 <text:s/>96.00 <text:s/>1.7494 <text:s text:c="2"/>5 <text:s/>403.0 <text:s/>14.70 321.02 <text:s/>15.12 <text:s/>17.00</text:p>
      <text:p text:style-name="Preformatted_20_Text"><text:s/>3.53501 <text:s text:c="2"/>0.00 <text:s/>19.580 <text:s/>1 <text:s/>0.8710 <text:s/>6.1520 <text:s/>82.60 <text:s/>1.7455 <text:s text:c="2"/>5 <text:s/>403.0 <text:s/>14.70 <text:s/>88.01 <text:s/>15.02 <text:s/>15.60</text:p>
      <text:p text:style-name="Preformatted_20_Text"><text:s/>2.44668 <text:s text:c="2"/>0.00 <text:s/>19.580 <text:s/>0 <text:s/>0.8710 <text:s/>5.2720 <text:s/>94.00 <text:s/>1.7364 <text:s text:c="2"/>5 <text:s/>403.0 <text:s/>14.70 <text:s/>88.63 <text:s/>16.14 <text:s/>13.10</text:p>
      <text:p text:style-name="Preformatted_20_Text"><text:s/>1.22358 <text:s text:c="2"/>0.00 <text:s/>19.580 <text:s/>0 <text:s/>0.6050 <text:s/>6.9430 <text:s/>97.40 <text:s/>1.8773 <text:s text:c="2"/>5 <text:s/>403.0 <text:s/>14.70 363.43 <text:s text:c="2"/>4.59 <text:s/>41.30</text:p>
      <text:p text:style-name="Preformatted_20_Text"><text:s/>1.34284 <text:s text:c="2"/>0.00 <text:s/>19.580 <text:s/>0 <text:s/>0.6050 <text:s/>6.0660 100.00 <text:s/>1.7573 <text:s text:c="2"/>5 <text:s/>403.0 <text:s/>14.70 353.89 <text:s text:c="2"/>6.43 <text:s/>24.30</text:p>
      <text:p text:style-name="Preformatted_20_Text"><text:s/>1.42502 <text:s text:c="2"/>0.00 <text:s/>19.580 <text:s/>0 <text:s/>0.8710 <text:s/>6.5100 100.00 <text:s/>1.7659 <text:s text:c="2"/>5 <text:s/>403.0 <text:s/>14.70 364.31 <text:s text:c="2"/>7.39 <text:s/>23.30</text:p>
      <text:p text:style-name="Preformatted_20_Text"><text:soft-page-break/><text:s/>1.27346 <text:s text:c="2"/>0.00 <text:s/>19.580 <text:s/>1 <text:s/>0.6050 <text:s/>6.2500 <text:s/>92.60 <text:s/>1.7984 <text:s text:c="2"/>5 <text:s/>403.0 <text:s/>14.70 338.92 <text:s text:c="2"/>5.50 <text:s/>27.00</text:p>
      <text:p text:style-name="Preformatted_20_Text"><text:s/>1.46336 <text:s text:c="2"/>0.00 <text:s/>19.580 <text:s/>0 <text:s/>0.6050 <text:s/>7.4890 <text:s/>90.80 <text:s/>1.9709 <text:s text:c="2"/>5 <text:s/>403.0 <text:s/>14.70 374.43 <text:s text:c="2"/>1.73 <text:s/>50.00</text:p>
      <text:p text:style-name="Preformatted_20_Text"><text:s/>1.83377 <text:s text:c="2"/>0.00 <text:s/>19.580 <text:s/>1 <text:s/>0.6050 <text:s/>7.8020 <text:s/>98.20 <text:s/>2.0407 <text:s text:c="2"/>5 <text:s/>403.0 <text:s/>14.70 389.61 <text:s text:c="2"/>1.92 <text:s/>50.00</text:p>
      <text:p text:style-name="Preformatted_20_Text"><text:s/>1.51902 <text:s text:c="2"/>0.00 <text:s/>19.580 <text:s/>1 <text:s/>0.6050 <text:s/>8.3750 <text:s/>93.90 <text:s/>2.1620 <text:s text:c="2"/>5 <text:s/>403.0 <text:s/>14.70 388.45 <text:s text:c="2"/>3.32 <text:s/>50.00</text:p>
      <text:p text:style-name="Preformatted_20_Text"><text:s/>2.24236 <text:s text:c="2"/>0.00 <text:s/>19.580 <text:s/>0 <text:s/>0.6050 <text:s/>5.8540 <text:s/>91.80 <text:s/>2.4220 <text:s text:c="2"/>5 <text:s/>403.0 <text:s/>14.70 395.11 <text:s/>11.64 <text:s/>22.70</text:p>
      <text:p text:style-name="Preformatted_20_Text"><text:s/>2.92400 <text:s text:c="2"/>0.00 <text:s/>19.580 <text:s/>0 <text:s/>0.6050 <text:s/>6.1010 <text:s/>93.00 <text:s/>2.2834 <text:s text:c="2"/>5 <text:s/>403.0 <text:s/>14.70 240.16 <text:s text:c="2"/>9.81 <text:s/>25.00</text:p>
      <text:p text:style-name="Preformatted_20_Text"><text:s/>2.01019 <text:s text:c="2"/>0.00 <text:s/>19.580 <text:s/>0 <text:s/>0.6050 <text:s/>7.9290 <text:s/>96.20 <text:s/>2.0459 <text:s text:c="2"/>5 <text:s/>403.0 <text:s/>14.70 369.30 <text:s text:c="2"/>3.70 <text:s/>50.00</text:p>
      <text:p text:style-name="Preformatted_20_Text"><text:s/>1.80028 <text:s text:c="2"/>0.00 <text:s/>19.580 <text:s/>0 <text:s/>0.6050 <text:s/>5.8770 <text:s/>79.20 <text:s/>2.4259 <text:s text:c="2"/>5 <text:s/>403.0 <text:s/>14.70 227.61 <text:s/>12.14 <text:s/>23.80</text:p>
      <text:p text:style-name="Preformatted_20_Text"><text:s/>2.30040 <text:s text:c="2"/>0.00 <text:s/>19.580 <text:s/>0 <text:s/>0.6050 <text:s/>6.3190 <text:s/>96.10 <text:s/>2.1000 <text:s text:c="2"/>5 <text:s/>403.0 <text:s/>14.70 297.09 <text:s/>11.10 <text:s/>23.80</text:p>
      <text:p text:style-name="Preformatted_20_Text"><text:s/>2.44953 <text:s text:c="2"/>0.00 <text:s/>19.580 <text:s/>0 <text:s/>0.6050 <text:s/>6.4020 <text:s/>95.20 <text:s/>2.2625 <text:s text:c="2"/>5 <text:s/>403.0 <text:s/>14.70 330.04 <text:s/>11.32 <text:s/>22.30</text:p>
      <text:p text:style-name="Preformatted_20_Text"><text:s/>1.20742 <text:s text:c="2"/>0.00 <text:s/>19.580 <text:s/>0 <text:s/>0.6050 <text:s/>5.8750 <text:s/>94.60 <text:s/>2.4259 <text:s text:c="2"/>5 <text:s/>403.0 <text:s/>14.70 292.29 <text:s/>14.43 <text:s/>17.40</text:p>
      <text:p text:style-name="Preformatted_20_Text"><text:s/>2.31390 <text:s text:c="2"/>0.00 <text:s/>19.580 <text:s/>0 <text:s/>0.6050 <text:s/>5.8800 <text:s/>97.30 <text:s/>2.3887 <text:s text:c="2"/>5 <text:s/>403.0 <text:s/>14.70 348.13 <text:s/>12.03 <text:s/>19.10</text:p>
      <text:p text:style-name="Preformatted_20_Text"><text:s/>0.13914 <text:s text:c="2"/>0.00 <text:s text:c="2"/>4.050 <text:s/>0 <text:s/>0.5100 <text:s/>5.5720 <text:s/>88.50 <text:s/>2.5961 <text:s text:c="2"/>5 <text:s/>296.0 <text:s/>16.60 396.90 <text:s/>14.69 <text:s/>23.10</text:p>
      <text:p text:style-name="Preformatted_20_Text"><text:s/>0.09178 <text:s text:c="2"/>0.00 <text:s text:c="2"/>4.050 <text:s/>0 <text:s/>0.5100 <text:s/>6.4160 <text:s/>84.10 <text:s/>2.6463 <text:s text:c="2"/>5 <text:s/>296.0 <text:s/>16.60 395.50 <text:s text:c="2"/>9.04 <text:s/>23.60</text:p>
      <text:p text:style-name="Preformatted_20_Text"><text:s/>0.08447 <text:s text:c="2"/>0.00 <text:s text:c="2"/>4.050 <text:s/>0 <text:s/>0.5100 <text:s/>5.8590 <text:s/>68.70 <text:s/>2.7019 <text:s text:c="2"/>5 <text:s/>296.0 <text:s/>16.60 393.23 <text:s text:c="2"/>9.64 <text:s/>22.60</text:p>
      <text:p text:style-name="Preformatted_20_Text"><text:s/>0.06664 <text:s text:c="2"/>0.00 <text:s text:c="2"/>4.050 <text:s/>0 <text:s/>0.5100 <text:s/>6.5460 <text:s/>33.10 <text:s/>3.1323 <text:s text:c="2"/>5 <text:s/>296.0 <text:s/>16.60 390.96 <text:s text:c="2"/>5.33 <text:s/>29.40</text:p>
      <text:p text:style-name="Preformatted_20_Text"><text:s/>0.07022 <text:s text:c="2"/>0.00 <text:s text:c="2"/>4.050 <text:s/>0 <text:s/>0.5100 <text:s/>6.0200 <text:s/>47.20 <text:s/>3.5549 <text:s text:c="2"/>5 <text:s/>296.0 <text:s/>16.60 393.23 <text:s/>10.11 <text:s/>23.20</text:p>
      <text:p text:style-name="Preformatted_20_Text"><text:s/>0.05425 <text:s text:c="2"/>0.00 <text:s text:c="2"/>4.050 <text:s/>0 <text:s/>0.5100 <text:s/>6.3150 <text:s/>73.40 <text:s/>3.3175 <text:s text:c="2"/>5 <text:s/>296.0 <text:s/>16.60 395.60 <text:s text:c="2"/>6.29 <text:s/>24.60</text:p>
      <text:p text:style-name="Preformatted_20_Text"><text:s/>0.06642 <text:s text:c="2"/>0.00 <text:s text:c="2"/>4.050 <text:s/>0 <text:s/>0.5100 <text:s/>6.8600 <text:s/>74.40 <text:s/>2.9153 <text:s text:c="2"/>5 <text:s/>296.0 <text:s/>16.60 391.27 <text:s text:c="2"/>6.92 <text:s/>29.90</text:p>
      <text:p text:style-name="Preformatted_20_Text"><text:s/>0.05780 <text:s text:c="2"/>0.00 <text:s text:c="2"/>2.460 <text:s/>0 <text:s/>0.4880 <text:s/>6.9800 <text:s/>58.40 <text:s/>2.8290 <text:s text:c="2"/>3 <text:s/>193.0 <text:s/>17.80 396.90 <text:s text:c="2"/>5.04 <text:s/>37.20</text:p>
      <text:p text:style-name="Preformatted_20_Text"><text:s/>0.06588 <text:s text:c="2"/>0.00 <text:s text:c="2"/>2.460 <text:s/>0 <text:s/>0.4880 <text:s/>7.7650 <text:s/>83.30 <text:s/>2.7410 <text:s text:c="2"/>3 <text:s/>193.0 <text:s/>17.80 395.56 <text:s text:c="2"/>7.56 <text:s/>39.80</text:p>
      <text:p text:style-name="Preformatted_20_Text"><text:s/>0.06888 <text:s text:c="2"/>0.00 <text:s text:c="2"/>2.460 <text:s/>0 <text:s/>0.4880 <text:s/>6.1440 <text:s/>62.20 <text:s/>2.5979 <text:s text:c="2"/>3 <text:s/>193.0 <text:s/>17.80 396.90 <text:s text:c="2"/>9.45 <text:s/>36.20</text:p>
      <text:p text:style-name="Preformatted_20_Text"><text:s/>0.09103 <text:s text:c="2"/>0.00 <text:s text:c="2"/>2.460 <text:s/>0 <text:s/>0.4880 <text:s/>7.1550 <text:s/>92.20 <text:s/>2.7006 <text:s text:c="2"/>3 <text:s/>193.0 <text:s/>17.80 394.12 <text:s text:c="2"/>4.82 <text:s/>37.90</text:p>
      <text:p text:style-name="Preformatted_20_Text"><text:s/>0.10008 <text:s text:c="2"/>0.00 <text:s text:c="2"/>2.460 <text:s/>0 <text:s/>0.4880 <text:s/>6.5630 <text:s/>95.60 <text:s/>2.8470 <text:s text:c="2"/>3 <text:s/>193.0 <text:s/>17.80 396.90 <text:s text:c="2"/>5.68 <text:s/>32.50</text:p>
      <text:p text:style-name="Preformatted_20_Text"><text:s/>0.08308 <text:s text:c="2"/>0.00 <text:s text:c="2"/>2.460 <text:s/>0 <text:s/>0.4880 <text:s/>5.6040 <text:s/>89.80 <text:s/>2.9879 <text:s text:c="2"/>3 <text:s/>193.0 <text:s/>17.80 391.00 <text:s/>13.98 <text:s/>26.40</text:p>
      <text:p text:style-name="Preformatted_20_Text"><text:s/>0.06047 <text:s text:c="2"/>0.00 <text:s text:c="2"/>2.460 <text:s/>0 <text:s/>0.4880 <text:s/>6.1530 <text:s/>68.80 <text:s/>3.2797 <text:s text:c="2"/>3 <text:s/>193.0 <text:s/>17.80 387.11 <text:s/>13.15 <text:s/>29.60</text:p>
      <text:p text:style-name="Preformatted_20_Text"><text:s/>0.05602 <text:s text:c="2"/>0.00 <text:s text:c="2"/>2.460 <text:s/>0 <text:s/>0.4880 <text:s/>7.8310 <text:s/>53.60 <text:s/>3.1992 <text:s text:c="2"/>3 <text:s/>193.0 <text:s/>17.80 392.63 <text:s text:c="2"/>4.45 <text:s/>50.00</text:p>
      <text:p text:style-name="Preformatted_20_Text"><text:s/>0.07875 <text:s/>45.00 <text:s text:c="2"/>3.440 <text:s/>0 <text:s/>0.4370 <text:s/>6.7820 <text:s/>41.10 <text:s/>3.7886 <text:s text:c="2"/>5 <text:s/>398.0 <text:s/>15.20 393.87 <text:s text:c="2"/>6.68 <text:s/>32.00</text:p>
      <text:p text:style-name="Preformatted_20_Text"><text:s/>0.12579 <text:s/>45.00 <text:s text:c="2"/>3.440 <text:s/>0 <text:s/>0.4370 <text:s/>6.5560 <text:s/>29.10 <text:s/>4.5667 <text:s text:c="2"/>5 <text:s/>398.0 <text:s/>15.20 382.84 <text:s text:c="2"/>4.56 <text:s/>29.80</text:p>
      <text:p text:style-name="Preformatted_20_Text"><text:s/>0.08370 <text:s/>45.00 <text:s text:c="2"/>3.440 <text:s/>0 <text:s/>0.4370 <text:s/>7.1850 <text:s/>38.90 <text:s/>4.5667 <text:s text:c="2"/>5 <text:s/>398.0 <text:s/>15.20 396.90 <text:s text:c="2"/>5.39 <text:s/>34.90</text:p>
      <text:p text:style-name="Preformatted_20_Text"><text:s/>0.09068 <text:s/>45.00 <text:s text:c="2"/>3.440 <text:s/>0 <text:s/>0.4370 <text:s/>6.9510 <text:s/>21.50 <text:s/>6.4798 <text:s text:c="2"/>5 <text:s/>398.0 <text:s/>15.20 377.68 <text:s text:c="2"/>5.10 <text:s/>37.00</text:p>
      <text:p text:style-name="Preformatted_20_Text"><text:s/>0.06911 <text:s/>45.00 <text:s text:c="2"/>3.440 <text:s/>0 <text:s/>0.4370 <text:s/>6.7390 <text:s/>30.80 <text:s/>6.4798 <text:s text:c="2"/>5 <text:s/>398.0 <text:s/>15.20 389.71 <text:s text:c="2"/>4.69 <text:s/>30.50</text:p>
      <text:p text:style-name="Preformatted_20_Text"><text:soft-page-break/><text:s/>0.08664 <text:s/>45.00 <text:s text:c="2"/>3.440 <text:s/>0 <text:s/>0.4370 <text:s/>7.1780 <text:s/>26.30 <text:s/>6.4798 <text:s text:c="2"/>5 <text:s/>398.0 <text:s/>15.20 390.49 <text:s text:c="2"/>2.87 <text:s/>36.40</text:p>
      <text:p text:style-name="Preformatted_20_Text"><text:s/>0.02187 <text:s/>60.00 <text:s text:c="2"/>2.930 <text:s/>0 <text:s/>0.4010 <text:s/>6.8000 <text:s text:c="2"/>9.90 <text:s/>6.2196 <text:s text:c="2"/>1 <text:s/>265.0 <text:s/>15.60 393.37 <text:s text:c="2"/>5.03 <text:s/>31.10</text:p>
      <text:p text:style-name="Preformatted_20_Text"><text:s/>0.01439 <text:s/>60.00 <text:s text:c="2"/>2.930 <text:s/>0 <text:s/>0.4010 <text:s/>6.6040 <text:s/>18.80 <text:s/>6.2196 <text:s text:c="2"/>1 <text:s/>265.0 <text:s/>15.60 376.70 <text:s text:c="2"/>4.38 <text:s/>29.10</text:p>
      <text:p text:style-name="Preformatted_20_Text"><text:s/>0.01381 <text:s/>80.00 <text:s text:c="2"/>0.460 <text:s/>0 <text:s/>0.4220 <text:s/>7.8750 <text:s/>32.00 <text:s/>5.6484 <text:s text:c="2"/>4 <text:s/>255.0 <text:s/>14.40 394.23 <text:s text:c="2"/>2.97 <text:s/>50.00</text:p>
      <text:p text:style-name="Preformatted_20_Text"><text:s/>0.04011 <text:s/>80.00 <text:s text:c="2"/>1.520 <text:s/>0 <text:s/>0.4040 <text:s/>7.2870 <text:s/>34.10 <text:s/>7.3090 <text:s text:c="2"/>2 <text:s/>329.0 <text:s/>12.60 396.90 <text:s text:c="2"/>4.08 <text:s/>33.30</text:p>
      <text:p text:style-name="Preformatted_20_Text"><text:s/>0.04666 <text:s/>80.00 <text:s text:c="2"/>1.520 <text:s/>0 <text:s/>0.4040 <text:s/>7.1070 <text:s/>36.60 <text:s/>7.3090 <text:s text:c="2"/>2 <text:s/>329.0 <text:s/>12.60 354.31 <text:s text:c="2"/>8.61 <text:s/>30.30</text:p>
      <text:p text:style-name="Preformatted_20_Text"><text:s/>0.03768 <text:s/>80.00 <text:s text:c="2"/>1.520 <text:s/>0 <text:s/>0.4040 <text:s/>7.2740 <text:s/>38.30 <text:s/>7.3090 <text:s text:c="2"/>2 <text:s/>329.0 <text:s/>12.60 392.20 <text:s text:c="2"/>6.62 <text:s/>34.60</text:p>
      <text:p text:style-name="Preformatted_20_Text"><text:s/>0.03150 <text:s/>95.00 <text:s text:c="2"/>1.470 <text:s/>0 <text:s/>0.4030 <text:s/>6.9750 <text:s/>15.30 <text:s/>7.6534 <text:s text:c="2"/>3 <text:s/>402.0 <text:s/>17.00 396.90 <text:s text:c="2"/>4.56 <text:s/>34.90</text:p>
      <text:p text:style-name="Preformatted_20_Text"><text:s/>0.01778 <text:s/>95.00 <text:s text:c="2"/>1.470 <text:s/>0 <text:s/>0.4030 <text:s/>7.1350 <text:s/>13.90 <text:s/>7.6534 <text:s text:c="2"/>3 <text:s/>402.0 <text:s/>17.00 384.30 <text:s text:c="2"/>4.45 <text:s/>32.90</text:p>
      <text:p text:style-name="Preformatted_20_Text"><text:s/>0.03445 <text:s/>82.50 <text:s text:c="2"/>2.030 <text:s/>0 <text:s/>0.4150 <text:s/>6.1620 <text:s/>38.40 <text:s/>6.2700 <text:s text:c="2"/>2 <text:s/>348.0 <text:s/>14.70 393.77 <text:s text:c="2"/>7.43 <text:s/>24.10</text:p>
      <text:p text:style-name="Preformatted_20_Text"><text:s/>0.02177 <text:s/>82.50 <text:s text:c="2"/>2.030 <text:s/>0 <text:s/>0.4150 <text:s/>7.6100 <text:s/>15.70 <text:s/>6.2700 <text:s text:c="2"/>2 <text:s/>348.0 <text:s/>14.70 395.38 <text:s text:c="2"/>3.11 <text:s/>42.30</text:p>
      <text:p text:style-name="Preformatted_20_Text"><text:s/>0.03510 <text:s/>95.00 <text:s text:c="2"/>2.680 <text:s/>0 <text:s/>0.4161 <text:s/>7.8530 <text:s/>33.20 <text:s/>5.1180 <text:s text:c="2"/>4 <text:s/>224.0 <text:s/>14.70 392.78 <text:s text:c="2"/>3.81 <text:s/>48.50</text:p>
      <text:p text:style-name="Preformatted_20_Text"><text:s/>0.02009 <text:s/>95.00 <text:s text:c="2"/>2.680 <text:s/>0 <text:s/>0.4161 <text:s/>8.0340 <text:s/>31.90 <text:s/>5.1180 <text:s text:c="2"/>4 <text:s/>224.0 <text:s/>14.70 390.55 <text:s text:c="2"/>2.88 <text:s/>50.00</text:p>
      <text:p text:style-name="Preformatted_20_Text"><text:s/>0.13642 <text:s text:c="2"/>0.00 <text:s/>10.590 <text:s/>0 <text:s/>0.4890 <text:s/>5.8910 <text:s/>22.30 <text:s/>3.9454 <text:s text:c="2"/>4 <text:s/>277.0 <text:s/>18.60 396.90 <text:s/>10.87 <text:s/>22.60</text:p>
      <text:p text:style-name="Preformatted_20_Text"><text:s/>0.22969 <text:s text:c="2"/>0.00 <text:s/>10.590 <text:s/>0 <text:s/>0.4890 <text:s/>6.3260 <text:s/>52.50 <text:s/>4.3549 <text:s text:c="2"/>4 <text:s/>277.0 <text:s/>18.60 394.87 <text:s/>10.97 <text:s/>24.40</text:p>
      <text:p text:style-name="Preformatted_20_Text"><text:s/>0.25199 <text:s text:c="2"/>0.00 <text:s/>10.590 <text:s/>0 <text:s/>0.4890 <text:s/>5.7830 <text:s/>72.70 <text:s/>4.3549 <text:s text:c="2"/>4 <text:s/>277.0 <text:s/>18.60 389.43 <text:s/>18.06 <text:s/>22.50</text:p>
      <text:p text:style-name="Preformatted_20_Text"><text:s/>0.13587 <text:s text:c="2"/>0.00 <text:s/>10.590 <text:s/>1 <text:s/>0.4890 <text:s/>6.0640 <text:s/>59.10 <text:s/>4.2392 <text:s text:c="2"/>4 <text:s/>277.0 <text:s/>18.60 381.32 <text:s/>14.66 <text:s/>24.40</text:p>
      <text:p text:style-name="Preformatted_20_Text"><text:s/>0.43571 <text:s text:c="2"/>0.00 <text:s/>10.590 <text:s/>1 <text:s/>0.4890 <text:s/>5.3440 100.00 <text:s/>3.8750 <text:s text:c="2"/>4 <text:s/>277.0 <text:s/>18.60 396.90 <text:s/>23.09 <text:s/>20.00</text:p>
      <text:p text:style-name="Preformatted_20_Text"><text:s/>0.17446 <text:s text:c="2"/>0.00 <text:s/>10.590 <text:s/>1 <text:s/>0.4890 <text:s/>5.9600 <text:s/>92.10 <text:s/>3.8771 <text:s text:c="2"/>4 <text:s/>277.0 <text:s/>18.60 393.25 <text:s/>17.27 <text:s/>21.70</text:p>
      <text:p text:style-name="Preformatted_20_Text"><text:s/>0.37578 <text:s text:c="2"/>0.00 <text:s/>10.590 <text:s/>1 <text:s/>0.4890 <text:s/>5.4040 <text:s/>88.60 <text:s/>3.6650 <text:s text:c="2"/>4 <text:s/>277.0 <text:s/>18.60 395.24 <text:s/>23.98 <text:s/>19.30</text:p>
      <text:p text:style-name="Preformatted_20_Text"><text:s/>0.21719 <text:s text:c="2"/>0.00 <text:s/>10.590 <text:s/>1 <text:s/>0.4890 <text:s/>5.8070 <text:s/>53.80 <text:s/>3.6526 <text:s text:c="2"/>4 <text:s/>277.0 <text:s/>18.60 390.94 <text:s/>16.03 <text:s/>22.40</text:p>
      <text:p text:style-name="Preformatted_20_Text"><text:s/>0.14052 <text:s text:c="2"/>0.00 <text:s/>10.590 <text:s/>0 <text:s/>0.4890 <text:s/>6.3750 <text:s/>32.30 <text:s/>3.9454 <text:s text:c="2"/>4 <text:s/>277.0 <text:s/>18.60 385.81 <text:s text:c="2"/>9.38 <text:s/>28.10</text:p>
      <text:p text:style-name="Preformatted_20_Text"><text:s/>0.28955 <text:s text:c="2"/>0.00 <text:s/>10.590 <text:s/>0 <text:s/>0.4890 <text:s/>5.4120 <text:s text:c="2"/>9.80 <text:s/>3.5875 <text:s text:c="2"/>4 <text:s/>277.0 <text:s/>18.60 348.93 <text:s/>29.55 <text:s/>23.70</text:p>
      <text:p text:style-name="Preformatted_20_Text"><text:s/>0.19802 <text:s text:c="2"/>0.00 <text:s/>10.590 <text:s/>0 <text:s/>0.4890 <text:s/>6.1820 <text:s/>42.40 <text:s/>3.9454 <text:s text:c="2"/>4 <text:s/>277.0 <text:s/>18.60 393.63 <text:s text:c="2"/>9.47 <text:s/>25.00</text:p>
      <text:p text:style-name="Preformatted_20_Text"><text:s/>0.04560 <text:s text:c="2"/>0.00 <text:s/>13.890 <text:s/>1 <text:s/>0.5500 <text:s/>5.8880 <text:s/>56.00 <text:s/>3.1121 <text:s text:c="2"/>5 <text:s/>276.0 <text:s/>16.40 392.80 <text:s/>13.51 <text:s/>23.30</text:p>
      <text:p text:style-name="Preformatted_20_Text"><text:s/>0.07013 <text:s text:c="2"/>0.00 <text:s/>13.890 <text:s/>0 <text:s/>0.5500 <text:s/>6.6420 <text:s/>85.10 <text:s/>3.4211 <text:s text:c="2"/>5 <text:s/>276.0 <text:s/>16.40 392.78 <text:s text:c="2"/>9.69 <text:s/>28.70</text:p>
      <text:p text:style-name="Preformatted_20_Text"><text:s/>0.11069 <text:s text:c="2"/>0.00 <text:s/>13.890 <text:s/>1 <text:s/>0.5500 <text:s/>5.9510 <text:s/>93.80 <text:s/>2.8893 <text:s text:c="2"/>5 <text:s/>276.0 <text:s/>16.40 396.90 <text:s/>17.92 <text:s/>21.50</text:p>
      <text:p text:style-name="Preformatted_20_Text"><text:s/>0.11425 <text:s text:c="2"/>0.00 <text:s/>13.890 <text:s/>1 <text:s/>0.5500 <text:s/>6.3730 <text:s/>92.40 <text:s/>3.3633 <text:s text:c="2"/>5 <text:s/>276.0 <text:s/>16.40 393.74 <text:s/>10.50 <text:s/>23.00</text:p>
      <text:p text:style-name="Preformatted_20_Text"><text:s/>0.35809 <text:s text:c="2"/>0.00 <text:s text:c="2"/>6.200 <text:s/>1 <text:s/>0.5070 <text:s/>6.9510 <text:s/>88.50 <text:s/>2.8617 <text:s text:c="2"/>8 <text:s/>307.0 <text:s/>17.40 391.70 <text:s text:c="2"/>9.71 <text:s/>26.70</text:p>
      <text:p text:style-name="Preformatted_20_Text"><text:s/>0.40771 <text:s text:c="2"/>0.00 <text:s text:c="2"/>6.200 <text:s/>1 <text:s/>0.5070 <text:s/>6.1640 <text:s/>91.30 <text:s/>3.0480 <text:s text:c="2"/>8 <text:s/>307.0 <text:s/>17.40 395.24 <text:s/>21.46 <text:s/>21.70</text:p>
      <text:p text:style-name="Preformatted_20_Text"><text:s/>0.62356 <text:s text:c="2"/>0.00 <text:s text:c="2"/>6.200 <text:s/>1 <text:s/>0.5070 <text:s/>6.8790 <text:s/>77.70 <text:s/>3.2721 <text:s text:c="2"/>8 <text:s/>307.0 <text:s/>17.40 390.39 <text:s text:c="2"/>9.93 <text:s/>27.50</text:p>
      <text:p text:style-name="Preformatted_20_Text"><text:s/>0.61470 <text:s text:c="2"/>0.00 <text:s text:c="2"/>6.200 <text:s/>0 <text:s/>0.5070 <text:s/>6.6180 <text:s/>80.80 <text:s/>3.2721 <text:s text:c="2"/>8 <text:s/>307.0 <text:s/>17.40 396.90 <text:s text:c="2"/>7.60 <text:s/>30.10</text:p>
      <text:p text:style-name="Preformatted_20_Text"><text:soft-page-break/><text:s/>0.31533 <text:s text:c="2"/>0.00 <text:s text:c="2"/>6.200 <text:s/>0 <text:s/>0.5040 <text:s/>8.2660 <text:s/>78.30 <text:s/>2.8944 <text:s text:c="2"/>8 <text:s/>307.0 <text:s/>17.40 385.05 <text:s text:c="2"/>4.14 <text:s/>44.80</text:p>
      <text:p text:style-name="Preformatted_20_Text"><text:s/>0.52693 <text:s text:c="2"/>0.00 <text:s text:c="2"/>6.200 <text:s/>0 <text:s/>0.5040 <text:s/>8.7250 <text:s/>83.00 <text:s/>2.8944 <text:s text:c="2"/>8 <text:s/>307.0 <text:s/>17.40 382.00 <text:s text:c="2"/>4.63 <text:s/>50.00</text:p>
      <text:p text:style-name="Preformatted_20_Text"><text:s/>0.38214 <text:s text:c="2"/>0.00 <text:s text:c="2"/>6.200 <text:s/>0 <text:s/>0.5040 <text:s/>8.0400 <text:s/>86.50 <text:s/>3.2157 <text:s text:c="2"/>8 <text:s/>307.0 <text:s/>17.40 387.38 <text:s text:c="2"/>3.13 <text:s/>37.60</text:p>
      <text:p text:style-name="Preformatted_20_Text"><text:s/>0.41238 <text:s text:c="2"/>0.00 <text:s text:c="2"/>6.200 <text:s/>0 <text:s/>0.5040 <text:s/>7.1630 <text:s/>79.90 <text:s/>3.2157 <text:s text:c="2"/>8 <text:s/>307.0 <text:s/>17.40 372.08 <text:s text:c="2"/>6.36 <text:s/>31.60</text:p>
      <text:p text:style-name="Preformatted_20_Text"><text:s/>0.29819 <text:s text:c="2"/>0.00 <text:s text:c="2"/>6.200 <text:s/>0 <text:s/>0.5040 <text:s/>7.6860 <text:s/>17.00 <text:s/>3.3751 <text:s text:c="2"/>8 <text:s/>307.0 <text:s/>17.40 377.51 <text:s text:c="2"/>3.92 <text:s/>46.70</text:p>
      <text:p text:style-name="Preformatted_20_Text"><text:s/>0.44178 <text:s text:c="2"/>0.00 <text:s text:c="2"/>6.200 <text:s/>0 <text:s/>0.5040 <text:s/>6.5520 <text:s/>21.40 <text:s/>3.3751 <text:s text:c="2"/>8 <text:s/>307.0 <text:s/>17.40 380.34 <text:s text:c="2"/>3.76 <text:s/>31.50</text:p>
      <text:p text:style-name="Preformatted_20_Text"><text:s/>0.53700 <text:s text:c="2"/>0.00 <text:s text:c="2"/>6.200 <text:s/>0 <text:s/>0.5040 <text:s/>5.9810 <text:s/>68.10 <text:s/>3.6715 <text:s text:c="2"/>8 <text:s/>307.0 <text:s/>17.40 378.35 <text:s/>11.65 <text:s/>24.30</text:p>
      <text:p text:style-name="Preformatted_20_Text"><text:s/>0.46296 <text:s text:c="2"/>0.00 <text:s text:c="2"/>6.200 <text:s/>0 <text:s/>0.5040 <text:s/>7.4120 <text:s/>76.90 <text:s/>3.6715 <text:s text:c="2"/>8 <text:s/>307.0 <text:s/>17.40 376.14 <text:s text:c="2"/>5.25 <text:s/>31.70</text:p>
      <text:p text:style-name="Preformatted_20_Text"><text:s/>0.57529 <text:s text:c="2"/>0.00 <text:s text:c="2"/>6.200 <text:s/>0 <text:s/>0.5070 <text:s/>8.3370 <text:s/>73.30 <text:s/>3.8384 <text:s text:c="2"/>8 <text:s/>307.0 <text:s/>17.40 385.91 <text:s text:c="2"/>2.47 <text:s/>41.70</text:p>
      <text:p text:style-name="Preformatted_20_Text"><text:s/>0.33147 <text:s text:c="2"/>0.00 <text:s text:c="2"/>6.200 <text:s/>0 <text:s/>0.5070 <text:s/>8.2470 <text:s/>70.40 <text:s/>3.6519 <text:s text:c="2"/>8 <text:s/>307.0 <text:s/>17.40 378.95 <text:s text:c="2"/>3.95 <text:s/>48.30</text:p>
      <text:p text:style-name="Preformatted_20_Text"><text:s/>0.44791 <text:s text:c="2"/>0.00 <text:s text:c="2"/>6.200 <text:s/>1 <text:s/>0.5070 <text:s/>6.7260 <text:s/>66.50 <text:s/>3.6519 <text:s text:c="2"/>8 <text:s/>307.0 <text:s/>17.40 360.20 <text:s text:c="2"/>8.05 <text:s/>29.00</text:p>
      <text:p text:style-name="Preformatted_20_Text"><text:s/>0.33045 <text:s text:c="2"/>0.00 <text:s text:c="2"/>6.200 <text:s/>0 <text:s/>0.5070 <text:s/>6.0860 <text:s/>61.50 <text:s/>3.6519 <text:s text:c="2"/>8 <text:s/>307.0 <text:s/>17.40 376.75 <text:s/>10.88 <text:s/>24.00</text:p>
      <text:p text:style-name="Preformatted_20_Text"><text:s/>0.52058 <text:s text:c="2"/>0.00 <text:s text:c="2"/>6.200 <text:s/>1 <text:s/>0.5070 <text:s/>6.6310 <text:s/>76.50 <text:s/>4.1480 <text:s text:c="2"/>8 <text:s/>307.0 <text:s/>17.40 388.45 <text:s text:c="2"/>9.54 <text:s/>25.10</text:p>
      <text:p text:style-name="Preformatted_20_Text"><text:s/>0.51183 <text:s text:c="2"/>0.00 <text:s text:c="2"/>6.200 <text:s/>0 <text:s/>0.5070 <text:s/>7.3580 <text:s/>71.60 <text:s/>4.1480 <text:s text:c="2"/>8 <text:s/>307.0 <text:s/>17.40 390.07 <text:s text:c="2"/>4.73 <text:s/>31.50</text:p>
      <text:p text:style-name="Preformatted_20_Text"><text:s/>0.08244 <text:s/>30.00 <text:s text:c="2"/>4.930 <text:s/>0 <text:s/>0.4280 <text:s/>6.4810 <text:s/>18.50 <text:s/>6.1899 <text:s text:c="2"/>6 <text:s/>300.0 <text:s/>16.60 379.41 <text:s text:c="2"/>6.36 <text:s/>23.70</text:p>
      <text:p text:style-name="Preformatted_20_Text"><text:s/>0.09252 <text:s/>30.00 <text:s text:c="2"/>4.930 <text:s/>0 <text:s/>0.4280 <text:s/>6.6060 <text:s/>42.20 <text:s/>6.1899 <text:s text:c="2"/>6 <text:s/>300.0 <text:s/>16.60 383.78 <text:s text:c="2"/>7.37 <text:s/>23.30</text:p>
      <text:p text:style-name="Preformatted_20_Text"><text:s/>0.11329 <text:s/>30.00 <text:s text:c="2"/>4.930 <text:s/>0 <text:s/>0.4280 <text:s/>6.8970 <text:s/>54.30 <text:s/>6.3361 <text:s text:c="2"/>6 <text:s/>300.0 <text:s/>16.60 391.25 <text:s/>11.38 <text:s/>22.00</text:p>
      <text:p text:style-name="Preformatted_20_Text"><text:s/>0.10612 <text:s/>30.00 <text:s text:c="2"/>4.930 <text:s/>0 <text:s/>0.4280 <text:s/>6.0950 <text:s/>65.10 <text:s/>6.3361 <text:s text:c="2"/>6 <text:s/>300.0 <text:s/>16.60 394.62 <text:s/>12.40 <text:s/>20.10</text:p>
      <text:p text:style-name="Preformatted_20_Text"><text:s/>0.10290 <text:s/>30.00 <text:s text:c="2"/>4.930 <text:s/>0 <text:s/>0.4280 <text:s/>6.3580 <text:s/>52.90 <text:s/>7.0355 <text:s text:c="2"/>6 <text:s/>300.0 <text:s/>16.60 372.75 <text:s/>11.22 <text:s/>22.20</text:p>
      <text:p text:style-name="Preformatted_20_Text"><text:s/>0.12757 <text:s/>30.00 <text:s text:c="2"/>4.930 <text:s/>0 <text:s/>0.4280 <text:s/>6.3930 <text:s text:c="2"/>7.80 <text:s/>7.0355 <text:s text:c="2"/>6 <text:s/>300.0 <text:s/>16.60 374.71 <text:s text:c="2"/>5.19 <text:s/>23.70</text:p>
      <text:p text:style-name="Preformatted_20_Text"><text:s/>0.20608 <text:s/>22.00 <text:s text:c="2"/>5.860 <text:s/>0 <text:s/>0.4310 <text:s/>5.5930 <text:s/>76.50 <text:s/>7.9549 <text:s text:c="2"/>7 <text:s/>330.0 <text:s/>19.10 372.49 <text:s/>12.50 <text:s/>17.60</text:p>
      <text:p text:style-name="Preformatted_20_Text"><text:s/>0.19133 <text:s/>22.00 <text:s text:c="2"/>5.860 <text:s/>0 <text:s/>0.4310 <text:s/>5.6050 <text:s/>70.20 <text:s/>7.9549 <text:s text:c="2"/>7 <text:s/>330.0 <text:s/>19.10 389.13 <text:s/>18.46 <text:s/>18.50</text:p>
      <text:p text:style-name="Preformatted_20_Text"><text:s/>0.33983 <text:s/>22.00 <text:s text:c="2"/>5.860 <text:s/>0 <text:s/>0.4310 <text:s/>6.1080 <text:s/>34.90 <text:s/>8.0555 <text:s text:c="2"/>7 <text:s/>330.0 <text:s/>19.10 390.18 <text:s text:c="2"/>9.16 <text:s/>24.30</text:p>
      <text:p text:style-name="Preformatted_20_Text"><text:s/>0.19657 <text:s/>22.00 <text:s text:c="2"/>5.860 <text:s/>0 <text:s/>0.4310 <text:s/>6.2260 <text:s/>79.20 <text:s/>8.0555 <text:s text:c="2"/>7 <text:s/>330.0 <text:s/>19.10 376.14 <text:s/>10.15 <text:s/>20.50</text:p>
      <text:p text:style-name="Preformatted_20_Text"><text:s/>0.16439 <text:s/>22.00 <text:s text:c="2"/>5.860 <text:s/>0 <text:s/>0.4310 <text:s/>6.4330 <text:s/>49.10 <text:s/>7.8265 <text:s text:c="2"/>7 <text:s/>330.0 <text:s/>19.10 374.71 <text:s text:c="2"/>9.52 <text:s/>24.50</text:p>
      <text:p text:style-name="Preformatted_20_Text"><text:s/>0.19073 <text:s/>22.00 <text:s text:c="2"/>5.860 <text:s/>0 <text:s/>0.4310 <text:s/>6.7180 <text:s/>17.50 <text:s/>7.8265 <text:s text:c="2"/>7 <text:s/>330.0 <text:s/>19.10 393.74 <text:s text:c="2"/>6.56 <text:s/>26.20</text:p>
      <text:p text:style-name="Preformatted_20_Text"><text:s/>0.14030 <text:s/>22.00 <text:s text:c="2"/>5.860 <text:s/>0 <text:s/>0.4310 <text:s/>6.4870 <text:s/>13.00 <text:s/>7.3967 <text:s text:c="2"/>7 <text:s/>330.0 <text:s/>19.10 396.28 <text:s text:c="2"/>5.90 <text:s/>24.40</text:p>
      <text:p text:style-name="Preformatted_20_Text"><text:s/>0.21409 <text:s/>22.00 <text:s text:c="2"/>5.860 <text:s/>0 <text:s/>0.4310 <text:s/>6.4380 <text:s text:c="2"/>8.90 <text:s/>7.3967 <text:s text:c="2"/>7 <text:s/>330.0 <text:s/>19.10 377.07 <text:s text:c="2"/>3.59 <text:s/>24.80</text:p>
      <text:p text:style-name="Preformatted_20_Text"><text:s/>0.08221 <text:s/>22.00 <text:s text:c="2"/>5.860 <text:s/>0 <text:s/>0.4310 <text:s/>6.9570 <text:s text:c="2"/>6.80 <text:s/>8.9067 <text:s text:c="2"/>7 <text:s/>330.0 <text:s/>19.10 386.09 <text:s text:c="2"/>3.53 <text:s/>29.60</text:p>
      <text:p text:style-name="Preformatted_20_Text"><text:s/>0.36894 <text:s/>22.00 <text:s text:c="2"/>5.860 <text:s/>0 <text:s/>0.4310 <text:s/>8.2590 <text:s text:c="2"/>8.40 <text:s/>8.9067 <text:s text:c="2"/>7 <text:s/>330.0 <text:s/>19.10 396.90 <text:s text:c="2"/>3.54 <text:s/>42.80</text:p>
      <text:p text:style-name="Preformatted_20_Text"><text:s/>0.04819 <text:s/>80.00 <text:s text:c="2"/>3.640 <text:s/>0 <text:s/>0.3920 <text:s/>6.1080 <text:s/>32.00 <text:s/>9.2203 <text:s text:c="2"/>1 <text:s/>315.0 <text:s/>16.40 392.89 <text:s text:c="2"/>6.57 <text:s/>21.90</text:p>
      <text:p text:style-name="Preformatted_20_Text"><text:s/>0.03548 <text:s/>80.00 <text:s text:c="2"/>3.640 <text:s/>0 <text:s/>0.3920 <text:s/>5.8760 <text:s/>19.10 <text:s/>9.2203 <text:s text:c="2"/>1 <text:s/>315.0 <text:s/>16.40 395.18 <text:s text:c="2"/>9.25 <text:s/>20.90</text:p>
      <text:p text:style-name="Preformatted_20_Text"><text:soft-page-break/><text:s/>0.01538 <text:s/>90.00 <text:s text:c="2"/>3.750 <text:s/>0 <text:s/>0.3940 <text:s/>7.4540 <text:s/>34.20 <text:s/>6.3361 <text:s text:c="2"/>3 <text:s/>244.0 <text:s/>15.90 386.34 <text:s text:c="2"/>3.11 <text:s/>44.00</text:p>
      <text:p text:style-name="Preformatted_20_Text"><text:s/>0.61154 <text:s/>20.00 <text:s text:c="2"/>3.970 <text:s/>0 <text:s/>0.6470 <text:s/>8.7040 <text:s/>86.90 <text:s/>1.8010 <text:s text:c="2"/>5 <text:s/>264.0 <text:s/>13.00 389.70 <text:s text:c="2"/>5.12 <text:s/>50.00</text:p>
      <text:p text:style-name="Preformatted_20_Text"><text:s/>0.66351 <text:s/>20.00 <text:s text:c="2"/>3.970 <text:s/>0 <text:s/>0.6470 <text:s/>7.3330 100.00 <text:s/>1.8946 <text:s text:c="2"/>5 <text:s/>264.0 <text:s/>13.00 383.29 <text:s text:c="2"/>7.79 <text:s/>36.00</text:p>
      <text:p text:style-name="Preformatted_20_Text"><text:s/>0.65665 <text:s/>20.00 <text:s text:c="2"/>3.970 <text:s/>0 <text:s/>0.6470 <text:s/>6.8420 100.00 <text:s/>2.0107 <text:s text:c="2"/>5 <text:s/>264.0 <text:s/>13.00 391.93 <text:s text:c="2"/>6.90 <text:s/>30.10</text:p>
      <text:p text:style-name="Preformatted_20_Text"><text:s/>0.54011 <text:s/>20.00 <text:s text:c="2"/>3.970 <text:s/>0 <text:s/>0.6470 <text:s/>7.2030 <text:s/>81.80 <text:s/>2.1121 <text:s text:c="2"/>5 <text:s/>264.0 <text:s/>13.00 392.80 <text:s text:c="2"/>9.59 <text:s/>33.80</text:p>
      <text:p text:style-name="Preformatted_20_Text"><text:s/>0.53412 <text:s/>20.00 <text:s text:c="2"/>3.970 <text:s/>0 <text:s/>0.6470 <text:s/>7.5200 <text:s/>89.40 <text:s/>2.1398 <text:s text:c="2"/>5 <text:s/>264.0 <text:s/>13.00 388.37 <text:s text:c="2"/>7.26 <text:s/>43.10</text:p>
      <text:p text:style-name="Preformatted_20_Text"><text:s/>0.52014 <text:s/>20.00 <text:s text:c="2"/>3.970 <text:s/>0 <text:s/>0.6470 <text:s/>8.3980 <text:s/>91.50 <text:s/>2.2885 <text:s text:c="2"/>5 <text:s/>264.0 <text:s/>13.00 386.86 <text:s text:c="2"/>5.91 <text:s/>48.80</text:p>
      <text:p text:style-name="Preformatted_20_Text"><text:s/>0.82526 <text:s/>20.00 <text:s text:c="2"/>3.970 <text:s/>0 <text:s/>0.6470 <text:s/>7.3270 <text:s/>94.50 <text:s/>2.0788 <text:s text:c="2"/>5 <text:s/>264.0 <text:s/>13.00 393.42 <text:s/>11.25 <text:s/>31.00</text:p>
      <text:p text:style-name="Preformatted_20_Text"><text:s/>0.55007 <text:s/>20.00 <text:s text:c="2"/>3.970 <text:s/>0 <text:s/>0.6470 <text:s/>7.2060 <text:s/>91.60 <text:s/>1.9301 <text:s text:c="2"/>5 <text:s/>264.0 <text:s/>13.00 387.89 <text:s text:c="2"/>8.10 <text:s/>36.50</text:p>
      <text:p text:style-name="Preformatted_20_Text"><text:s/>0.76162 <text:s/>20.00 <text:s text:c="2"/>3.970 <text:s/>0 <text:s/>0.6470 <text:s/>5.5600 <text:s/>62.80 <text:s/>1.9865 <text:s text:c="2"/>5 <text:s/>264.0 <text:s/>13.00 392.40 <text:s/>10.45 <text:s/>22.80</text:p>
      <text:p text:style-name="Preformatted_20_Text"><text:s/>0.78570 <text:s/>20.00 <text:s text:c="2"/>3.970 <text:s/>0 <text:s/>0.6470 <text:s/>7.0140 <text:s/>84.60 <text:s/>2.1329 <text:s text:c="2"/>5 <text:s/>264.0 <text:s/>13.00 384.07 <text:s/>14.79 <text:s/>30.70</text:p>
      <text:p text:style-name="Preformatted_20_Text"><text:s/>0.57834 <text:s/>20.00 <text:s text:c="2"/>3.970 <text:s/>0 <text:s/>0.5750 <text:s/>8.2970 <text:s/>67.00 <text:s/>2.4216 <text:s text:c="2"/>5 <text:s/>264.0 <text:s/>13.00 384.54 <text:s text:c="2"/>7.44 <text:s/>50.00</text:p>
      <text:p text:style-name="Preformatted_20_Text"><text:s/>0.54050 <text:s/>20.00 <text:s text:c="2"/>3.970 <text:s/>0 <text:s/>0.5750 <text:s/>7.4700 <text:s/>52.60 <text:s/>2.8720 <text:s text:c="2"/>5 <text:s/>264.0 <text:s/>13.00 390.30 <text:s text:c="2"/>3.16 <text:s/>43.50</text:p>
      <text:p text:style-name="Preformatted_20_Text"><text:s/>0.09065 <text:s/>20.00 <text:s text:c="2"/>6.960 <text:s/>1 <text:s/>0.4640 <text:s/>5.9200 <text:s/>61.50 <text:s/>3.9175 <text:s text:c="2"/>3 <text:s/>223.0 <text:s/>18.60 391.34 <text:s/>13.65 <text:s/>20.70</text:p>
      <text:p text:style-name="Preformatted_20_Text"><text:s/>0.29916 <text:s/>20.00 <text:s text:c="2"/>6.960 <text:s/>0 <text:s/>0.4640 <text:s/>5.8560 <text:s/>42.10 <text:s/>4.4290 <text:s text:c="2"/>3 <text:s/>223.0 <text:s/>18.60 388.65 <text:s/>13.00 <text:s/>21.10</text:p>
      <text:p text:style-name="Preformatted_20_Text"><text:s/>0.16211 <text:s/>20.00 <text:s text:c="2"/>6.960 <text:s/>0 <text:s/>0.4640 <text:s/>6.2400 <text:s/>16.30 <text:s/>4.4290 <text:s text:c="2"/>3 <text:s/>223.0 <text:s/>18.60 396.90 <text:s text:c="2"/>6.59 <text:s/>25.20</text:p>
      <text:p text:style-name="Preformatted_20_Text"><text:s/>0.11460 <text:s/>20.00 <text:s text:c="2"/>6.960 <text:s/>0 <text:s/>0.4640 <text:s/>6.5380 <text:s/>58.70 <text:s/>3.9175 <text:s text:c="2"/>3 <text:s/>223.0 <text:s/>18.60 394.96 <text:s text:c="2"/>7.73 <text:s/>24.40</text:p>
      <text:p text:style-name="Preformatted_20_Text"><text:s/>0.22188 <text:s/>20.00 <text:s text:c="2"/>6.960 <text:s/>1 <text:s/>0.4640 <text:s/>7.6910 <text:s/>51.80 <text:s/>4.3665 <text:s text:c="2"/>3 <text:s/>223.0 <text:s/>18.60 390.77 <text:s text:c="2"/>6.58 <text:s/>35.20</text:p>
      <text:p text:style-name="Preformatted_20_Text"><text:s/>0.05644 <text:s/>40.00 <text:s text:c="2"/>6.410 <text:s/>1 <text:s/>0.4470 <text:s/>6.7580 <text:s/>32.90 <text:s/>4.0776 <text:s text:c="2"/>4 <text:s/>254.0 <text:s/>17.60 396.90 <text:s text:c="2"/>3.53 <text:s/>32.40</text:p>
      <text:p text:style-name="Preformatted_20_Text"><text:s/>0.09604 <text:s/>40.00 <text:s text:c="2"/>6.410 <text:s/>0 <text:s/>0.4470 <text:s/>6.8540 <text:s/>42.80 <text:s/>4.2673 <text:s text:c="2"/>4 <text:s/>254.0 <text:s/>17.60 396.90 <text:s text:c="2"/>2.98 <text:s/>32.00</text:p>
      <text:p text:style-name="Preformatted_20_Text"><text:s/>0.10469 <text:s/>40.00 <text:s text:c="2"/>6.410 <text:s/>1 <text:s/>0.4470 <text:s/>7.2670 <text:s/>49.00 <text:s/>4.7872 <text:s text:c="2"/>4 <text:s/>254.0 <text:s/>17.60 389.25 <text:s text:c="2"/>6.05 <text:s/>33.20</text:p>
      <text:p text:style-name="Preformatted_20_Text"><text:s/>0.06127 <text:s/>40.00 <text:s text:c="2"/>6.410 <text:s/>1 <text:s/>0.4470 <text:s/>6.8260 <text:s/>27.60 <text:s/>4.8628 <text:s text:c="2"/>4 <text:s/>254.0 <text:s/>17.60 393.45 <text:s text:c="2"/>4.16 <text:s/>33.10</text:p>
      <text:p text:style-name="Preformatted_20_Text"><text:s/>0.07978 <text:s/>40.00 <text:s text:c="2"/>6.410 <text:s/>0 <text:s/>0.4470 <text:s/>6.4820 <text:s/>32.10 <text:s/>4.1403 <text:s text:c="2"/>4 <text:s/>254.0 <text:s/>17.60 396.90 <text:s text:c="2"/>7.19 <text:s/>29.10</text:p>
      <text:p text:style-name="Preformatted_20_Text"><text:s/>0.21038 <text:s/>20.00 <text:s text:c="2"/>3.330 <text:s/>0 <text:s/>0.4429 <text:s/>6.8120 <text:s/>32.20 <text:s/>4.1007 <text:s text:c="2"/>5 <text:s/>216.0 <text:s/>14.90 396.90 <text:s text:c="2"/>4.85 <text:s/>35.10</text:p>
      <text:p text:style-name="Preformatted_20_Text"><text:s/>0.03578 <text:s/>20.00 <text:s text:c="2"/>3.330 <text:s/>0 <text:s/>0.4429 <text:s/>7.8200 <text:s/>64.50 <text:s/>4.6947 <text:s text:c="2"/>5 <text:s/>216.0 <text:s/>14.90 387.31 <text:s text:c="2"/>3.76 <text:s/>45.40</text:p>
      <text:p text:style-name="Preformatted_20_Text"><text:s/>0.03705 <text:s/>20.00 <text:s text:c="2"/>3.330 <text:s/>0 <text:s/>0.4429 <text:s/>6.9680 <text:s/>37.20 <text:s/>5.2447 <text:s text:c="2"/>5 <text:s/>216.0 <text:s/>14.90 392.23 <text:s text:c="2"/>4.59 <text:s/>35.40</text:p>
      <text:p text:style-name="Preformatted_20_Text"><text:s/>0.06129 <text:s/>20.00 <text:s text:c="2"/>3.330 <text:s/>1 <text:s/>0.4429 <text:s/>7.6450 <text:s/>49.70 <text:s/>5.2119 <text:s text:c="2"/>5 <text:s/>216.0 <text:s/>14.90 377.07 <text:s text:c="2"/>3.01 <text:s/>46.00</text:p>
      <text:p text:style-name="Preformatted_20_Text"><text:s/>0.01501 <text:s/>90.00 <text:s text:c="2"/>1.210 <text:s/>1 <text:s/>0.4010 <text:s/>7.9230 <text:s/>24.80 <text:s/>5.8850 <text:s text:c="2"/>1 <text:s/>198.0 <text:s/>13.60 395.52 <text:s text:c="2"/>3.16 <text:s/>50.00</text:p>
      <text:p text:style-name="Preformatted_20_Text"><text:s/>0.00906 <text:s/>90.00 <text:s text:c="2"/>2.970 <text:s/>0 <text:s/>0.4000 <text:s/>7.0880 <text:s/>20.80 <text:s/>7.3073 <text:s text:c="2"/>1 <text:s/>285.0 <text:s/>15.30 394.72 <text:s text:c="2"/>7.85 <text:s/>32.20</text:p>
      <text:p text:style-name="Preformatted_20_Text"><text:s/>0.01096 <text:s/>55.00 <text:s text:c="2"/>2.250 <text:s/>0 <text:s/>0.3890 <text:s/>6.4530 <text:s/>31.90 <text:s/>7.3073 <text:s text:c="2"/>1 <text:s/>300.0 <text:s/>15.30 394.72 <text:s text:c="2"/>8.23 <text:s/>22.00</text:p>
      <text:p text:style-name="Preformatted_20_Text"><text:s/>0.01965 <text:s/>80.00 <text:s text:c="2"/>1.760 <text:s/>0 <text:s/>0.3850 <text:s/>6.2300 <text:s/>31.50 <text:s/>9.0892 <text:s text:c="2"/>1 <text:s/>241.0 <text:s/>18.20 341.60 <text:s/>12.93 <text:s/>20.10</text:p>
      <text:p text:style-name="Preformatted_20_Text"><text:s/>0.03871 <text:s/>52.50 <text:s text:c="2"/>5.320 <text:s/>0 <text:s/>0.4050 <text:s/>6.2090 <text:s/>31.30 <text:s/>7.3172 <text:s text:c="2"/>6 <text:s/>293.0 <text:s/>16.60 396.90 <text:s text:c="2"/>7.14 <text:s/>23.20</text:p>
      <text:p text:style-name="Preformatted_20_Text"><text:soft-page-break/><text:s/>0.04590 <text:s/>52.50 <text:s text:c="2"/>5.320 <text:s/>0 <text:s/>0.4050 <text:s/>6.3150 <text:s/>45.60 <text:s/>7.3172 <text:s text:c="2"/>6 <text:s/>293.0 <text:s/>16.60 396.90 <text:s text:c="2"/>7.60 <text:s/>22.30</text:p>
      <text:p text:style-name="Preformatted_20_Text"><text:s/>0.04297 <text:s/>52.50 <text:s text:c="2"/>5.320 <text:s/>0 <text:s/>0.4050 <text:s/>6.5650 <text:s/>22.90 <text:s/>7.3172 <text:s text:c="2"/>6 <text:s/>293.0 <text:s/>16.60 371.72 <text:s text:c="2"/>9.51 <text:s/>24.80</text:p>
      <text:p text:style-name="Preformatted_20_Text"><text:s/>0.03502 <text:s/>80.00 <text:s text:c="2"/>4.950 <text:s/>0 <text:s/>0.4110 <text:s/>6.8610 <text:s/>27.90 <text:s/>5.1167 <text:s text:c="2"/>4 <text:s/>245.0 <text:s/>19.20 396.90 <text:s text:c="2"/>3.33 <text:s/>28.50</text:p>
      <text:p text:style-name="Preformatted_20_Text"><text:s/>0.07886 <text:s/>80.00 <text:s text:c="2"/>4.950 <text:s/>0 <text:s/>0.4110 <text:s/>7.1480 <text:s/>27.70 <text:s/>5.1167 <text:s text:c="2"/>4 <text:s/>245.0 <text:s/>19.20 396.90 <text:s text:c="2"/>3.56 <text:s/>37.30</text:p>
      <text:p text:style-name="Preformatted_20_Text"><text:s/>0.03615 <text:s/>80.00 <text:s text:c="2"/>4.950 <text:s/>0 <text:s/>0.4110 <text:s/>6.6300 <text:s/>23.40 <text:s/>5.1167 <text:s text:c="2"/>4 <text:s/>245.0 <text:s/>19.20 396.90 <text:s text:c="2"/>4.70 <text:s/>27.90</text:p>
      <text:p text:style-name="Preformatted_20_Text"><text:s/>0.08265 <text:s text:c="2"/>0.00 <text:s/>13.920 <text:s/>0 <text:s/>0.4370 <text:s/>6.1270 <text:s/>18.40 <text:s/>5.5027 <text:s text:c="2"/>4 <text:s/>289.0 <text:s/>16.00 396.90 <text:s text:c="2"/>8.58 <text:s/>23.90</text:p>
      <text:p text:style-name="Preformatted_20_Text"><text:s/>0.08199 <text:s text:c="2"/>0.00 <text:s/>13.920 <text:s/>0 <text:s/>0.4370 <text:s/>6.0090 <text:s/>42.30 <text:s/>5.5027 <text:s text:c="2"/>4 <text:s/>289.0 <text:s/>16.00 396.90 <text:s/>10.40 <text:s/>21.70</text:p>
      <text:p text:style-name="Preformatted_20_Text"><text:s/>0.12932 <text:s text:c="2"/>0.00 <text:s/>13.920 <text:s/>0 <text:s/>0.4370 <text:s/>6.6780 <text:s/>31.10 <text:s/>5.9604 <text:s text:c="2"/>4 <text:s/>289.0 <text:s/>16.00 396.90 <text:s text:c="2"/>6.27 <text:s/>28.60</text:p>
      <text:p text:style-name="Preformatted_20_Text"><text:s/>0.05372 <text:s text:c="2"/>0.00 <text:s/>13.920 <text:s/>0 <text:s/>0.4370 <text:s/>6.5490 <text:s/>51.00 <text:s/>5.9604 <text:s text:c="2"/>4 <text:s/>289.0 <text:s/>16.00 392.85 <text:s text:c="2"/>7.39 <text:s/>27.10</text:p>
      <text:p text:style-name="Preformatted_20_Text"><text:s/>0.14103 <text:s text:c="2"/>0.00 <text:s/>13.920 <text:s/>0 <text:s/>0.4370 <text:s/>5.7900 <text:s/>58.00 <text:s/>6.3200 <text:s text:c="2"/>4 <text:s/>289.0 <text:s/>16.00 396.90 <text:s/>15.84 <text:s/>20.30</text:p>
      <text:p text:style-name="Preformatted_20_Text"><text:s/>0.06466 <text:s/>70.00 <text:s text:c="2"/>2.240 <text:s/>0 <text:s/>0.4000 <text:s/>6.3450 <text:s/>20.10 <text:s/>7.8278 <text:s text:c="2"/>5 <text:s/>358.0 <text:s/>14.80 368.24 <text:s text:c="2"/>4.97 <text:s/>22.50</text:p>
      <text:p text:style-name="Preformatted_20_Text"><text:s/>0.05561 <text:s/>70.00 <text:s text:c="2"/>2.240 <text:s/>0 <text:s/>0.4000 <text:s/>7.0410 <text:s/>10.00 <text:s/>7.8278 <text:s text:c="2"/>5 <text:s/>358.0 <text:s/>14.80 371.58 <text:s text:c="2"/>4.74 <text:s/>29.00</text:p>
      <text:p text:style-name="Preformatted_20_Text"><text:s/>0.04417 <text:s/>70.00 <text:s text:c="2"/>2.240 <text:s/>0 <text:s/>0.4000 <text:s/>6.8710 <text:s/>47.40 <text:s/>7.8278 <text:s text:c="2"/>5 <text:s/>358.0 <text:s/>14.80 390.86 <text:s text:c="2"/>6.07 <text:s/>24.80</text:p>
      <text:p text:style-name="Preformatted_20_Text"><text:s/>0.03537 <text:s/>34.00 <text:s text:c="2"/>6.090 <text:s/>0 <text:s/>0.4330 <text:s/>6.5900 <text:s/>40.40 <text:s/>5.4917 <text:s text:c="2"/>7 <text:s/>329.0 <text:s/>16.10 395.75 <text:s text:c="2"/>9.50 <text:s/>22.00</text:p>
      <text:p text:style-name="Preformatted_20_Text"><text:s/>0.09266 <text:s/>34.00 <text:s text:c="2"/>6.090 <text:s/>0 <text:s/>0.4330 <text:s/>6.4950 <text:s/>18.40 <text:s/>5.4917 <text:s text:c="2"/>7 <text:s/>329.0 <text:s/>16.10 383.61 <text:s text:c="2"/>8.67 <text:s/>26.40</text:p>
      <text:p text:style-name="Preformatted_20_Text"><text:s/>0.10000 <text:s/>34.00 <text:s text:c="2"/>6.090 <text:s/>0 <text:s/>0.4330 <text:s/>6.9820 <text:s/>17.70 <text:s/>5.4917 <text:s text:c="2"/>7 <text:s/>329.0 <text:s/>16.10 390.43 <text:s text:c="2"/>4.86 <text:s/>33.10</text:p>
      <text:p text:style-name="Preformatted_20_Text"><text:s/>0.05515 <text:s/>33.00 <text:s text:c="2"/>2.180 <text:s/>0 <text:s/>0.4720 <text:s/>7.2360 <text:s/>41.10 <text:s/>4.0220 <text:s text:c="2"/>7 <text:s/>222.0 <text:s/>18.40 393.68 <text:s text:c="2"/>6.93 <text:s/>36.10</text:p>
      <text:p text:style-name="Preformatted_20_Text"><text:s/>0.05479 <text:s/>33.00 <text:s text:c="2"/>2.180 <text:s/>0 <text:s/>0.4720 <text:s/>6.6160 <text:s/>58.10 <text:s/>3.3700 <text:s text:c="2"/>7 <text:s/>222.0 <text:s/>18.40 393.36 <text:s text:c="2"/>8.93 <text:s/>28.40</text:p>
      <text:p text:style-name="Preformatted_20_Text"><text:s/>0.07503 <text:s/>33.00 <text:s text:c="2"/>2.180 <text:s/>0 <text:s/>0.4720 <text:s/>7.4200 <text:s/>71.90 <text:s/>3.0992 <text:s text:c="2"/>7 <text:s/>222.0 <text:s/>18.40 396.90 <text:s text:c="2"/>6.47 <text:s/>33.40</text:p>
      <text:p text:style-name="Preformatted_20_Text"><text:s/>0.04932 <text:s/>33.00 <text:s text:c="2"/>2.180 <text:s/>0 <text:s/>0.4720 <text:s/>6.8490 <text:s/>70.30 <text:s/>3.1827 <text:s text:c="2"/>7 <text:s/>222.0 <text:s/>18.40 396.90 <text:s text:c="2"/>7.53 <text:s/>28.20</text:p>
      <text:p text:style-name="Preformatted_20_Text"><text:s/>0.49298 <text:s text:c="2"/>0.00 <text:s text:c="2"/>9.900 <text:s/>0 <text:s/>0.5440 <text:s/>6.6350 <text:s/>82.50 <text:s/>3.3175 <text:s text:c="2"/>4 <text:s/>304.0 <text:s/>18.40 396.90 <text:s text:c="2"/>4.54 <text:s/>22.80</text:p>
      <text:p text:style-name="Preformatted_20_Text"><text:s/>0.34940 <text:s text:c="2"/>0.00 <text:s text:c="2"/>9.900 <text:s/>0 <text:s/>0.5440 <text:s/>5.9720 <text:s/>76.70 <text:s/>3.1025 <text:s text:c="2"/>4 <text:s/>304.0 <text:s/>18.40 396.24 <text:s text:c="2"/>9.97 <text:s/>20.30</text:p>
      <text:p text:style-name="Preformatted_20_Text"><text:s/>2.63548 <text:s text:c="2"/>0.00 <text:s text:c="2"/>9.900 <text:s/>0 <text:s/>0.5440 <text:s/>4.9730 <text:s/>37.80 <text:s/>2.5194 <text:s text:c="2"/>4 <text:s/>304.0 <text:s/>18.40 350.45 <text:s/>12.64 <text:s/>16.10</text:p>
      <text:p text:style-name="Preformatted_20_Text"><text:s/>0.79041 <text:s text:c="2"/>0.00 <text:s text:c="2"/>9.900 <text:s/>0 <text:s/>0.5440 <text:s/>6.1220 <text:s/>52.80 <text:s/>2.6403 <text:s text:c="2"/>4 <text:s/>304.0 <text:s/>18.40 396.90 <text:s text:c="2"/>5.98 <text:s/>22.10</text:p>
      <text:p text:style-name="Preformatted_20_Text"><text:s/>0.26169 <text:s text:c="2"/>0.00 <text:s text:c="2"/>9.900 <text:s/>0 <text:s/>0.5440 <text:s/>6.0230 <text:s/>90.40 <text:s/>2.8340 <text:s text:c="2"/>4 <text:s/>304.0 <text:s/>18.40 396.30 <text:s/>11.72 <text:s/>19.40</text:p>
      <text:p text:style-name="Preformatted_20_Text"><text:s/>0.26938 <text:s text:c="2"/>0.00 <text:s text:c="2"/>9.900 <text:s/>0 <text:s/>0.5440 <text:s/>6.2660 <text:s/>82.80 <text:s/>3.2628 <text:s text:c="2"/>4 <text:s/>304.0 <text:s/>18.40 393.39 <text:s text:c="2"/>7.90 <text:s/>21.60</text:p>
      <text:p text:style-name="Preformatted_20_Text"><text:s/>0.36920 <text:s text:c="2"/>0.00 <text:s text:c="2"/>9.900 <text:s/>0 <text:s/>0.5440 <text:s/>6.5670 <text:s/>87.30 <text:s/>3.6023 <text:s text:c="2"/>4 <text:s/>304.0 <text:s/>18.40 395.69 <text:s text:c="2"/>9.28 <text:s/>23.80</text:p>
      <text:p text:style-name="Preformatted_20_Text"><text:s/>0.25356 <text:s text:c="2"/>0.00 <text:s text:c="2"/>9.900 <text:s/>0 <text:s/>0.5440 <text:s/>5.7050 <text:s/>77.70 <text:s/>3.9450 <text:s text:c="2"/>4 <text:s/>304.0 <text:s/>18.40 396.42 <text:s/>11.50 <text:s/>16.20</text:p>
      <text:p text:style-name="Preformatted_20_Text"><text:s/>0.31827 <text:s text:c="2"/>0.00 <text:s text:c="2"/>9.900 <text:s/>0 <text:s/>0.5440 <text:s/>5.9140 <text:s/>83.20 <text:s/>3.9986 <text:s text:c="2"/>4 <text:s/>304.0 <text:s/>18.40 390.70 <text:s/>18.33 <text:s/>17.80</text:p>
      <text:p text:style-name="Preformatted_20_Text"><text:s/>0.24522 <text:s text:c="2"/>0.00 <text:s text:c="2"/>9.900 <text:s/>0 <text:s/>0.5440 <text:s/>5.7820 <text:s/>71.70 <text:s/>4.0317 <text:s text:c="2"/>4 <text:s/>304.0 <text:s/>18.40 396.90 <text:s/>15.94 <text:s/>19.80</text:p>
      <text:p text:style-name="Preformatted_20_Text"><text:s/>0.40202 <text:s text:c="2"/>0.00 <text:s text:c="2"/>9.900 <text:s/>0 <text:s/>0.5440 <text:s/>6.3820 <text:s/>67.20 <text:s/>3.5325 <text:s text:c="2"/>4 <text:s/>304.0 <text:s/>18.40 395.21 <text:s/>10.36 <text:s/>23.10</text:p>
      <text:p text:style-name="Preformatted_20_Text"><text:s/>0.47547 <text:s text:c="2"/>0.00 <text:s text:c="2"/>9.900 <text:s/>0 <text:s/>0.5440 <text:s/>6.1130 <text:s/>58.80 <text:s/>4.0019 <text:s text:c="2"/>4 <text:s/>304.0 <text:s/>18.40 396.23 <text:s/>12.73 <text:s/>21.00</text:p>
      <text:p text:style-name="Preformatted_20_Text"><text:soft-page-break/><text:s/>0.16760 <text:s text:c="2"/>0.00 <text:s text:c="2"/>7.380 <text:s/>0 <text:s/>0.4930 <text:s/>6.4260 <text:s/>52.30 <text:s/>4.5404 <text:s text:c="2"/>5 <text:s/>287.0 <text:s/>19.60 396.90 <text:s text:c="2"/>7.20 <text:s/>23.80</text:p>
      <text:p text:style-name="Preformatted_20_Text"><text:s/>0.18159 <text:s text:c="2"/>0.00 <text:s text:c="2"/>7.380 <text:s/>0 <text:s/>0.4930 <text:s/>6.3760 <text:s/>54.30 <text:s/>4.5404 <text:s text:c="2"/>5 <text:s/>287.0 <text:s/>19.60 396.90 <text:s text:c="2"/>6.87 <text:s/>23.10</text:p>
      <text:p text:style-name="Preformatted_20_Text"><text:s/>0.35114 <text:s text:c="2"/>0.00 <text:s text:c="2"/>7.380 <text:s/>0 <text:s/>0.4930 <text:s/>6.0410 <text:s/>49.90 <text:s/>4.7211 <text:s text:c="2"/>5 <text:s/>287.0 <text:s/>19.60 396.90 <text:s text:c="2"/>7.70 <text:s/>20.40</text:p>
      <text:p text:style-name="Preformatted_20_Text"><text:s/>0.28392 <text:s text:c="2"/>0.00 <text:s text:c="2"/>7.380 <text:s/>0 <text:s/>0.4930 <text:s/>5.7080 <text:s/>74.30 <text:s/>4.7211 <text:s text:c="2"/>5 <text:s/>287.0 <text:s/>19.60 391.13 <text:s/>11.74 <text:s/>18.50</text:p>
      <text:p text:style-name="Preformatted_20_Text"><text:s/>0.34109 <text:s text:c="2"/>0.00 <text:s text:c="2"/>7.380 <text:s/>0 <text:s/>0.4930 <text:s/>6.4150 <text:s/>40.10 <text:s/>4.7211 <text:s text:c="2"/>5 <text:s/>287.0 <text:s/>19.60 396.90 <text:s text:c="2"/>6.12 <text:s/>25.00</text:p>
      <text:p text:style-name="Preformatted_20_Text"><text:s/>0.19186 <text:s text:c="2"/>0.00 <text:s text:c="2"/>7.380 <text:s/>0 <text:s/>0.4930 <text:s/>6.4310 <text:s/>14.70 <text:s/>5.4159 <text:s text:c="2"/>5 <text:s/>287.0 <text:s/>19.60 393.68 <text:s text:c="2"/>5.08 <text:s/>24.60</text:p>
      <text:p text:style-name="Preformatted_20_Text"><text:s/>0.30347 <text:s text:c="2"/>0.00 <text:s text:c="2"/>7.380 <text:s/>0 <text:s/>0.4930 <text:s/>6.3120 <text:s/>28.90 <text:s/>5.4159 <text:s text:c="2"/>5 <text:s/>287.0 <text:s/>19.60 396.90 <text:s text:c="2"/>6.15 <text:s/>23.00</text:p>
      <text:p text:style-name="Preformatted_20_Text"><text:s/>0.24103 <text:s text:c="2"/>0.00 <text:s text:c="2"/>7.380 <text:s/>0 <text:s/>0.4930 <text:s/>6.0830 <text:s/>43.70 <text:s/>5.4159 <text:s text:c="2"/>5 <text:s/>287.0 <text:s/>19.60 396.90 <text:s/>12.79 <text:s/>22.20</text:p>
      <text:p text:style-name="Preformatted_20_Text"><text:s/>0.06617 <text:s text:c="2"/>0.00 <text:s text:c="2"/>3.240 <text:s/>0 <text:s/>0.4600 <text:s/>5.8680 <text:s/>25.80 <text:s/>5.2146 <text:s text:c="2"/>4 <text:s/>430.0 <text:s/>16.90 382.44 <text:s text:c="2"/>9.97 <text:s/>19.30</text:p>
      <text:p text:style-name="Preformatted_20_Text"><text:s/>0.06724 <text:s text:c="2"/>0.00 <text:s text:c="2"/>3.240 <text:s/>0 <text:s/>0.4600 <text:s/>6.3330 <text:s/>17.20 <text:s/>5.2146 <text:s text:c="2"/>4 <text:s/>430.0 <text:s/>16.90 375.21 <text:s text:c="2"/>7.34 <text:s/>22.60</text:p>
      <text:p text:style-name="Preformatted_20_Text"><text:s/>0.04544 <text:s text:c="2"/>0.00 <text:s text:c="2"/>3.240 <text:s/>0 <text:s/>0.4600 <text:s/>6.1440 <text:s/>32.20 <text:s/>5.8736 <text:s text:c="2"/>4 <text:s/>430.0 <text:s/>16.90 368.57 <text:s text:c="2"/>9.09 <text:s/>19.80</text:p>
      <text:p text:style-name="Preformatted_20_Text"><text:s/>0.05023 <text:s/>35.00 <text:s text:c="2"/>6.060 <text:s/>0 <text:s/>0.4379 <text:s/>5.7060 <text:s/>28.40 <text:s/>6.6407 <text:s text:c="2"/>1 <text:s/>304.0 <text:s/>16.90 394.02 <text:s/>12.43 <text:s/>17.10</text:p>
      <text:p text:style-name="Preformatted_20_Text"><text:s/>0.03466 <text:s/>35.00 <text:s text:c="2"/>6.060 <text:s/>0 <text:s/>0.4379 <text:s/>6.0310 <text:s/>23.30 <text:s/>6.6407 <text:s text:c="2"/>1 <text:s/>304.0 <text:s/>16.90 362.25 <text:s text:c="2"/>7.83 <text:s/>19.40</text:p>
      <text:p text:style-name="Preformatted_20_Text"><text:s/>0.05083 <text:s text:c="2"/>0.00 <text:s text:c="2"/>5.190 <text:s/>0 <text:s/>0.5150 <text:s/>6.3160 <text:s/>38.10 <text:s/>6.4584 <text:s text:c="2"/>5 <text:s/>224.0 <text:s/>20.20 389.71 <text:s text:c="2"/>5.68 <text:s/>22.20</text:p>
      <text:p text:style-name="Preformatted_20_Text"><text:s/>0.03738 <text:s text:c="2"/>0.00 <text:s text:c="2"/>5.190 <text:s/>0 <text:s/>0.5150 <text:s/>6.3100 <text:s/>38.50 <text:s/>6.4584 <text:s text:c="2"/>5 <text:s/>224.0 <text:s/>20.20 389.40 <text:s text:c="2"/>6.75 <text:s/>20.70</text:p>
      <text:p text:style-name="Preformatted_20_Text"><text:s/>0.03961 <text:s text:c="2"/>0.00 <text:s text:c="2"/>5.190 <text:s/>0 <text:s/>0.5150 <text:s/>6.0370 <text:s/>34.50 <text:s/>5.9853 <text:s text:c="2"/>5 <text:s/>224.0 <text:s/>20.20 396.90 <text:s text:c="2"/>8.01 <text:s/>21.10</text:p>
      <text:p text:style-name="Preformatted_20_Text"><text:s/>0.03427 <text:s text:c="2"/>0.00 <text:s text:c="2"/>5.190 <text:s/>0 <text:s/>0.5150 <text:s/>5.8690 <text:s/>46.30 <text:s/>5.2311 <text:s text:c="2"/>5 <text:s/>224.0 <text:s/>20.20 396.90 <text:s text:c="2"/>9.80 <text:s/>19.50</text:p>
      <text:p text:style-name="Preformatted_20_Text"><text:s/>0.03041 <text:s text:c="2"/>0.00 <text:s text:c="2"/>5.190 <text:s/>0 <text:s/>0.5150 <text:s/>5.8950 <text:s/>59.60 <text:s/>5.6150 <text:s text:c="2"/>5 <text:s/>224.0 <text:s/>20.20 394.81 <text:s/>10.56 <text:s/>18.50</text:p>
      <text:p text:style-name="Preformatted_20_Text"><text:s/>0.03306 <text:s text:c="2"/>0.00 <text:s text:c="2"/>5.190 <text:s/>0 <text:s/>0.5150 <text:s/>6.0590 <text:s/>37.30 <text:s/>4.8122 <text:s text:c="2"/>5 <text:s/>224.0 <text:s/>20.20 396.14 <text:s text:c="2"/>8.51 <text:s/>20.60</text:p>
      <text:p text:style-name="Preformatted_20_Text"><text:s/>0.05497 <text:s text:c="2"/>0.00 <text:s text:c="2"/>5.190 <text:s/>0 <text:s/>0.5150 <text:s/>5.9850 <text:s/>45.40 <text:s/>4.8122 <text:s text:c="2"/>5 <text:s/>224.0 <text:s/>20.20 396.90 <text:s text:c="2"/>9.74 <text:s/>19.00</text:p>
      <text:p text:style-name="Preformatted_20_Text"><text:s/>0.06151 <text:s text:c="2"/>0.00 <text:s text:c="2"/>5.190 <text:s/>0 <text:s/>0.5150 <text:s/>5.9680 <text:s/>58.50 <text:s/>4.8122 <text:s text:c="2"/>5 <text:s/>224.0 <text:s/>20.20 396.90 <text:s text:c="2"/>9.29 <text:s/>18.70</text:p>
      <text:p text:style-name="Preformatted_20_Text"><text:s/>0.01301 <text:s/>35.00 <text:s text:c="2"/>1.520 <text:s/>0 <text:s/>0.4420 <text:s/>7.2410 <text:s/>49.30 <text:s/>7.0379 <text:s text:c="2"/>1 <text:s/>284.0 <text:s/>15.50 394.74 <text:s text:c="2"/>5.49 <text:s/>32.70</text:p>
      <text:p text:style-name="Preformatted_20_Text"><text:s/>0.02498 <text:s text:c="2"/>0.00 <text:s text:c="2"/>1.890 <text:s/>0 <text:s/>0.5180 <text:s/>6.5400 <text:s/>59.70 <text:s/>6.2669 <text:s text:c="2"/>1 <text:s/>422.0 <text:s/>15.90 389.96 <text:s text:c="2"/>8.65 <text:s/>16.50</text:p>
      <text:p text:style-name="Preformatted_20_Text"><text:s/>0.02543 <text:s/>55.00 <text:s text:c="2"/>3.780 <text:s/>0 <text:s/>0.4840 <text:s/>6.6960 <text:s/>56.40 <text:s/>5.7321 <text:s text:c="2"/>5 <text:s/>370.0 <text:s/>17.60 396.90 <text:s text:c="2"/>7.18 <text:s/>23.90</text:p>
      <text:p text:style-name="Preformatted_20_Text"><text:s/>0.03049 <text:s/>55.00 <text:s text:c="2"/>3.780 <text:s/>0 <text:s/>0.4840 <text:s/>6.8740 <text:s/>28.10 <text:s/>6.4654 <text:s text:c="2"/>5 <text:s/>370.0 <text:s/>17.60 387.97 <text:s text:c="2"/>4.61 <text:s/>31.20</text:p>
      <text:p text:style-name="Preformatted_20_Text"><text:s/>0.03113 <text:s text:c="2"/>0.00 <text:s text:c="2"/>4.390 <text:s/>0 <text:s/>0.4420 <text:s/>6.0140 <text:s/>48.50 <text:s/>8.0136 <text:s text:c="2"/>3 <text:s/>352.0 <text:s/>18.80 385.64 <text:s/>10.53 <text:s/>17.50</text:p>
      <text:p text:style-name="Preformatted_20_Text"><text:s/>0.06162 <text:s text:c="2"/>0.00 <text:s text:c="2"/>4.390 <text:s/>0 <text:s/>0.4420 <text:s/>5.8980 <text:s/>52.30 <text:s/>8.0136 <text:s text:c="2"/>3 <text:s/>352.0 <text:s/>18.80 364.61 <text:s/>12.67 <text:s/>17.20</text:p>
      <text:p text:style-name="Preformatted_20_Text"><text:s/>0.01870 <text:s/>85.00 <text:s text:c="2"/>4.150 <text:s/>0 <text:s/>0.4290 <text:s/>6.5160 <text:s/>27.70 <text:s/>8.5353 <text:s text:c="2"/>4 <text:s/>351.0 <text:s/>17.90 392.43 <text:s text:c="2"/>6.36 <text:s/>23.10</text:p>
      <text:p text:style-name="Preformatted_20_Text"><text:s/>0.01501 <text:s/>80.00 <text:s text:c="2"/>2.010 <text:s/>0 <text:s/>0.4350 <text:s/>6.6350 <text:s/>29.70 <text:s/>8.3440 <text:s text:c="2"/>4 <text:s/>280.0 <text:s/>17.00 390.94 <text:s text:c="2"/>5.99 <text:s/>24.50</text:p>
      <text:p text:style-name="Preformatted_20_Text"><text:s/>0.02899 <text:s/>40.00 <text:s text:c="2"/>1.250 <text:s/>0 <text:s/>0.4290 <text:s/>6.9390 <text:s/>34.50 <text:s/>8.7921 <text:s text:c="2"/>1 <text:s/>335.0 <text:s/>19.70 389.85 <text:s text:c="2"/>5.89 <text:s/>26.60</text:p>
      <text:p text:style-name="Preformatted_20_Text"><text:s/>0.06211 <text:s/>40.00 <text:s text:c="2"/>1.250 <text:s/>0 <text:s/>0.4290 <text:s/>6.4900 <text:s/>44.40 <text:s/>8.7921 <text:s text:c="2"/>1 <text:s/>335.0 <text:s/>19.70 396.90 <text:s text:c="2"/>5.98 <text:s/>22.90</text:p>
      <text:p text:style-name="Preformatted_20_Text"><text:s/>0.07950 <text:s/>60.00 <text:s text:c="2"/>1.690 <text:s/>0 <text:s/>0.4110 <text:s/>6.5790 <text:s/>35.90 10.7103 <text:s text:c="2"/>4 <text:s/>411.0 <text:s/>18.30 370.78 <text:s text:c="2"/>5.49 <text:s/>24.10</text:p>
      <text:p text:style-name="Preformatted_20_Text"><text:soft-page-break/><text:s/>0.07244 <text:s/>60.00 <text:s text:c="2"/>1.690 <text:s/>0 <text:s/>0.4110 <text:s/>5.8840 <text:s/>18.50 10.7103 <text:s text:c="2"/>4 <text:s/>411.0 <text:s/>18.30 392.33 <text:s text:c="2"/>7.79 <text:s/>18.60</text:p>
      <text:p text:style-name="Preformatted_20_Text"><text:s/>0.01709 <text:s/>90.00 <text:s text:c="2"/>2.020 <text:s/>0 <text:s/>0.4100 <text:s/>6.7280 <text:s/>36.10 12.1265 <text:s text:c="2"/>5 <text:s/>187.0 <text:s/>17.00 384.46 <text:s text:c="2"/>4.50 <text:s/>30.10</text:p>
      <text:p text:style-name="Preformatted_20_Text"><text:s/>0.04301 <text:s/>80.00 <text:s text:c="2"/>1.910 <text:s/>0 <text:s/>0.4130 <text:s/>5.6630 <text:s/>21.90 10.5857 <text:s text:c="2"/>4 <text:s/>334.0 <text:s/>22.00 382.80 <text:s text:c="2"/>8.05 <text:s/>18.20</text:p>
      <text:p text:style-name="Preformatted_20_Text"><text:s/>0.10659 <text:s/>80.00 <text:s text:c="2"/>1.910 <text:s/>0 <text:s/>0.4130 <text:s/>5.9360 <text:s/>19.50 10.5857 <text:s text:c="2"/>4 <text:s/>334.0 <text:s/>22.00 376.04 <text:s text:c="2"/>5.57 <text:s/>20.60</text:p>
      <text:p text:style-name="Preformatted_20_Text"><text:s/>8.98296 <text:s text:c="2"/>0.00 <text:s/>18.100 <text:s/>1 <text:s/>0.7700 <text:s/>6.2120 <text:s/>97.40 <text:s/>2.1222 <text:s/>24 <text:s/>666.0 <text:s/>20.20 377.73 <text:s/>17.60 <text:s/>17.80</text:p>
      <text:p text:style-name="Preformatted_20_Text"><text:s/>3.84970 <text:s text:c="2"/>0.00 <text:s/>18.100 <text:s/>1 <text:s/>0.7700 <text:s/>6.3950 <text:s/>91.00 <text:s/>2.5052 <text:s/>24 <text:s/>666.0 <text:s/>20.20 391.34 <text:s/>13.27 <text:s/>21.70</text:p>
      <text:p text:style-name="Preformatted_20_Text"><text:s/>5.20177 <text:s text:c="2"/>0.00 <text:s/>18.100 <text:s/>1 <text:s/>0.7700 <text:s/>6.1270 <text:s/>83.40 <text:s/>2.7227 <text:s/>24 <text:s/>666.0 <text:s/>20.20 395.43 <text:s/>11.48 <text:s/>22.70</text:p>
      <text:p text:style-name="Preformatted_20_Text"><text:s/>4.26131 <text:s text:c="2"/>0.00 <text:s/>18.100 <text:s/>0 <text:s/>0.7700 <text:s/>6.1120 <text:s/>81.30 <text:s/>2.5091 <text:s/>24 <text:s/>666.0 <text:s/>20.20 390.74 <text:s/>12.67 <text:s/>22.60</text:p>
      <text:p text:style-name="Preformatted_20_Text"><text:s/>4.54192 <text:s text:c="2"/>0.00 <text:s/>18.100 <text:s/>0 <text:s/>0.7700 <text:s/>6.3980 <text:s/>88.00 <text:s/>2.5182 <text:s/>24 <text:s/>666.0 <text:s/>20.20 374.56 <text:s text:c="2"/>7.79 <text:s/>25.00</text:p>
      <text:p text:style-name="Preformatted_20_Text"><text:s/>3.83684 <text:s text:c="2"/>0.00 <text:s/>18.100 <text:s/>0 <text:s/>0.7700 <text:s/>6.2510 <text:s/>91.10 <text:s/>2.2955 <text:s/>24 <text:s/>666.0 <text:s/>20.20 350.65 <text:s/>14.19 <text:s/>19.90</text:p>
      <text:p text:style-name="Preformatted_20_Text"><text:s/>3.67822 <text:s text:c="2"/>0.00 <text:s/>18.100 <text:s/>0 <text:s/>0.7700 <text:s/>5.3620 <text:s/>96.20 <text:s/>2.1036 <text:s/>24 <text:s/>666.0 <text:s/>20.20 380.79 <text:s/>10.19 <text:s/>20.80</text:p>
      <text:p text:style-name="Preformatted_20_Text"><text:s/>4.22239 <text:s text:c="2"/>0.00 <text:s/>18.100 <text:s/>1 <text:s/>0.7700 <text:s/>5.8030 <text:s/>89.00 <text:s/>1.9047 <text:s/>24 <text:s/>666.0 <text:s/>20.20 353.04 <text:s/>14.64 <text:s/>16.80</text:p>
      <text:p text:style-name="Preformatted_20_Text"><text:s/>3.47428 <text:s text:c="2"/>0.00 <text:s/>18.100 <text:s/>1 <text:s/>0.7180 <text:s/>8.7800 <text:s/>82.90 <text:s/>1.9047 <text:s/>24 <text:s/>666.0 <text:s/>20.20 354.55 <text:s text:c="2"/>5.29 <text:s/>21.90</text:p>
      <text:p text:style-name="Preformatted_20_Text"><text:s/>4.55587 <text:s text:c="2"/>0.00 <text:s/>18.100 <text:s/>0 <text:s/>0.7180 <text:s/>3.5610 <text:s/>87.90 <text:s/>1.6132 <text:s/>24 <text:s/>666.0 <text:s/>20.20 354.70 <text:s text:c="2"/>7.12 <text:s/>27.50</text:p>
      <text:p text:style-name="Preformatted_20_Text"><text:s/>3.69695 <text:s text:c="2"/>0.00 <text:s/>18.100 <text:s/>0 <text:s/>0.7180 <text:s/>4.9630 <text:s/>91.40 <text:s/>1.7523 <text:s/>24 <text:s/>666.0 <text:s/>20.20 316.03 <text:s/>14.00 <text:s/>21.90</text:p>
      <text:p text:style-name="Preformatted_20_Text">13.52220 <text:s text:c="2"/>0.00 <text:s/>18.100 <text:s/>0 <text:s/>0.6310 <text:s/>3.8630 100.00 <text:s/>1.5106 <text:s/>24 <text:s/>666.0 <text:s/>20.20 131.42 <text:s/>13.33 <text:s/>23.10</text:p>
      <text:p text:style-name="Preformatted_20_Text"><text:s/>4.89822 <text:s text:c="2"/>0.00 <text:s/>18.100 <text:s/>0 <text:s/>0.6310 <text:s/>4.9700 100.00 <text:s/>1.3325 <text:s/>24 <text:s/>666.0 <text:s/>20.20 375.52 <text:s text:c="2"/>3.26 <text:s/>50.00</text:p>
      <text:p text:style-name="Preformatted_20_Text"><text:s/>5.66998 <text:s text:c="2"/>0.00 <text:s/>18.100 <text:s/>1 <text:s/>0.6310 <text:s/>6.6830 <text:s/>96.80 <text:s/>1.3567 <text:s/>24 <text:s/>666.0 <text:s/>20.20 375.33 <text:s text:c="2"/>3.73 <text:s/>50.00</text:p>
      <text:p text:style-name="Preformatted_20_Text"><text:s/>6.53876 <text:s text:c="2"/>0.00 <text:s/>18.100 <text:s/>1 <text:s/>0.6310 <text:s/>7.0160 <text:s/>97.50 <text:s/>1.2024 <text:s/>24 <text:s/>666.0 <text:s/>20.20 392.05 <text:s text:c="2"/>2.96 <text:s/>50.00</text:p>
      <text:p text:style-name="Preformatted_20_Text"><text:s/>9.23230 <text:s text:c="2"/>0.00 <text:s/>18.100 <text:s/>0 <text:s/>0.6310 <text:s/>6.2160 100.00 <text:s/>1.1691 <text:s/>24 <text:s/>666.0 <text:s/>20.20 366.15 <text:s text:c="2"/>9.53 <text:s/>50.00</text:p>
      <text:p text:style-name="Preformatted_20_Text"><text:s/>8.26725 <text:s text:c="2"/>0.00 <text:s/>18.100 <text:s/>1 <text:s/>0.6680 <text:s/>5.8750 <text:s/>89.60 <text:s/>1.1296 <text:s/>24 <text:s/>666.0 <text:s/>20.20 347.88 <text:s text:c="2"/>8.88 <text:s/>50.00</text:p>
      <text:p text:style-name="Preformatted_20_Text">11.10810 <text:s text:c="2"/>0.00 <text:s/>18.100 <text:s/>0 <text:s/>0.6680 <text:s/>4.9060 100.00 <text:s/>1.1742 <text:s/>24 <text:s/>666.0 <text:s/>20.20 396.90 <text:s/>34.77 <text:s/>13.80</text:p>
      <text:p text:style-name="Preformatted_20_Text">18.49820 <text:s text:c="2"/>0.00 <text:s/>18.100 <text:s/>0 <text:s/>0.6680 <text:s/>4.1380 100.00 <text:s/>1.1370 <text:s/>24 <text:s/>666.0 <text:s/>20.20 396.90 <text:s/>37.97 <text:s/>13.80</text:p>
      <text:p text:style-name="Preformatted_20_Text">19.60910 <text:s text:c="2"/>0.00 <text:s/>18.100 <text:s/>0 <text:s/>0.6710 <text:s/>7.3130 <text:s/>97.90 <text:s/>1.3163 <text:s/>24 <text:s/>666.0 <text:s/>20.20 396.90 <text:s/>13.44 <text:s/>15.00</text:p>
      <text:p text:style-name="Preformatted_20_Text">15.28800 <text:s text:c="2"/>0.00 <text:s/>18.100 <text:s/>0 <text:s/>0.6710 <text:s/>6.6490 <text:s/>93.30 <text:s/>1.3449 <text:s/>24 <text:s/>666.0 <text:s/>20.20 363.02 <text:s/>23.24 <text:s/>13.90</text:p>
      <text:p text:style-name="Preformatted_20_Text"><text:s/>9.82349 <text:s text:c="2"/>0.00 <text:s/>18.100 <text:s/>0 <text:s/>0.6710 <text:s/>6.7940 <text:s/>98.80 <text:s/>1.3580 <text:s/>24 <text:s/>666.0 <text:s/>20.20 396.90 <text:s/>21.24 <text:s/>13.30</text:p>
      <text:p text:style-name="Preformatted_20_Text">23.64820 <text:s text:c="2"/>0.00 <text:s/>18.100 <text:s/>0 <text:s/>0.6710 <text:s/>6.3800 <text:s/>96.20 <text:s/>1.3861 <text:s/>24 <text:s/>666.0 <text:s/>20.20 396.90 <text:s/>23.69 <text:s/>13.10</text:p>
      <text:p text:style-name="Preformatted_20_Text">17.86670 <text:s text:c="2"/>0.00 <text:s/>18.100 <text:s/>0 <text:s/>0.6710 <text:s/>6.2230 100.00 <text:s/>1.3861 <text:s/>24 <text:s/>666.0 <text:s/>20.20 393.74 <text:s/>21.78 <text:s/>10.20</text:p>
      <text:p text:style-name="Preformatted_20_Text">88.97620 <text:s text:c="2"/>0.00 <text:s/>18.100 <text:s/>0 <text:s/>0.6710 <text:s/>6.9680 <text:s/>91.90 <text:s/>1.4165 <text:s/>24 <text:s/>666.0 <text:s/>20.20 396.90 <text:s/>17.21 <text:s/>10.40</text:p>
      <text:p text:style-name="Preformatted_20_Text">15.87440 <text:s text:c="2"/>0.00 <text:s/>18.100 <text:s/>0 <text:s/>0.6710 <text:s/>6.5450 <text:s/>99.10 <text:s/>1.5192 <text:s/>24 <text:s/>666.0 <text:s/>20.20 396.90 <text:s/>21.08 <text:s/>10.90</text:p>
      <text:p text:style-name="Preformatted_20_Text"><text:s/>9.18702 <text:s text:c="2"/>0.00 <text:s/>18.100 <text:s/>0 <text:s/>0.7000 <text:s/>5.5360 100.00 <text:s/>1.5804 <text:s/>24 <text:s/>666.0 <text:s/>20.20 396.90 <text:s/>23.60 <text:s/>11.30</text:p>
      <text:p text:style-name="Preformatted_20_Text"><text:s/>7.99248 <text:s text:c="2"/>0.00 <text:s/>18.100 <text:s/>0 <text:s/>0.7000 <text:s/>5.5200 100.00 <text:s/>1.5331 <text:s/>24 <text:s/>666.0 <text:s/>20.20 396.90 <text:s/>24.56 <text:s/>12.30</text:p>
      <text:p text:style-name="Preformatted_20_Text"><text:soft-page-break/>20.08490 <text:s text:c="2"/>0.00 <text:s/>18.100 <text:s/>0 <text:s/>0.7000 <text:s/>4.3680 <text:s/>91.20 <text:s/>1.4395 <text:s/>24 <text:s/>666.0 <text:s/>20.20 285.83 <text:s/>30.63 <text:s text:c="2"/>8.80</text:p>
      <text:p text:style-name="Preformatted_20_Text">16.81180 <text:s text:c="2"/>0.00 <text:s/>18.100 <text:s/>0 <text:s/>0.7000 <text:s/>5.2770 <text:s/>98.10 <text:s/>1.4261 <text:s/>24 <text:s/>666.0 <text:s/>20.20 396.90 <text:s/>30.81 <text:s text:c="2"/>7.20</text:p>
      <text:p text:style-name="Preformatted_20_Text">24.39380 <text:s text:c="2"/>0.00 <text:s/>18.100 <text:s/>0 <text:s/>0.7000 <text:s/>4.6520 100.00 <text:s/>1.4672 <text:s/>24 <text:s/>666.0 <text:s/>20.20 396.90 <text:s/>28.28 <text:s/>10.50</text:p>
      <text:p text:style-name="Preformatted_20_Text">22.59710 <text:s text:c="2"/>0.00 <text:s/>18.100 <text:s/>0 <text:s/>0.7000 <text:s/>5.0000 <text:s/>89.50 <text:s/>1.5184 <text:s/>24 <text:s/>666.0 <text:s/>20.20 396.90 <text:s/>31.99 <text:s text:c="2"/>7.40</text:p>
      <text:p text:style-name="Preformatted_20_Text">14.33370 <text:s text:c="2"/>0.00 <text:s/>18.100 <text:s/>0 <text:s/>0.7000 <text:s/>4.8800 100.00 <text:s/>1.5895 <text:s/>24 <text:s/>666.0 <text:s/>20.20 372.92 <text:s/>30.62 <text:s/>10.20</text:p>
      <text:p text:style-name="Preformatted_20_Text"><text:s/>8.15174 <text:s text:c="2"/>0.00 <text:s/>18.100 <text:s/>0 <text:s/>0.7000 <text:s/>5.3900 <text:s/>98.90 <text:s/>1.7281 <text:s/>24 <text:s/>666.0 <text:s/>20.20 396.90 <text:s/>20.85 <text:s/>11.50</text:p>
      <text:p text:style-name="Preformatted_20_Text"><text:s/>6.96215 <text:s text:c="2"/>0.00 <text:s/>18.100 <text:s/>0 <text:s/>0.7000 <text:s/>5.7130 <text:s/>97.00 <text:s/>1.9265 <text:s/>24 <text:s/>666.0 <text:s/>20.20 394.43 <text:s/>17.11 <text:s/>15.10</text:p>
      <text:p text:style-name="Preformatted_20_Text"><text:s/>5.29305 <text:s text:c="2"/>0.00 <text:s/>18.100 <text:s/>0 <text:s/>0.7000 <text:s/>6.0510 <text:s/>82.50 <text:s/>2.1678 <text:s/>24 <text:s/>666.0 <text:s/>20.20 378.38 <text:s/>18.76 <text:s/>23.20</text:p>
      <text:p text:style-name="Preformatted_20_Text">11.57790 <text:s text:c="2"/>0.00 <text:s/>18.100 <text:s/>0 <text:s/>0.7000 <text:s/>5.0360 <text:s/>97.00 <text:s/>1.7700 <text:s/>24 <text:s/>666.0 <text:s/>20.20 396.90 <text:s/>25.68 <text:s text:c="2"/>9.70</text:p>
      <text:p text:style-name="Preformatted_20_Text"><text:s/>8.64476 <text:s text:c="2"/>0.00 <text:s/>18.100 <text:s/>0 <text:s/>0.6930 <text:s/>6.1930 <text:s/>92.60 <text:s/>1.7912 <text:s/>24 <text:s/>666.0 <text:s/>20.20 396.90 <text:s/>15.17 <text:s/>13.80</text:p>
      <text:p text:style-name="Preformatted_20_Text">13.35980 <text:s text:c="2"/>0.00 <text:s/>18.100 <text:s/>0 <text:s/>0.6930 <text:s/>5.8870 <text:s/>94.70 <text:s/>1.7821 <text:s/>24 <text:s/>666.0 <text:s/>20.20 396.90 <text:s/>16.35 <text:s/>12.70</text:p>
      <text:p text:style-name="Preformatted_20_Text"><text:s/>8.71675 <text:s text:c="2"/>0.00 <text:s/>18.100 <text:s/>0 <text:s/>0.6930 <text:s/>6.4710 <text:s/>98.80 <text:s/>1.7257 <text:s/>24 <text:s/>666.0 <text:s/>20.20 391.98 <text:s/>17.12 <text:s/>13.10</text:p>
      <text:p text:style-name="Preformatted_20_Text"><text:s/>5.87205 <text:s text:c="2"/>0.00 <text:s/>18.100 <text:s/>0 <text:s/>0.6930 <text:s/>6.4050 <text:s/>96.00 <text:s/>1.6768 <text:s/>24 <text:s/>666.0 <text:s/>20.20 396.90 <text:s/>19.37 <text:s/>12.50</text:p>
      <text:p text:style-name="Preformatted_20_Text"><text:s/>7.67202 <text:s text:c="2"/>0.00 <text:s/>18.100 <text:s/>0 <text:s/>0.6930 <text:s/>5.7470 <text:s/>98.90 <text:s/>1.6334 <text:s/>24 <text:s/>666.0 <text:s/>20.20 393.10 <text:s/>19.92 <text:s text:c="2"/>8.50</text:p>
      <text:p text:style-name="Preformatted_20_Text">38.35180 <text:s text:c="2"/>0.00 <text:s/>18.100 <text:s/>0 <text:s/>0.6930 <text:s/>5.4530 100.00 <text:s/>1.4896 <text:s/>24 <text:s/>666.0 <text:s/>20.20 396.90 <text:s/>30.59 <text:s text:c="2"/>5.00</text:p>
      <text:p text:style-name="Preformatted_20_Text"><text:s/>9.91655 <text:s text:c="2"/>0.00 <text:s/>18.100 <text:s/>0 <text:s/>0.6930 <text:s/>5.8520 <text:s/>77.80 <text:s/>1.5004 <text:s/>24 <text:s/>666.0 <text:s/>20.20 338.16 <text:s/>29.97 <text:s text:c="2"/>6.30</text:p>
      <text:p text:style-name="Preformatted_20_Text">25.04610 <text:s text:c="2"/>0.00 <text:s/>18.100 <text:s/>0 <text:s/>0.6930 <text:s/>5.9870 100.00 <text:s/>1.5888 <text:s/>24 <text:s/>666.0 <text:s/>20.20 396.90 <text:s/>26.77 <text:s text:c="2"/>5.60</text:p>
      <text:p text:style-name="Preformatted_20_Text">14.23620 <text:s text:c="2"/>0.00 <text:s/>18.100 <text:s/>0 <text:s/>0.6930 <text:s/>6.3430 100.00 <text:s/>1.5741 <text:s/>24 <text:s/>666.0 <text:s/>20.20 396.90 <text:s/>20.32 <text:s text:c="2"/>7.20</text:p>
      <text:p text:style-name="Preformatted_20_Text"><text:s/>9.59571 <text:s text:c="2"/>0.00 <text:s/>18.100 <text:s/>0 <text:s/>0.6930 <text:s/>6.4040 100.00 <text:s/>1.6390 <text:s/>24 <text:s/>666.0 <text:s/>20.20 376.11 <text:s/>20.31 <text:s/>12.10</text:p>
      <text:p text:style-name="Preformatted_20_Text">24.80170 <text:s text:c="2"/>0.00 <text:s/>18.100 <text:s/>0 <text:s/>0.6930 <text:s/>5.3490 <text:s/>96.00 <text:s/>1.7028 <text:s/>24 <text:s/>666.0 <text:s/>20.20 396.90 <text:s/>19.77 <text:s text:c="2"/>8.30</text:p>
      <text:p text:style-name="Preformatted_20_Text">41.52920 <text:s text:c="2"/>0.00 <text:s/>18.100 <text:s/>0 <text:s/>0.6930 <text:s/>5.5310 <text:s/>85.40 <text:s/>1.6074 <text:s/>24 <text:s/>666.0 <text:s/>20.20 329.46 <text:s/>27.38 <text:s text:c="2"/>8.50</text:p>
      <text:p text:style-name="Preformatted_20_Text">67.92080 <text:s text:c="2"/>0.00 <text:s/>18.100 <text:s/>0 <text:s/>0.6930 <text:s/>5.6830 100.00 <text:s/>1.4254 <text:s/>24 <text:s/>666.0 <text:s/>20.20 384.97 <text:s/>22.98 <text:s text:c="2"/>5.00</text:p>
      <text:p text:style-name="Preformatted_20_Text">20.71620 <text:s text:c="2"/>0.00 <text:s/>18.100 <text:s/>0 <text:s/>0.6590 <text:s/>4.1380 100.00 <text:s/>1.1781 <text:s/>24 <text:s/>666.0 <text:s/>20.20 370.22 <text:s/>23.34 <text:s/>11.90</text:p>
      <text:p text:style-name="Preformatted_20_Text">11.95110 <text:s text:c="2"/>0.00 <text:s/>18.100 <text:s/>0 <text:s/>0.6590 <text:s/>5.6080 100.00 <text:s/>1.2852 <text:s/>24 <text:s/>666.0 <text:s/>20.20 332.09 <text:s/>12.13 <text:s/>27.90</text:p>
      <text:p text:style-name="Preformatted_20_Text"><text:s/>7.40389 <text:s text:c="2"/>0.00 <text:s/>18.100 <text:s/>0 <text:s/>0.5970 <text:s/>5.6170 <text:s/>97.90 <text:s/>1.4547 <text:s/>24 <text:s/>666.0 <text:s/>20.20 314.64 <text:s/>26.40 <text:s/>17.20</text:p>
      <text:p text:style-name="Preformatted_20_Text">14.43830 <text:s text:c="2"/>0.00 <text:s/>18.100 <text:s/>0 <text:s/>0.5970 <text:s/>6.8520 100.00 <text:s/>1.4655 <text:s/>24 <text:s/>666.0 <text:s/>20.20 179.36 <text:s/>19.78 <text:s/>27.50</text:p>
      <text:p text:style-name="Preformatted_20_Text">51.13580 <text:s text:c="2"/>0.00 <text:s/>18.100 <text:s/>0 <text:s/>0.5970 <text:s/>5.7570 100.00 <text:s/>1.4130 <text:s/>24 <text:s/>666.0 <text:s/>20.20 <text:s text:c="2"/>2.60 <text:s/>10.11 <text:s/>15.00</text:p>
      <text:p text:style-name="Preformatted_20_Text">14.05070 <text:s text:c="2"/>0.00 <text:s/>18.100 <text:s/>0 <text:s/>0.5970 <text:s/>6.6570 100.00 <text:s/>1.5275 <text:s/>24 <text:s/>666.0 <text:s/>20.20 <text:s/>35.05 <text:s/>21.22 <text:s/>17.20</text:p>
      <text:p text:style-name="Preformatted_20_Text">18.81100 <text:s text:c="2"/>0.00 <text:s/>18.100 <text:s/>0 <text:s/>0.5970 <text:s/>4.6280 100.00 <text:s/>1.5539 <text:s/>24 <text:s/>666.0 <text:s/>20.20 <text:s/>28.79 <text:s/>34.37 <text:s/>17.90</text:p>
      <text:p text:style-name="Preformatted_20_Text">28.65580 <text:s text:c="2"/>0.00 <text:s/>18.100 <text:s/>0 <text:s/>0.5970 <text:s/>5.1550 100.00 <text:s/>1.5894 <text:s/>24 <text:s/>666.0 <text:s/>20.20 210.97 <text:s/>20.08 <text:s/>16.30</text:p>
      <text:p text:style-name="Preformatted_20_Text">45.74610 <text:s text:c="2"/>0.00 <text:s/>18.100 <text:s/>0 <text:s/>0.6930 <text:s/>4.5190 100.00 <text:s/>1.6582 <text:s/>24 <text:s/>666.0 <text:s/>20.20 <text:s/>88.27 <text:s/>36.98 <text:s text:c="2"/>7.00</text:p>
      <text:p text:style-name="Preformatted_20_Text">18.08460 <text:s text:c="2"/>0.00 <text:s/>18.100 <text:s/>0 <text:s/>0.6790 <text:s/>6.4340 100.00 <text:s/>1.8347 <text:s/>24 <text:s/>666.0 <text:s/>20.20 <text:s/>27.25 <text:s/>29.05 <text:s text:c="2"/>7.20</text:p>
      <text:p text:style-name="Preformatted_20_Text"><text:soft-page-break/>10.83420 <text:s text:c="2"/>0.00 <text:s/>18.100 <text:s/>0 <text:s/>0.6790 <text:s/>6.7820 <text:s/>90.80 <text:s/>1.8195 <text:s/>24 <text:s/>666.0 <text:s/>20.20 <text:s/>21.57 <text:s/>25.79 <text:s text:c="2"/>7.50</text:p>
      <text:p text:style-name="Preformatted_20_Text">25.94060 <text:s text:c="2"/>0.00 <text:s/>18.100 <text:s/>0 <text:s/>0.6790 <text:s/>5.3040 <text:s/>89.10 <text:s/>1.6475 <text:s/>24 <text:s/>666.0 <text:s/>20.20 127.36 <text:s/>26.64 <text:s/>10.40</text:p>
      <text:p text:style-name="Preformatted_20_Text">73.53410 <text:s text:c="2"/>0.00 <text:s/>18.100 <text:s/>0 <text:s/>0.6790 <text:s/>5.9570 100.00 <text:s/>1.8026 <text:s/>24 <text:s/>666.0 <text:s/>20.20 <text:s/>16.45 <text:s/>20.62 <text:s text:c="2"/>8.80</text:p>
      <text:p text:style-name="Preformatted_20_Text">11.81230 <text:s text:c="2"/>0.00 <text:s/>18.100 <text:s/>0 <text:s/>0.7180 <text:s/>6.8240 <text:s/>76.50 <text:s/>1.7940 <text:s/>24 <text:s/>666.0 <text:s/>20.20 <text:s/>48.45 <text:s/>22.74 <text:s text:c="2"/>8.40</text:p>
      <text:p text:style-name="Preformatted_20_Text">11.08740 <text:s text:c="2"/>0.00 <text:s/>18.100 <text:s/>0 <text:s/>0.7180 <text:s/>6.4110 100.00 <text:s/>1.8589 <text:s/>24 <text:s/>666.0 <text:s/>20.20 318.75 <text:s/>15.02 <text:s/>16.70</text:p>
      <text:p text:style-name="Preformatted_20_Text"><text:s/>7.02259 <text:s text:c="2"/>0.00 <text:s/>18.100 <text:s/>0 <text:s/>0.7180 <text:s/>6.0060 <text:s/>95.30 <text:s/>1.8746 <text:s/>24 <text:s/>666.0 <text:s/>20.20 319.98 <text:s/>15.70 <text:s/>14.20</text:p>
      <text:p text:style-name="Preformatted_20_Text">12.04820 <text:s text:c="2"/>0.00 <text:s/>18.100 <text:s/>0 <text:s/>0.6140 <text:s/>5.6480 <text:s/>87.60 <text:s/>1.9512 <text:s/>24 <text:s/>666.0 <text:s/>20.20 291.55 <text:s/>14.10 <text:s/>20.80</text:p>
      <text:p text:style-name="Preformatted_20_Text"><text:s/>7.05042 <text:s text:c="2"/>0.00 <text:s/>18.100 <text:s/>0 <text:s/>0.6140 <text:s/>6.1030 <text:s/>85.10 <text:s/>2.0218 <text:s/>24 <text:s/>666.0 <text:s/>20.20 <text:s text:c="2"/>2.52 <text:s/>23.29 <text:s/>13.40</text:p>
      <text:p text:style-name="Preformatted_20_Text"><text:s/>8.79212 <text:s text:c="2"/>0.00 <text:s/>18.100 <text:s/>0 <text:s/>0.5840 <text:s/>5.5650 <text:s/>70.60 <text:s/>2.0635 <text:s/>24 <text:s/>666.0 <text:s/>20.20 <text:s text:c="2"/>3.65 <text:s/>17.16 <text:s/>11.70</text:p>
      <text:p text:style-name="Preformatted_20_Text">15.86030 <text:s text:c="2"/>0.00 <text:s/>18.100 <text:s/>0 <text:s/>0.6790 <text:s/>5.8960 <text:s/>95.40 <text:s/>1.9096 <text:s/>24 <text:s/>666.0 <text:s/>20.20 <text:s text:c="2"/>7.68 <text:s/>24.39 <text:s text:c="2"/>8.30</text:p>
      <text:p text:style-name="Preformatted_20_Text">12.24720 <text:s text:c="2"/>0.00 <text:s/>18.100 <text:s/>0 <text:s/>0.5840 <text:s/>5.8370 <text:s/>59.70 <text:s/>1.9976 <text:s/>24 <text:s/>666.0 <text:s/>20.20 <text:s/>24.65 <text:s/>15.69 <text:s/>10.20</text:p>
      <text:p text:style-name="Preformatted_20_Text">37.66190 <text:s text:c="2"/>0.00 <text:s/>18.100 <text:s/>0 <text:s/>0.6790 <text:s/>6.2020 <text:s/>78.70 <text:s/>1.8629 <text:s/>24 <text:s/>666.0 <text:s/>20.20 <text:s/>18.82 <text:s/>14.52 <text:s/>10.90</text:p>
      <text:p text:style-name="Preformatted_20_Text"><text:s/>7.36711 <text:s text:c="2"/>0.00 <text:s/>18.100 <text:s/>0 <text:s/>0.6790 <text:s/>6.1930 <text:s/>78.10 <text:s/>1.9356 <text:s/>24 <text:s/>666.0 <text:s/>20.20 <text:s/>96.73 <text:s/>21.52 <text:s/>11.00</text:p>
      <text:p text:style-name="Preformatted_20_Text"><text:s/>9.33889 <text:s text:c="2"/>0.00 <text:s/>18.100 <text:s/>0 <text:s/>0.6790 <text:s/>6.3800 <text:s/>95.60 <text:s/>1.9682 <text:s/>24 <text:s/>666.0 <text:s/>20.20 <text:s/>60.72 <text:s/>24.08 <text:s text:c="2"/>9.50</text:p>
      <text:p text:style-name="Preformatted_20_Text"><text:s/>8.49213 <text:s text:c="2"/>0.00 <text:s/>18.100 <text:s/>0 <text:s/>0.5840 <text:s/>6.3480 <text:s/>86.10 <text:s/>2.0527 <text:s/>24 <text:s/>666.0 <text:s/>20.20 <text:s/>83.45 <text:s/>17.64 <text:s/>14.50</text:p>
      <text:p text:style-name="Preformatted_20_Text">10.06230 <text:s text:c="2"/>0.00 <text:s/>18.100 <text:s/>0 <text:s/>0.5840 <text:s/>6.8330 <text:s/>94.30 <text:s/>2.0882 <text:s/>24 <text:s/>666.0 <text:s/>20.20 <text:s/>81.33 <text:s/>19.69 <text:s/>14.10</text:p>
      <text:p text:style-name="Preformatted_20_Text"><text:s/>6.44405 <text:s text:c="2"/>0.00 <text:s/>18.100 <text:s/>0 <text:s/>0.5840 <text:s/>6.4250 <text:s/>74.80 <text:s/>2.2004 <text:s/>24 <text:s/>666.0 <text:s/>20.20 <text:s/>97.95 <text:s/>12.03 <text:s/>16.10</text:p>
      <text:p text:style-name="Preformatted_20_Text"><text:s/>5.58107 <text:s text:c="2"/>0.00 <text:s/>18.100 <text:s/>0 <text:s/>0.7130 <text:s/>6.4360 <text:s/>87.90 <text:s/>2.3158 <text:s/>24 <text:s/>666.0 <text:s/>20.20 100.19 <text:s/>16.22 <text:s/>14.30</text:p>
      <text:p text:style-name="Preformatted_20_Text">13.91340 <text:s text:c="2"/>0.00 <text:s/>18.100 <text:s/>0 <text:s/>0.7130 <text:s/>6.2080 <text:s/>95.00 <text:s/>2.2222 <text:s/>24 <text:s/>666.0 <text:s/>20.20 100.63 <text:s/>15.17 <text:s/>11.70</text:p>
      <text:p text:style-name="Preformatted_20_Text">11.16040 <text:s text:c="2"/>0.00 <text:s/>18.100 <text:s/>0 <text:s/>0.7400 <text:s/>6.6290 <text:s/>94.60 <text:s/>2.1247 <text:s/>24 <text:s/>666.0 <text:s/>20.20 109.85 <text:s/>23.27 <text:s/>13.40</text:p>
      <text:p text:style-name="Preformatted_20_Text">14.42080 <text:s text:c="2"/>0.00 <text:s/>18.100 <text:s/>0 <text:s/>0.7400 <text:s/>6.4610 <text:s/>93.30 <text:s/>2.0026 <text:s/>24 <text:s/>666.0 <text:s/>20.20 <text:s/>27.49 <text:s/>18.05 <text:s text:c="2"/>9.60</text:p>
      <text:p text:style-name="Preformatted_20_Text">15.17720 <text:s text:c="2"/>0.00 <text:s/>18.100 <text:s/>0 <text:s/>0.7400 <text:s/>6.1520 100.00 <text:s/>1.9142 <text:s/>24 <text:s/>666.0 <text:s/>20.20 <text:s text:c="2"/>9.32 <text:s/>26.45 <text:s text:c="2"/>8.70</text:p>
      <text:p text:style-name="Preformatted_20_Text">13.67810 <text:s text:c="2"/>0.00 <text:s/>18.100 <text:s/>0 <text:s/>0.7400 <text:s/>5.9350 <text:s/>87.90 <text:s/>1.8206 <text:s/>24 <text:s/>666.0 <text:s/>20.20 <text:s/>68.95 <text:s/>34.02 <text:s text:c="2"/>8.40</text:p>
      <text:p text:style-name="Preformatted_20_Text"><text:s/>9.39063 <text:s text:c="2"/>0.00 <text:s/>18.100 <text:s/>0 <text:s/>0.7400 <text:s/>5.6270 <text:s/>93.90 <text:s/>1.8172 <text:s/>24 <text:s/>666.0 <text:s/>20.20 396.90 <text:s/>22.88 <text:s/>12.80</text:p>
      <text:p text:style-name="Preformatted_20_Text">22.05110 <text:s text:c="2"/>0.00 <text:s/>18.100 <text:s/>0 <text:s/>0.7400 <text:s/>5.8180 <text:s/>92.40 <text:s/>1.8662 <text:s/>24 <text:s/>666.0 <text:s/>20.20 391.45 <text:s/>22.11 <text:s/>10.50</text:p>
      <text:p text:style-name="Preformatted_20_Text"><text:s/>9.72418 <text:s text:c="2"/>0.00 <text:s/>18.100 <text:s/>0 <text:s/>0.7400 <text:s/>6.4060 <text:s/>97.20 <text:s/>2.0651 <text:s/>24 <text:s/>666.0 <text:s/>20.20 385.96 <text:s/>19.52 <text:s/>17.10</text:p>
      <text:p text:style-name="Preformatted_20_Text"><text:s/>5.66637 <text:s text:c="2"/>0.00 <text:s/>18.100 <text:s/>0 <text:s/>0.7400 <text:s/>6.2190 100.00 <text:s/>2.0048 <text:s/>24 <text:s/>666.0 <text:s/>20.20 395.69 <text:s/>16.59 <text:s/>18.40</text:p>
      <text:p text:style-name="Preformatted_20_Text"><text:s/>9.96654 <text:s text:c="2"/>0.00 <text:s/>18.100 <text:s/>0 <text:s/>0.7400 <text:s/>6.4850 100.00 <text:s/>1.9784 <text:s/>24 <text:s/>666.0 <text:s/>20.20 386.73 <text:s/>18.85 <text:s/>15.40</text:p>
      <text:p text:style-name="Preformatted_20_Text">12.80230 <text:s text:c="2"/>0.00 <text:s/>18.100 <text:s/>0 <text:s/>0.7400 <text:s/>5.8540 <text:s/>96.60 <text:s/>1.8956 <text:s/>24 <text:s/>666.0 <text:s/>20.20 240.52 <text:s/>23.79 <text:s/>10.80</text:p>
      <text:p text:style-name="Preformatted_20_Text">10.67180 <text:s text:c="2"/>0.00 <text:s/>18.100 <text:s/>0 <text:s/>0.7400 <text:s/>6.4590 <text:s/>94.80 <text:s/>1.9879 <text:s/>24 <text:s/>666.0 <text:s/>20.20 <text:s/>43.06 <text:s/>23.98 <text:s/>11.80</text:p>
      <text:p text:style-name="Preformatted_20_Text"><text:s/>6.28807 <text:s text:c="2"/>0.00 <text:s/>18.100 <text:s/>0 <text:s/>0.7400 <text:s/>6.3410 <text:s/>96.40 <text:s/>2.0720 <text:s/>24 <text:s/>666.0 <text:s/>20.20 318.01 <text:s/>17.79 <text:s/>14.90</text:p>
      <text:p text:style-name="Preformatted_20_Text"><text:s/>9.92485 <text:s text:c="2"/>0.00 <text:s/>18.100 <text:s/>0 <text:s/>0.7400 <text:s/>6.2510 <text:s/>96.60 <text:s/>2.1980 <text:s/>24 <text:s/>666.0 <text:s/>20.20 388.52 <text:s/>16.44 <text:s/>12.60</text:p>
      <text:p text:style-name="Preformatted_20_Text"><text:soft-page-break/><text:s/>9.32909 <text:s text:c="2"/>0.00 <text:s/>18.100 <text:s/>0 <text:s/>0.7130 <text:s/>6.1850 <text:s/>98.70 <text:s/>2.2616 <text:s/>24 <text:s/>666.0 <text:s/>20.20 396.90 <text:s/>18.13 <text:s/>14.10</text:p>
      <text:p text:style-name="Preformatted_20_Text"><text:s/>7.52601 <text:s text:c="2"/>0.00 <text:s/>18.100 <text:s/>0 <text:s/>0.7130 <text:s/>6.4170 <text:s/>98.30 <text:s/>2.1850 <text:s/>24 <text:s/>666.0 <text:s/>20.20 304.21 <text:s/>19.31 <text:s/>13.00</text:p>
      <text:p text:style-name="Preformatted_20_Text"><text:s/>6.71772 <text:s text:c="2"/>0.00 <text:s/>18.100 <text:s/>0 <text:s/>0.7130 <text:s/>6.7490 <text:s/>92.60 <text:s/>2.3236 <text:s/>24 <text:s/>666.0 <text:s/>20.20 <text:s text:c="2"/>0.32 <text:s/>17.44 <text:s/>13.40</text:p>
      <text:p text:style-name="Preformatted_20_Text"><text:s/>5.44114 <text:s text:c="2"/>0.00 <text:s/>18.100 <text:s/>0 <text:s/>0.7130 <text:s/>6.6550 <text:s/>98.20 <text:s/>2.3552 <text:s/>24 <text:s/>666.0 <text:s/>20.20 355.29 <text:s/>17.73 <text:s/>15.20</text:p>
      <text:p text:style-name="Preformatted_20_Text"><text:s/>5.09017 <text:s text:c="2"/>0.00 <text:s/>18.100 <text:s/>0 <text:s/>0.7130 <text:s/>6.2970 <text:s/>91.80 <text:s/>2.3682 <text:s/>24 <text:s/>666.0 <text:s/>20.20 385.09 <text:s/>17.27 <text:s/>16.10</text:p>
      <text:p text:style-name="Preformatted_20_Text"><text:s/>8.24809 <text:s text:c="2"/>0.00 <text:s/>18.100 <text:s/>0 <text:s/>0.7130 <text:s/>7.3930 <text:s/>99.30 <text:s/>2.4527 <text:s/>24 <text:s/>666.0 <text:s/>20.20 375.87 <text:s/>16.74 <text:s/>17.80</text:p>
      <text:p text:style-name="Preformatted_20_Text"><text:s/>9.51363 <text:s text:c="2"/>0.00 <text:s/>18.100 <text:s/>0 <text:s/>0.7130 <text:s/>6.7280 <text:s/>94.10 <text:s/>2.4961 <text:s/>24 <text:s/>666.0 <text:s/>20.20 <text:s text:c="2"/>6.68 <text:s/>18.71 <text:s/>14.90</text:p>
      <text:p text:style-name="Preformatted_20_Text"><text:s/>4.75237 <text:s text:c="2"/>0.00 <text:s/>18.100 <text:s/>0 <text:s/>0.7130 <text:s/>6.5250 <text:s/>86.50 <text:s/>2.4358 <text:s/>24 <text:s/>666.0 <text:s/>20.20 <text:s/>50.92 <text:s/>18.13 <text:s/>14.10</text:p>
      <text:p text:style-name="Preformatted_20_Text"><text:s/>4.66883 <text:s text:c="2"/>0.00 <text:s/>18.100 <text:s/>0 <text:s/>0.7130 <text:s/>5.9760 <text:s/>87.90 <text:s/>2.5806 <text:s/>24 <text:s/>666.0 <text:s/>20.20 <text:s/>10.48 <text:s/>19.01 <text:s/>12.70</text:p>
      <text:p text:style-name="Preformatted_20_Text"><text:s/>8.20058 <text:s text:c="2"/>0.00 <text:s/>18.100 <text:s/>0 <text:s/>0.7130 <text:s/>5.9360 <text:s/>80.30 <text:s/>2.7792 <text:s/>24 <text:s/>666.0 <text:s/>20.20 <text:s text:c="2"/>3.50 <text:s/>16.94 <text:s/>13.50</text:p>
      <text:p text:style-name="Preformatted_20_Text"><text:s/>7.75223 <text:s text:c="2"/>0.00 <text:s/>18.100 <text:s/>0 <text:s/>0.7130 <text:s/>6.3010 <text:s/>83.70 <text:s/>2.7831 <text:s/>24 <text:s/>666.0 <text:s/>20.20 272.21 <text:s/>16.23 <text:s/>14.90</text:p>
      <text:p text:style-name="Preformatted_20_Text"><text:s/>6.80117 <text:s text:c="2"/>0.00 <text:s/>18.100 <text:s/>0 <text:s/>0.7130 <text:s/>6.0810 <text:s/>84.40 <text:s/>2.7175 <text:s/>24 <text:s/>666.0 <text:s/>20.20 396.90 <text:s/>14.70 <text:s/>20.00</text:p>
      <text:p text:style-name="Preformatted_20_Text"><text:s/>4.81213 <text:s text:c="2"/>0.00 <text:s/>18.100 <text:s/>0 <text:s/>0.7130 <text:s/>6.7010 <text:s/>90.00 <text:s/>2.5975 <text:s/>24 <text:s/>666.0 <text:s/>20.20 255.23 <text:s/>16.42 <text:s/>16.40</text:p>
      <text:p text:style-name="Preformatted_20_Text"><text:s/>3.69311 <text:s text:c="2"/>0.00 <text:s/>18.100 <text:s/>0 <text:s/>0.7130 <text:s/>6.3760 <text:s/>88.40 <text:s/>2.5671 <text:s/>24 <text:s/>666.0 <text:s/>20.20 391.43 <text:s/>14.65 <text:s/>17.70</text:p>
      <text:p text:style-name="Preformatted_20_Text"><text:s/>6.65492 <text:s text:c="2"/>0.00 <text:s/>18.100 <text:s/>0 <text:s/>0.7130 <text:s/>6.3170 <text:s/>83.00 <text:s/>2.7344 <text:s/>24 <text:s/>666.0 <text:s/>20.20 396.90 <text:s/>13.99 <text:s/>19.50</text:p>
      <text:p text:style-name="Preformatted_20_Text"><text:s/>5.82115 <text:s text:c="2"/>0.00 <text:s/>18.100 <text:s/>0 <text:s/>0.7130 <text:s/>6.5130 <text:s/>89.90 <text:s/>2.8016 <text:s/>24 <text:s/>666.0 <text:s/>20.20 393.82 <text:s/>10.29 <text:s/>20.20</text:p>
      <text:p text:style-name="Preformatted_20_Text"><text:s/>7.83932 <text:s text:c="2"/>0.00 <text:s/>18.100 <text:s/>0 <text:s/>0.6550 <text:s/>6.2090 <text:s/>65.40 <text:s/>2.9634 <text:s/>24 <text:s/>666.0 <text:s/>20.20 396.90 <text:s/>13.22 <text:s/>21.40</text:p>
      <text:p text:style-name="Preformatted_20_Text"><text:s/>3.16360 <text:s text:c="2"/>0.00 <text:s/>18.100 <text:s/>0 <text:s/>0.6550 <text:s/>5.7590 <text:s/>48.20 <text:s/>3.0665 <text:s/>24 <text:s/>666.0 <text:s/>20.20 334.40 <text:s/>14.13 <text:s/>19.90</text:p>
      <text:p text:style-name="Preformatted_20_Text"><text:s/>3.77498 <text:s text:c="2"/>0.00 <text:s/>18.100 <text:s/>0 <text:s/>0.6550 <text:s/>5.9520 <text:s/>84.70 <text:s/>2.8715 <text:s/>24 <text:s/>666.0 <text:s/>20.20 <text:s/>22.01 <text:s/>17.15 <text:s/>19.00</text:p>
      <text:p text:style-name="Preformatted_20_Text"><text:s/>4.42228 <text:s text:c="2"/>0.00 <text:s/>18.100 <text:s/>0 <text:s/>0.5840 <text:s/>6.0030 <text:s/>94.50 <text:s/>2.5403 <text:s/>24 <text:s/>666.0 <text:s/>20.20 331.29 <text:s/>21.32 <text:s/>19.10</text:p>
      <text:p text:style-name="Preformatted_20_Text">15.57570 <text:s text:c="2"/>0.00 <text:s/>18.100 <text:s/>0 <text:s/>0.5800 <text:s/>5.9260 <text:s/>71.00 <text:s/>2.9084 <text:s/>24 <text:s/>666.0 <text:s/>20.20 368.74 <text:s/>18.13 <text:s/>19.10</text:p>
      <text:p text:style-name="Preformatted_20_Text">13.07510 <text:s text:c="2"/>0.00 <text:s/>18.100 <text:s/>0 <text:s/>0.5800 <text:s/>5.7130 <text:s/>56.70 <text:s/>2.8237 <text:s/>24 <text:s/>666.0 <text:s/>20.20 396.90 <text:s/>14.76 <text:s/>20.10</text:p>
      <text:p text:style-name="Preformatted_20_Text"><text:s/>4.34879 <text:s text:c="2"/>0.00 <text:s/>18.100 <text:s/>0 <text:s/>0.5800 <text:s/>6.1670 <text:s/>84.00 <text:s/>3.0334 <text:s/>24 <text:s/>666.0 <text:s/>20.20 396.90 <text:s/>16.29 <text:s/>19.90</text:p>
      <text:p text:style-name="Preformatted_20_Text"><text:s/>4.03841 <text:s text:c="2"/>0.00 <text:s/>18.100 <text:s/>0 <text:s/>0.5320 <text:s/>6.2290 <text:s/>90.70 <text:s/>3.0993 <text:s/>24 <text:s/>666.0 <text:s/>20.20 395.33 <text:s/>12.87 <text:s/>19.60</text:p>
      <text:p text:style-name="Preformatted_20_Text"><text:s/>3.56868 <text:s text:c="2"/>0.00 <text:s/>18.100 <text:s/>0 <text:s/>0.5800 <text:s/>6.4370 <text:s/>75.00 <text:s/>2.8965 <text:s/>24 <text:s/>666.0 <text:s/>20.20 393.37 <text:s/>14.36 <text:s/>23.20</text:p>
      <text:p text:style-name="Preformatted_20_Text"><text:s/>4.64689 <text:s text:c="2"/>0.00 <text:s/>18.100 <text:s/>0 <text:s/>0.6140 <text:s/>6.9800 <text:s/>67.60 <text:s/>2.5329 <text:s/>24 <text:s/>666.0 <text:s/>20.20 374.68 <text:s/>11.66 <text:s/>29.80</text:p>
      <text:p text:style-name="Preformatted_20_Text"><text:s/>8.05579 <text:s text:c="2"/>0.00 <text:s/>18.100 <text:s/>0 <text:s/>0.5840 <text:s/>5.4270 <text:s/>95.40 <text:s/>2.4298 <text:s/>24 <text:s/>666.0 <text:s/>20.20 352.58 <text:s/>18.14 <text:s/>13.80</text:p>
      <text:p text:style-name="Preformatted_20_Text"><text:s/>6.39312 <text:s text:c="2"/>0.00 <text:s/>18.100 <text:s/>0 <text:s/>0.5840 <text:s/>6.1620 <text:s/>97.40 <text:s/>2.2060 <text:s/>24 <text:s/>666.0 <text:s/>20.20 302.76 <text:s/>24.10 <text:s/>13.30</text:p>
      <text:p text:style-name="Preformatted_20_Text"><text:s/>4.87141 <text:s text:c="2"/>0.00 <text:s/>18.100 <text:s/>0 <text:s/>0.6140 <text:s/>6.4840 <text:s/>93.60 <text:s/>2.3053 <text:s/>24 <text:s/>666.0 <text:s/>20.20 396.21 <text:s/>18.68 <text:s/>16.70</text:p>
      <text:p text:style-name="Preformatted_20_Text">15.02340 <text:s text:c="2"/>0.00 <text:s/>18.100 <text:s/>0 <text:s/>0.6140 <text:s/>5.3040 <text:s/>97.30 <text:s/>2.1007 <text:s/>24 <text:s/>666.0 <text:s/>20.20 349.48 <text:s/>24.91 <text:s/>12.00</text:p>
      <text:p text:style-name="Preformatted_20_Text">10.23300 <text:s text:c="2"/>0.00 <text:s/>18.100 <text:s/>0 <text:s/>0.6140 <text:s/>6.1850 <text:s/>96.70 <text:s/>2.1705 <text:s/>24 <text:s/>666.0 <text:s/>20.20 379.70 <text:s/>18.03 <text:s/>14.60</text:p>
      <text:p text:style-name="Preformatted_20_Text">14.33370 <text:s text:c="2"/>0.00 <text:s/>18.100 <text:s/>0 <text:s/>0.6140 <text:s/>6.2290 <text:s/>88.00 <text:s/>1.9512 <text:s/>24 <text:s/>666.0 <text:s/>20.20 383.32 <text:s/>13.11 <text:s/>21.40</text:p>
      <text:p text:style-name="Preformatted_20_Text"><text:soft-page-break/><text:s/>5.82401 <text:s text:c="2"/>0.00 <text:s/>18.100 <text:s/>0 <text:s/>0.5320 <text:s/>6.2420 <text:s/>64.70 <text:s/>3.4242 <text:s/>24 <text:s/>666.0 <text:s/>20.20 396.90 <text:s/>10.74 <text:s/>23.00</text:p>
      <text:p text:style-name="Preformatted_20_Text"><text:s/>5.70818 <text:s text:c="2"/>0.00 <text:s/>18.100 <text:s/>0 <text:s/>0.5320 <text:s/>6.7500 <text:s/>74.90 <text:s/>3.3317 <text:s/>24 <text:s/>666.0 <text:s/>20.20 393.07 <text:s text:c="2"/>7.74 <text:s/>23.70</text:p>
      <text:p text:style-name="Preformatted_20_Text"><text:s/>5.73116 <text:s text:c="2"/>0.00 <text:s/>18.100 <text:s/>0 <text:s/>0.5320 <text:s/>7.0610 <text:s/>77.00 <text:s/>3.4106 <text:s/>24 <text:s/>666.0 <text:s/>20.20 395.28 <text:s text:c="2"/>7.01 <text:s/>25.00</text:p>
      <text:p text:style-name="Preformatted_20_Text"><text:s/>2.81838 <text:s text:c="2"/>0.00 <text:s/>18.100 <text:s/>0 <text:s/>0.5320 <text:s/>5.7620 <text:s/>40.30 <text:s/>4.0983 <text:s/>24 <text:s/>666.0 <text:s/>20.20 392.92 <text:s/>10.42 <text:s/>21.80</text:p>
      <text:p text:style-name="Preformatted_20_Text"><text:s/>2.37857 <text:s text:c="2"/>0.00 <text:s/>18.100 <text:s/>0 <text:s/>0.5830 <text:s/>5.8710 <text:s/>41.90 <text:s/>3.7240 <text:s/>24 <text:s/>666.0 <text:s/>20.20 370.73 <text:s/>13.34 <text:s/>20.60</text:p>
      <text:p text:style-name="Preformatted_20_Text"><text:s/>3.67367 <text:s text:c="2"/>0.00 <text:s/>18.100 <text:s/>0 <text:s/>0.5830 <text:s/>6.3120 <text:s/>51.90 <text:s/>3.9917 <text:s/>24 <text:s/>666.0 <text:s/>20.20 388.62 <text:s/>10.58 <text:s/>21.20</text:p>
      <text:p text:style-name="Preformatted_20_Text"><text:s/>5.69175 <text:s text:c="2"/>0.00 <text:s/>18.100 <text:s/>0 <text:s/>0.5830 <text:s/>6.1140 <text:s/>79.80 <text:s/>3.5459 <text:s/>24 <text:s/>666.0 <text:s/>20.20 392.68 <text:s/>14.98 <text:s/>19.10</text:p>
      <text:p text:style-name="Preformatted_20_Text"><text:s/>4.83567 <text:s text:c="2"/>0.00 <text:s/>18.100 <text:s/>0 <text:s/>0.5830 <text:s/>5.9050 <text:s/>53.20 <text:s/>3.1523 <text:s/>24 <text:s/>666.0 <text:s/>20.20 388.22 <text:s/>11.45 <text:s/>20.60</text:p>
      <text:p text:style-name="Preformatted_20_Text"><text:s/>0.15086 <text:s text:c="2"/>0.00 <text:s/>27.740 <text:s/>0 <text:s/>0.6090 <text:s/>5.4540 <text:s/>92.70 <text:s/>1.8209 <text:s text:c="2"/>4 <text:s/>711.0 <text:s/>20.10 395.09 <text:s/>18.06 <text:s/>15.20</text:p>
      <text:p text:style-name="Preformatted_20_Text"><text:s/>0.18337 <text:s text:c="2"/>0.00 <text:s/>27.740 <text:s/>0 <text:s/>0.6090 <text:s/>5.4140 <text:s/>98.30 <text:s/>1.7554 <text:s text:c="2"/>4 <text:s/>711.0 <text:s/>20.10 344.05 <text:s/>23.97 <text:s text:c="2"/>7.00</text:p>
      <text:p text:style-name="Preformatted_20_Text"><text:s/>0.20746 <text:s text:c="2"/>0.00 <text:s/>27.740 <text:s/>0 <text:s/>0.6090 <text:s/>5.0930 <text:s/>98.00 <text:s/>1.8226 <text:s text:c="2"/>4 <text:s/>711.0 <text:s/>20.10 318.43 <text:s/>29.68 <text:s text:c="2"/>8.10</text:p>
      <text:p text:style-name="Preformatted_20_Text"><text:s/>0.10574 <text:s text:c="2"/>0.00 <text:s/>27.740 <text:s/>0 <text:s/>0.6090 <text:s/>5.9830 <text:s/>98.80 <text:s/>1.8681 <text:s text:c="2"/>4 <text:s/>711.0 <text:s/>20.10 390.11 <text:s/>18.07 <text:s/>13.60</text:p>
      <text:p text:style-name="Preformatted_20_Text"><text:s/>0.11132 <text:s text:c="2"/>0.00 <text:s/>27.740 <text:s/>0 <text:s/>0.6090 <text:s/>5.9830 <text:s/>83.50 <text:s/>2.1099 <text:s text:c="2"/>4 <text:s/>711.0 <text:s/>20.10 396.90 <text:s/>13.35 <text:s/>20.10</text:p>
      <text:p text:style-name="Preformatted_20_Text"><text:s/>0.17331 <text:s text:c="2"/>0.00 <text:s text:c="2"/>9.690 <text:s/>0 <text:s/>0.5850 <text:s/>5.7070 <text:s/>54.00 <text:s/>2.3817 <text:s text:c="2"/>6 <text:s/>391.0 <text:s/>19.20 396.90 <text:s/>12.01 <text:s/>21.80</text:p>
      <text:p text:style-name="Preformatted_20_Text"><text:s/>0.27957 <text:s text:c="2"/>0.00 <text:s text:c="2"/>9.690 <text:s/>0 <text:s/>0.5850 <text:s/>5.9260 <text:s/>42.60 <text:s/>2.3817 <text:s text:c="2"/>6 <text:s/>391.0 <text:s/>19.20 396.90 <text:s/>13.59 <text:s/>24.50</text:p>
      <text:p text:style-name="Preformatted_20_Text"><text:s/>0.17899 <text:s text:c="2"/>0.00 <text:s text:c="2"/>9.690 <text:s/>0 <text:s/>0.5850 <text:s/>5.6700 <text:s/>28.80 <text:s/>2.7986 <text:s text:c="2"/>6 <text:s/>391.0 <text:s/>19.20 393.29 <text:s/>17.60 <text:s/>23.10</text:p>
      <text:p text:style-name="Preformatted_20_Text"><text:s/>0.28960 <text:s text:c="2"/>0.00 <text:s text:c="2"/>9.690 <text:s/>0 <text:s/>0.5850 <text:s/>5.3900 <text:s/>72.90 <text:s/>2.7986 <text:s text:c="2"/>6 <text:s/>391.0 <text:s/>19.20 396.90 <text:s/>21.14 <text:s/>19.70</text:p>
      <text:p text:style-name="Preformatted_20_Text"><text:s/>0.26838 <text:s text:c="2"/>0.00 <text:s text:c="2"/>9.690 <text:s/>0 <text:s/>0.5850 <text:s/>5.7940 <text:s/>70.60 <text:s/>2.8927 <text:s text:c="2"/>6 <text:s/>391.0 <text:s/>19.20 396.90 <text:s/>14.10 <text:s/>18.30</text:p>
      <text:p text:style-name="Preformatted_20_Text"><text:s/>0.23912 <text:s text:c="2"/>0.00 <text:s text:c="2"/>9.690 <text:s/>0 <text:s/>0.5850 <text:s/>6.0190 <text:s/>65.30 <text:s/>2.4091 <text:s text:c="2"/>6 <text:s/>391.0 <text:s/>19.20 396.90 <text:s/>12.92 <text:s/>21.20</text:p>
      <text:p text:style-name="Preformatted_20_Text"><text:s/>0.17783 <text:s text:c="2"/>0.00 <text:s text:c="2"/>9.690 <text:s/>0 <text:s/>0.5850 <text:s/>5.5690 <text:s/>73.50 <text:s/>2.3999 <text:s text:c="2"/>6 <text:s/>391.0 <text:s/>19.20 395.77 <text:s/>15.10 <text:s/>17.50</text:p>
      <text:p text:style-name="Preformatted_20_Text"><text:s/>0.22438 <text:s text:c="2"/>0.00 <text:s text:c="2"/>9.690 <text:s/>0 <text:s/>0.5850 <text:s/>6.0270 <text:s/>79.70 <text:s/>2.4982 <text:s text:c="2"/>6 <text:s/>391.0 <text:s/>19.20 396.90 <text:s/>14.33 <text:s/>16.80</text:p>
      <text:p text:style-name="Preformatted_20_Text"><text:s/>0.06263 <text:s text:c="2"/>0.00 <text:s/>11.930 <text:s/>0 <text:s/>0.5730 <text:s/>6.5930 <text:s/>69.10 <text:s/>2.4786 <text:s text:c="2"/>1 <text:s/>273.0 <text:s/>21.00 391.99 <text:s text:c="2"/>9.67 <text:s/>22.40</text:p>
      <text:p text:style-name="Preformatted_20_Text"><text:s/>0.04527 <text:s text:c="2"/>0.00 <text:s/>11.930 <text:s/>0 <text:s/>0.5730 <text:s/>6.1200 <text:s/>76.70 <text:s/>2.2875 <text:s text:c="2"/>1 <text:s/>273.0 <text:s/>21.00 396.90 <text:s text:c="2"/>9.08 <text:s/>20.60</text:p>
      <text:p text:style-name="Preformatted_20_Text"><text:s/>0.06076 <text:s text:c="2"/>0.00 <text:s/>11.930 <text:s/>0 <text:s/>0.5730 <text:s/>6.9760 <text:s/>91.00 <text:s/>2.1675 <text:s text:c="2"/>1 <text:s/>273.0 <text:s/>21.00 396.90 <text:s text:c="2"/>5.64 <text:s/>23.90</text:p>
      <text:p text:style-name="Preformatted_20_Text"><text:s/>0.10959 <text:s text:c="2"/>0.00 <text:s/>11.930 <text:s/>0 <text:s/>0.5730 <text:s/>6.7940 <text:s/>89.30 <text:s/>2.3889 <text:s text:c="2"/>1 <text:s/>273.0 <text:s/>21.00 393.45 <text:s text:c="2"/>6.48 <text:s/>22.00</text:p>
      <text:p text:style-name="P1"><text:s/>0.04741 <text:s text:c="2"/>0.00 <text:s/>11.930 <text:s/>0 <text:s/>0.5730 <text:s/>6.0300 <text:s/>80.80 <text:s/>2.5050 <text:s text:c="2"/>1 <text:s/>273.0 <text:s/>21.00 396.90 <text:s text:c="2"/>7.88 <text:s/>11.9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3:36:40.047854607</meta:creation-date>
    <dc:date>2017-03-27T14:00:32.703833448</dc:date>
    <meta:editing-duration>PT13M42S</meta:editing-duration>
    <meta:editing-cycles>1</meta:editing-cycles>
    <meta:document-statistic meta:table-count="0" meta:image-count="0" meta:object-count="0" meta:page-count="16" meta:paragraph-count="506" meta:word-count="7084" meta:character-count="48576" meta:non-whitespace-character-count="34212"/>
    <meta:generator>LibreOffice/5.1.6.2$Linux_X86_64 LibreOffice_project/10m0$Build-2</meta:generator>
  </office:meta>
</office:document-meta>
</file>